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mbol" svg:font-family="Symbol"/>
    <style:font-face style:name="TimesNewRomanPS-ItalicMT" svg:font-family="TimesNewRomanPS-ItalicMT, 'Arial Unicode MS'"/>
    <style:font-face style:name="TimesNewRomanPSMT" svg:font-family="TimesNewRomanPSMT, 'Arial Unicode MS'"/>
    <style:font-face style:name="Courier-Bold" svg:font-family="Courier-Bold" style:font-family-generic="modern"/>
    <style:font-face style:name="Courier-Oblique" svg:font-family="Courier-Oblique" style:font-family-generic="modern"/>
    <style:font-face style:name="ＭＳ ゴシック" svg:font-family="'ＭＳ ゴシック', 'MS Gothic'" style:font-family-generic="modern"/>
    <style:font-face style:name="MJOKGL+TimesNewRoman,Bold" svg:font-family="'MJOKGL+TimesNewRoman,Bold'" style:font-family-generic="roman"/>
    <style:font-face style:name="MJOKKL+TimesNewRoman" svg:font-family="MJOKKL+TimesNewRoman" style:font-family-generic="roma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ＭＳ 明朝" svg:font-family="'ＭＳ 明朝', 'MS Mincho'" style:font-family-generic="roman"/>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9" style:family="table">
      <style:table-properties style:width="15cm" table:align="margins" style:writing-mode="lr-tb"/>
    </style:style>
    <style:style style:name="表9.A" style:family="table-column">
      <style:table-column-properties style:column-width="5.001cm" style:rel-column-width="21845*"/>
    </style:style>
    <style:style style:name="表9.A1" style:family="table-cell">
      <style:table-cell-properties fo:padding="0.097cm" fo:border-left="0.05pt solid #000000" fo:border-right="none" fo:border-top="0.05pt solid #000000" fo:border-bottom="0.05pt solid #000000"/>
    </style:style>
    <style:style style:name="表9.C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C2" style:family="table-cell">
      <style:table-cell-properties fo:padding="0.097cm" fo:border-left="0.05pt solid #000000" fo:border-right="0.05pt solid #000000" fo:border-top="none" fo:border-bottom="0.05pt solid #000000"/>
    </style:style>
    <style:style style:name="表10" style:family="table">
      <style:table-properties style:width="15cm" table:align="margins" style:writing-mode="lr-tb"/>
    </style:style>
    <style:style style:name="表10.A" style:family="table-column">
      <style:table-column-properties style:column-width="7.5cm" style:rel-column-width="32767*"/>
    </style:style>
    <style:style style:name="表10.A1" style:family="table-cell">
      <style:table-cell-properties fo:padding="0.097cm" fo:border-left="0.05pt solid #000000" fo:border-right="none" fo:border-top="0.05pt solid #000000" fo:border-bottom="0.05pt solid #000000"/>
    </style:style>
    <style:style style:name="表10.B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0.05pt solid #000000" fo:border-top="none" fo:border-bottom="0.05pt solid #000000"/>
    </style:style>
    <style:style style:name="表11" style:family="table">
      <style:table-properties style:width="15cm" table:align="margins" style:writing-mode="lr-tb"/>
    </style:style>
    <style:style style:name="表11.A" style:family="table-column">
      <style:table-column-properties style:column-width="7.5cm" style:rel-column-width="32767*"/>
    </style:style>
    <style:style style:name="表11.A1" style:family="table-cell">
      <style:table-cell-properties fo:padding="0.097cm" fo:border-left="0.05pt solid #000000" fo:border-right="none" fo:border-top="0.05pt solid #000000" fo:border-bottom="0.05pt solid #000000"/>
    </style:style>
    <style:style style:name="表11.B1" style:family="table-cell">
      <style:table-cell-properties fo:padding="0.097cm" fo:border="0.05pt solid #000000"/>
    </style:style>
    <style:style style:name="表12" style:family="table">
      <style:table-properties style:width="15cm" table:align="margins" style:writing-mode="lr-tb"/>
    </style:style>
    <style:style style:name="表12.A" style:family="table-column">
      <style:table-column-properties style:column-width="7.5cm" style:rel-column-width="32767*"/>
    </style:style>
    <style:style style:name="表12.A1" style:family="table-cell">
      <style:table-cell-properties fo:padding="0.097cm" fo:border-left="0.05pt solid #000000" fo:border-right="none" fo:border-top="0.05pt solid #000000" fo:border-bottom="0.05pt solid #000000"/>
    </style:style>
    <style:style style:name="表12.B1" style:family="table-cell">
      <style:table-cell-properties fo:padding="0.097cm" fo:border="0.05pt solid #000000"/>
    </style:style>
    <style:style style:name="表12.A2" style:family="table-cell">
      <style:table-cell-properties fo:padding="0.097cm" fo:border-left="0.05pt solid #000000" fo:border-right="none" fo:border-top="none" fo:border-bottom="0.05pt solid #000000"/>
    </style:style>
    <style:style style:name="表12.B2" style:family="table-cell">
      <style:table-cell-properties fo:padding="0.097cm" fo:border-left="0.05pt solid #000000" fo:border-right="0.05pt solid #000000" fo:border-top="none" fo:border-bottom="0.05pt solid #000000"/>
    </style:style>
    <style:style style:name="表13" style:family="table">
      <style:table-properties style:width="15cm" table:align="margins" style:writing-mode="lr-tb"/>
    </style:style>
    <style:style style:name="表13.A" style:family="table-column">
      <style:table-column-properties style:column-width="7.5cm" style:rel-column-width="32767*"/>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paragraph-properties fo:text-align="center" style:justify-single-word="false"/>
      <style:text-properties fo:font-size="12pt" fo:font-weight="bold" style:letter-kerning="true" style:font-size-asian="12pt" style:language-asian="zh" style:country-asian="CN" style:font-weight-asian="bold"/>
    </style:style>
    <style:style style:name="P3" style:family="paragraph" style:parent-style-name="Standard">
      <style:text-properties style:font-name-asian="SimSun"/>
    </style:style>
    <style:style style:name="P4" style:family="paragraph" style:parent-style-name="Standard">
      <style:text-properties style:font-name-asian="SimSun" style:language-asian="zh" style:country-asian="CN"/>
    </style:style>
    <style:style style:name="P5" style:family="paragraph" style:parent-style-name="Standard">
      <style:text-properties style:font-name-asian="SimSun" style:language-asian="zh" style:country-asian="CN" style:font-size-complex="10.5pt"/>
    </style:style>
    <style:style style:name="P6" style:family="paragraph" style:parent-style-name="Standard">
      <style:paragraph-properties fo:text-align="end" style:justify-single-word="false"/>
      <style:text-properties style:font-name-asian="SimSun" style:language-asian="zh" style:country-asian="CN" style:font-size-complex="10.5pt"/>
    </style:style>
    <style:style style:name="P7" style:family="paragraph" style:parent-style-name="Standard">
      <style:paragraph-properties fo:text-align="start" style:justify-single-word="false"/>
      <style:text-properties style:font-name-asian="SimSun" style:language-asian="zh" style:country-asian="CN" style:font-size-complex="10.5pt"/>
    </style:style>
    <style:style style:name="P8" style:family="paragraph" style:parent-style-name="Standard">
      <style:text-properties officeooo:paragraph-rsid="000df81d" style:font-name-asian="SimSun" style:language-asian="zh" style:country-asian="CN"/>
    </style:style>
    <style:style style:name="P9" style:family="paragraph" style:parent-style-name="Standard">
      <style:text-properties officeooo:rsid="002690fd" officeooo:paragraph-rsid="002690fd" style:font-name-asian="SimSun" style:language-asian="zh" style:country-asian="CN"/>
    </style:style>
    <style:style style:name="P10" style:family="paragraph" style:parent-style-name="Standard">
      <style:text-properties officeooo:paragraph-rsid="000e96e9" style:font-name-asian="SimSun"/>
    </style:style>
    <style:style style:name="P11" style:family="paragraph" style:parent-style-name="Standard">
      <style:text-properties officeooo:paragraph-rsid="000f890a" style:font-name-asian="SimSun"/>
    </style:style>
    <style:style style:name="P12" style:family="paragraph" style:parent-style-name="Standard">
      <style:text-properties officeooo:paragraph-rsid="000fbe33" style:font-name-asian="SimSun"/>
    </style:style>
    <style:style style:name="P13" style:family="paragraph" style:parent-style-name="Standard">
      <style:text-properties officeooo:paragraph-rsid="0010ea7d" style:font-name-asian="SimSun"/>
    </style:style>
    <style:style style:name="P14" style:family="paragraph" style:parent-style-name="Standard">
      <style:text-properties officeooo:paragraph-rsid="0011e787" style:font-name-asian="SimSun"/>
    </style:style>
    <style:style style:name="P15" style:family="paragraph" style:parent-style-name="Standard">
      <style:text-properties officeooo:paragraph-rsid="0016cff2" style:font-name-asian="SimSun"/>
    </style:style>
    <style:style style:name="P16" style:family="paragraph" style:parent-style-name="Standard">
      <style:text-properties officeooo:paragraph-rsid="001979d5" style:font-name-asian="SimSun"/>
    </style:style>
    <style:style style:name="P17" style:family="paragraph" style:parent-style-name="Standard">
      <style:text-properties officeooo:paragraph-rsid="001993c7" style:font-name-asian="SimSun"/>
    </style:style>
    <style:style style:name="P18" style:family="paragraph" style:parent-style-name="Standard">
      <style:text-properties officeooo:paragraph-rsid="001b79f4" style:font-name-asian="SimSun"/>
    </style:style>
    <style:style style:name="P19" style:family="paragraph" style:parent-style-name="Standard">
      <style:text-properties officeooo:paragraph-rsid="001c36d1" style:font-name-asian="SimSun"/>
    </style:style>
    <style:style style:name="P20" style:family="paragraph" style:parent-style-name="Standard">
      <style:text-properties officeooo:paragraph-rsid="001d933c" style:font-name-asian="SimSun"/>
    </style:style>
    <style:style style:name="P21" style:family="paragraph" style:parent-style-name="Standard">
      <style:text-properties officeooo:paragraph-rsid="001e9e40" style:font-name-asian="SimSun"/>
    </style:style>
    <style:style style:name="P22" style:family="paragraph" style:parent-style-name="Standard">
      <style:text-properties officeooo:paragraph-rsid="001f107b" style:font-name-asian="SimSun"/>
    </style:style>
    <style:style style:name="P23" style:family="paragraph" style:parent-style-name="Standard">
      <style:text-properties officeooo:paragraph-rsid="001fdc6a" style:font-name-asian="SimSun"/>
    </style:style>
    <style:style style:name="P24" style:family="paragraph" style:parent-style-name="Standard">
      <style:text-properties officeooo:paragraph-rsid="002bcd1e" style:font-name-asian="SimSun"/>
    </style:style>
    <style:style style:name="P25" style:family="paragraph" style:parent-style-name="Standard">
      <style:text-properties officeooo:paragraph-rsid="002d6c6c" style:font-name-asian="SimSun"/>
    </style:style>
    <style:style style:name="P26" style:family="paragraph" style:parent-style-name="Standard">
      <style:text-properties officeooo:paragraph-rsid="002f221a" style:font-name-asian="SimSun"/>
    </style:style>
    <style:style style:name="P27" style:family="paragraph" style:parent-style-name="Standard">
      <style:text-properties officeooo:paragraph-rsid="002f6195" style:font-name-asian="SimSun"/>
    </style:style>
    <style:style style:name="P28" style:family="paragraph" style:parent-style-name="Standard">
      <style:text-properties officeooo:paragraph-rsid="0030eeca" style:font-name-asian="SimSun"/>
    </style:style>
    <style:style style:name="P29" style:family="paragraph" style:parent-style-name="Standard">
      <style:text-properties officeooo:paragraph-rsid="003473e9" style:font-name-asian="SimSun"/>
    </style:style>
    <style:style style:name="P30" style:family="paragraph" style:parent-style-name="Standard">
      <style:text-properties officeooo:paragraph-rsid="00377e76" style:font-name-asian="SimSun"/>
    </style:style>
    <style:style style:name="P31" style:family="paragraph" style:parent-style-name="Standard">
      <style:text-properties officeooo:paragraph-rsid="003a1440" style:font-name-asian="SimSun"/>
    </style:style>
    <style:style style:name="P32" style:family="paragraph" style:parent-style-name="Standard">
      <style:text-properties officeooo:paragraph-rsid="003ba93f" style:font-name-asian="SimSun"/>
    </style:style>
    <style:style style:name="P33" style:family="paragraph" style:parent-style-name="Standard">
      <style:text-properties officeooo:paragraph-rsid="003c7e32" style:font-name-asian="SimSun"/>
    </style:style>
    <style:style style:name="P34" style:family="paragraph" style:parent-style-name="Standard">
      <style:text-properties officeooo:paragraph-rsid="003e47ef" style:font-name-asian="SimSun"/>
    </style:style>
    <style:style style:name="P35" style:family="paragraph" style:parent-style-name="Standard">
      <style:text-properties officeooo:paragraph-rsid="00424c18" style:font-name-asian="SimSun"/>
    </style:style>
    <style:style style:name="P36" style:family="paragraph" style:parent-style-name="Standard">
      <style:text-properties officeooo:paragraph-rsid="0043a6f0" style:font-name-asian="SimSun"/>
    </style:style>
    <style:style style:name="P37" style:family="paragraph" style:parent-style-name="Standard">
      <style:text-properties officeooo:paragraph-rsid="0043c485" style:font-name-asian="SimSun"/>
    </style:style>
    <style:style style:name="P38" style:family="paragraph" style:parent-style-name="Standard">
      <style:text-properties officeooo:paragraph-rsid="004436da" style:font-name-asian="SimSun"/>
    </style:style>
    <style:style style:name="P39" style:family="paragraph" style:parent-style-name="Standard">
      <style:text-properties officeooo:paragraph-rsid="00461571" style:font-name-asian="SimSun"/>
    </style:style>
    <style:style style:name="P40" style:family="paragraph" style:parent-style-name="Standard">
      <style:text-properties officeooo:paragraph-rsid="004b652f" style:font-name-asian="SimSun"/>
    </style:style>
    <style:style style:name="P41" style:family="paragraph" style:parent-style-name="Standard">
      <style:text-properties officeooo:paragraph-rsid="004b9b69" style:font-name-asian="SimSun"/>
    </style:style>
    <style:style style:name="P42" style:family="paragraph" style:parent-style-name="Standard">
      <style:text-properties officeooo:paragraph-rsid="0055169c" style:font-name-asian="SimSun"/>
    </style:style>
    <style:style style:name="P43" style:family="paragraph" style:parent-style-name="Standard">
      <style:text-properties officeooo:paragraph-rsid="0057591c" style:font-name-asian="SimSun"/>
    </style:style>
    <style:style style:name="P44" style:family="paragraph" style:parent-style-name="Standard">
      <style:text-properties officeooo:paragraph-rsid="005cae5b" style:font-name-asian="SimSun"/>
    </style:style>
    <style:style style:name="P45" style:family="paragraph" style:parent-style-name="Standard">
      <style:text-properties officeooo:paragraph-rsid="005d7f23" style:font-name-asian="SimSun"/>
    </style:style>
    <style:style style:name="P46" style:family="paragraph" style:parent-style-name="Standard">
      <style:text-properties style:letter-kerning="true" style:font-name-asian="SimSun" style:language-asian="zh" style:country-asian="CN"/>
    </style:style>
    <style:style style:name="P47" style:family="paragraph" style:parent-style-name="Standard">
      <style:text-properties style:letter-kerning="true" style:language-asian="zh" style:country-asian="CN"/>
    </style:style>
    <style:style style:name="P48" style:family="paragraph" style:parent-style-name="Standard">
      <style:text-properties fo:font-size="10pt" style:font-name-asian="TimesNewRoman" style:font-size-asian="10pt" style:language-asian="zh" style:country-asian="CN" style:font-size-complex="10pt"/>
    </style:style>
    <style:style style:name="P49" style:family="paragraph" style:parent-style-name="Standard">
      <style:text-properties fo:font-size="10pt" style:font-name-asian="TimesNewRoman" style:font-size-asian="10pt" style:font-size-complex="10pt"/>
    </style:style>
    <style:style style:name="P50" style:family="paragraph" style:parent-style-name="Standard">
      <style:text-properties fo:font-size="10pt" style:font-name-asian="MJOKKL+TimesNewRoman" style:font-size-asian="10pt" style:language-asian="zh" style:country-asian="CN" style:font-size-complex="10pt"/>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9pt" style:font-name-asian="SimSun" style:font-size-asian="9pt" style:language-asian="zh" style:country-asian="CN" style:font-size-complex="9pt"/>
    </style:style>
    <style:style style:name="P53" style:family="paragraph" style:parent-style-name="Standard">
      <style:text-properties fo:font-size="9pt" officeooo:rsid="00097f74" style:font-name-asian="SimSun" style:font-size-asian="9pt" style:language-asian="zh" style:country-asian="CN" style:font-size-complex="9pt"/>
    </style:style>
    <style:style style:name="P54" style:family="paragraph" style:parent-style-name="Standard">
      <style:text-properties fo:font-size="9pt" style:font-name-asian="SimSun" style:font-size-asian="9pt" style:font-size-complex="9pt"/>
    </style:style>
    <style:style style:name="P55" style:family="paragraph" style:parent-style-name="Standard">
      <style:text-properties fo:font-size="9pt" style:font-name-asian="TimesNewRoman" style:font-size-asian="9pt" style:language-asian="zh" style:country-asian="CN" style:font-size-complex="9pt"/>
    </style:style>
    <style:style style:name="P56" style:family="paragraph" style:parent-style-name="Standard">
      <style:paragraph-properties style:text-autospace="none"/>
      <style:text-properties fo:font-size="9pt" style:font-name-asian="TimesNewRoman" style:font-size-asian="9pt" style:language-asian="zh" style:country-asian="CN" style:font-size-complex="9pt"/>
    </style:style>
    <style:style style:name="P57" style:family="paragraph" style:parent-style-name="Standard">
      <style:text-properties fo:font-size="9pt" style:font-name-asian="TimesNewRoman" style:font-size-asian="9pt" style:font-size-complex="9pt"/>
    </style:style>
    <style:style style:name="P58" style:family="paragraph" style:parent-style-name="Standard">
      <style:text-properties fo:font-size="9pt" style:font-name-asian="MJOKKL+TimesNewRoman" style:font-size-asian="9pt" style:language-asian="zh" style:country-asian="CN" style:font-size-complex="9pt"/>
    </style:style>
    <style:style style:name="P59" style:family="paragraph" style:parent-style-name="Standard">
      <style:text-properties fo:font-size="9pt" style:letter-kerning="true" style:font-name-asian="SimSun" style:font-size-asian="9pt" style:language-asian="zh" style:country-asian="CN" style:font-size-complex="9pt"/>
    </style:style>
    <style:style style:name="P60" style:family="paragraph" style:parent-style-name="Standard">
      <style:paragraph-properties fo:text-align="start" style:justify-single-word="false" style:text-autospace="none"/>
      <style:text-properties fo:font-size="9pt" style:letter-kerning="true" style:font-name-asian="SimSun" style:font-size-asian="9pt" style:language-asian="zh" style:country-asian="CN" style:font-size-complex="9pt"/>
    </style:style>
    <style:style style:name="P61" style:family="paragraph" style:parent-style-name="Standard">
      <style:paragraph-properties fo:text-align="start" style:justify-single-word="false" style:text-autospace="none"/>
      <style:text-properties fo:color="#ff0000" style:font-name="TimesNewRomanPSMT" fo:font-size="10pt" style:letter-kerning="true" style:font-name-asian="SimSun" style:font-size-asian="10pt" style:language-asian="zh" style:country-asian="CN" style:font-name-complex="TimesNewRomanPSMT" style:font-size-complex="10pt"/>
    </style:style>
    <style:style style:name="P62" style:family="paragraph" style:parent-style-name="Standard">
      <style:text-properties fo:color="#ff0000" style:font-name="TimesNewRoman" fo:font-size="9pt" style:font-name-asian="TimesNewRoman" style:font-size-asian="9pt" style:language-asian="zh" style:country-asian="CN" style:font-name-complex="TimesNewRoman" style:font-size-complex="9pt"/>
    </style:style>
    <style:style style:name="P63" style:family="paragraph" style:parent-style-name="Standard">
      <style:paragraph-properties style:text-autospace="none"/>
      <style:text-properties fo:color="#ff0000" style:font-name="TimesNewRoman" fo:font-size="9pt" style:font-name-asian="TimesNewRoman" style:font-size-asian="9pt" style:font-name-complex="TimesNewRoman" style:font-size-complex="9pt"/>
    </style:style>
    <style:style style:name="P64" style:family="paragraph" style:parent-style-name="Standard">
      <style:paragraph-properties fo:text-align="start" style:justify-single-word="false" style:text-autospace="none"/>
      <style:text-properties fo:color="#ff0000" style:font-name="TimesNewRoman" fo:font-size="9pt" style:letter-kerning="true" style:font-name-asian="TimesNewRoman" style:font-size-asian="9pt" style:language-asian="zh" style:country-asian="CN" style:font-name-complex="TimesNewRoman" style:font-size-complex="9pt"/>
    </style:style>
    <style:style style:name="P65" style:family="paragraph" style:parent-style-name="Standard">
      <style:text-properties fo:color="#ff0000" style:font-name="TimesNewRoman" fo:font-size="10pt" style:font-name-asian="TimesNewRoman" style:font-size-asian="10pt" style:language-asian="zh" style:country-asian="CN" style:font-name-complex="TimesNewRoman" style:font-size-complex="10pt"/>
    </style:style>
    <style:style style:name="P66" style:family="paragraph" style:parent-style-name="Standard">
      <style:paragraph-properties style:text-autospace="none"/>
      <style:text-properties fo:color="#ff0000" style:font-name="TimesNewRoman" fo:font-size="10pt" style:font-name-asian="TimesNewRoman" style:font-size-asian="10pt" style:font-name-complex="TimesNewRoman" style:font-size-complex="10pt"/>
    </style:style>
    <style:style style:name="P67" style:family="paragraph" style:parent-style-name="Standard">
      <style:paragraph-properties fo:text-align="start" style:justify-single-word="false" style:text-autospace="none"/>
      <style:text-properties fo:color="#ff0000" style:font-name="TimesNewRoman" fo:font-size="10pt" style:font-name-asian="TimesNewRoman" style:font-size-asian="10pt" style:font-name-complex="TimesNewRoman" style:font-size-complex="10pt"/>
    </style:style>
    <style:style style:name="P68" style:family="paragraph" style:parent-style-name="Standard">
      <style:text-properties fo:color="#ff0000" style:font-name-asian="TimesNewRoman"/>
    </style:style>
    <style:style style:name="P69" style:family="paragraph" style:parent-style-name="Standard">
      <style:text-properties fo:color="#ff0000" style:font-name-asian="TimesNewRoman" style:language-asian="zh" style:country-asian="CN"/>
    </style:style>
    <style:style style:name="P70" style:family="paragraph" style:parent-style-name="Standard">
      <style:paragraph-properties fo:text-align="start" style:justify-single-word="false" style:text-autospace="none"/>
      <style:text-properties fo:color="#ff0000" fo:font-size="10pt" style:font-name-asian="TimesNewRoman" style:font-size-asian="10pt" style:font-name-complex="TimesNewRoman" style:font-size-complex="10pt"/>
    </style:style>
    <style:style style:name="P71" style:family="paragraph" style:parent-style-name="Standard">
      <style:text-properties style:language-asian="zh" style:country-asian="CN"/>
    </style:style>
    <style:style style:name="P72" style:family="paragraph" style:parent-style-name="Standard">
      <style:paragraph-properties fo:text-align="center" style:justify-single-word="false"/>
      <style:text-properties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73" style:family="paragraph" style:parent-style-name="Standard">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74" style:family="paragraph" style:parent-style-name="Standard">
      <style:paragraph-properties fo:text-align="center" style:justify-single-word="false"/>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75" style:family="paragraph" style:parent-style-name="Standard">
      <style:paragraph-properties fo:text-align="start" style:justify-single-word="false" style:text-autospace="none"/>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76" style:family="paragraph" style:parent-style-name="Standard">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77" style:family="paragraph" style:parent-style-name="Standard">
      <style:paragraph-properties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78" style:family="paragraph" style:parent-style-name="Standard">
      <style:paragraph-properties fo:text-align="start" style:justify-single-word="false" style:text-autospace="none"/>
      <style:text-properties style:font-name="TimesNewRoman,Bold" fo:font-size="10.5pt" style:font-name-asian="TimesNewRoman,Bold" style:font-size-asian="10.5pt" style:font-name-complex="TimesNewRoman,Bold" style:font-size-complex="10.5pt"/>
    </style:style>
    <style:style style:name="P79" style:family="paragraph" style:parent-style-name="Standard">
      <style:text-properties style:font-name="TimesNewRoman,Bold" fo:font-size="10.5pt" style:font-name-asian="TimesNewRoman,Bold" style:font-size-asian="10.5pt" style:language-asian="zh" style:country-asian="CN" style:font-name-complex="TimesNewRoman,Bold" style:font-size-complex="10.5pt"/>
    </style:style>
    <style:style style:name="P80" style:family="paragraph" style:parent-style-name="Standard">
      <style:paragraph-properties fo:text-align="center" style:justify-single-word="fals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81" style:family="paragraph" style:parent-style-name="Standard">
      <style:paragraph-properties fo:text-align="center" style:justify-single-word="false" style:text-autospace="non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82" style:family="paragraph" style:parent-style-name="Standard">
      <style:text-properties style:font-name-asian="TimesNewRoman"/>
    </style:style>
    <style:style style:name="P83" style:family="paragraph" style:parent-style-name="Standard">
      <style:text-properties style:font-name-asian="TimesNewRoman" style:language-asian="zh" style:country-asian="CN"/>
    </style:style>
    <style:style style:name="P84" style:family="paragraph" style:parent-style-name="Standard">
      <style:text-properties fo:font-size="10.5pt" style:font-name-asian="SimSun" style:font-size-asian="10.5pt" style:language-asian="zh" style:country-asian="CN" style:font-size-complex="10.5pt"/>
    </style:style>
    <style:style style:name="P85" style:family="paragraph" style:parent-style-name="Standard">
      <style:text-properties fo:font-size="10.5pt" officeooo:paragraph-rsid="000df81d" style:font-name-asian="SimSun" style:font-size-asian="10.5pt" style:language-asian="zh" style:country-asian="CN" style:font-size-complex="10.5pt"/>
    </style:style>
    <style:style style:name="P86" style:family="paragraph" style:parent-style-name="Standard">
      <style:text-properties fo:font-size="10.5pt" officeooo:paragraph-rsid="000e96e9" style:font-name-asian="SimSun" style:font-size-asian="10.5pt" style:language-asian="zh" style:country-asian="CN" style:font-size-complex="10.5pt"/>
    </style:style>
    <style:style style:name="P87" style:family="paragraph" style:parent-style-name="Standard">
      <style:text-properties fo:font-size="10.5pt" officeooo:paragraph-rsid="000f890a" style:font-name-asian="SimSun" style:font-size-asian="10.5pt" style:language-asian="zh" style:country-asian="CN" style:font-size-complex="10.5pt"/>
    </style:style>
    <style:style style:name="P88" style:family="paragraph" style:parent-style-name="Standard">
      <style:text-properties fo:font-size="10.5pt" officeooo:paragraph-rsid="000fbe33" style:font-name-asian="SimSun" style:font-size-asian="10.5pt" style:language-asian="zh" style:country-asian="CN" style:font-size-complex="10.5pt"/>
    </style:style>
    <style:style style:name="P89" style:family="paragraph" style:parent-style-name="Standard">
      <style:text-properties fo:font-size="10.5pt" officeooo:paragraph-rsid="0011e787" style:font-name-asian="SimSun" style:font-size-asian="10.5pt" style:language-asian="zh" style:country-asian="CN" style:font-size-complex="10.5pt"/>
    </style:style>
    <style:style style:name="P90" style:family="paragraph" style:parent-style-name="Standard">
      <style:text-properties fo:font-size="10.5pt" officeooo:paragraph-rsid="0013d854" style:font-name-asian="SimSun" style:font-size-asian="10.5pt" style:language-asian="zh" style:country-asian="CN" style:font-size-complex="10.5pt"/>
    </style:style>
    <style:style style:name="P91" style:family="paragraph" style:parent-style-name="Standard">
      <style:text-properties fo:font-size="10.5pt" officeooo:paragraph-rsid="0016cff2" style:font-name-asian="SimSun" style:font-size-asian="10.5pt" style:language-asian="zh" style:country-asian="CN" style:font-size-complex="10.5pt"/>
    </style:style>
    <style:style style:name="P92" style:family="paragraph" style:parent-style-name="Standard">
      <style:text-properties fo:font-size="10.5pt" officeooo:paragraph-rsid="0017e4ef" style:font-name-asian="SimSun" style:font-size-asian="10.5pt" style:language-asian="zh" style:country-asian="CN" style:font-size-complex="10.5pt"/>
    </style:style>
    <style:style style:name="P93" style:family="paragraph" style:parent-style-name="Standard">
      <style:text-properties fo:font-size="10.5pt" officeooo:paragraph-rsid="001979d5" style:font-name-asian="SimSun" style:font-size-asian="10.5pt" style:language-asian="zh" style:country-asian="CN" style:font-size-complex="10.5pt"/>
    </style:style>
    <style:style style:name="P94" style:family="paragraph" style:parent-style-name="Standard">
      <style:text-properties fo:font-size="10.5pt" officeooo:paragraph-rsid="0019c519" style:font-name-asian="SimSun" style:font-size-asian="10.5pt" style:language-asian="zh" style:country-asian="CN" style:font-size-complex="10.5pt"/>
    </style:style>
    <style:style style:name="P95" style:family="paragraph" style:parent-style-name="Standard">
      <style:text-properties fo:font-size="10.5pt" officeooo:paragraph-rsid="001b79f4" style:font-name-asian="SimSun" style:font-size-asian="10.5pt" style:language-asian="zh" style:country-asian="CN" style:font-size-complex="10.5pt"/>
    </style:style>
    <style:style style:name="P96" style:family="paragraph" style:parent-style-name="Standard">
      <style:text-properties fo:font-size="10.5pt" officeooo:paragraph-rsid="001c36d1" style:font-name-asian="SimSun" style:font-size-asian="10.5pt" style:language-asian="zh" style:country-asian="CN" style:font-size-complex="10.5pt"/>
    </style:style>
    <style:style style:name="P97" style:family="paragraph" style:parent-style-name="Standard">
      <style:text-properties fo:font-size="10.5pt" officeooo:paragraph-rsid="001e9e40" style:font-name-asian="SimSun" style:font-size-asian="10.5pt" style:language-asian="zh" style:country-asian="CN" style:font-size-complex="10.5pt"/>
    </style:style>
    <style:style style:name="P98" style:family="paragraph" style:parent-style-name="Standard">
      <style:text-properties fo:font-size="10.5pt" officeooo:paragraph-rsid="001fdc6a" style:font-name-asian="SimSun" style:font-size-asian="10.5pt" style:language-asian="zh" style:country-asian="CN" style:font-size-complex="10.5pt"/>
    </style:style>
    <style:style style:name="P99" style:family="paragraph" style:parent-style-name="Standard">
      <style:text-properties fo:font-size="10.5pt" officeooo:paragraph-rsid="002e7856" style:font-name-asian="SimSun" style:font-size-asian="10.5pt" style:language-asian="zh" style:country-asian="CN" style:font-size-complex="10.5pt"/>
    </style:style>
    <style:style style:name="P100" style:family="paragraph" style:parent-style-name="Standard">
      <style:text-properties fo:font-size="10.5pt" officeooo:paragraph-rsid="0030eeca" style:font-name-asian="SimSun" style:font-size-asian="10.5pt" style:language-asian="zh" style:country-asian="CN" style:font-size-complex="10.5pt"/>
    </style:style>
    <style:style style:name="P101" style:family="paragraph" style:parent-style-name="Standard">
      <style:text-properties fo:font-size="10.5pt" officeooo:paragraph-rsid="00366398" style:font-name-asian="SimSun" style:font-size-asian="10.5pt" style:language-asian="zh" style:country-asian="CN" style:font-size-complex="10.5pt"/>
    </style:style>
    <style:style style:name="P102" style:family="paragraph" style:parent-style-name="Standard">
      <style:text-properties fo:font-size="10.5pt" officeooo:paragraph-rsid="003835e0" style:font-name-asian="SimSun" style:font-size-asian="10.5pt" style:language-asian="zh" style:country-asian="CN" style:font-size-complex="10.5pt"/>
    </style:style>
    <style:style style:name="P103" style:family="paragraph" style:parent-style-name="Standard">
      <style:text-properties fo:font-size="10.5pt" officeooo:paragraph-rsid="003a1440" style:font-name-asian="SimSun" style:font-size-asian="10.5pt" style:language-asian="zh" style:country-asian="CN" style:font-size-complex="10.5pt"/>
    </style:style>
    <style:style style:name="P104" style:family="paragraph" style:parent-style-name="Standard">
      <style:text-properties fo:font-size="10.5pt" officeooo:paragraph-rsid="003c7e32" style:font-name-asian="SimSun" style:font-size-asian="10.5pt" style:language-asian="zh" style:country-asian="CN" style:font-size-complex="10.5pt"/>
    </style:style>
    <style:style style:name="P105" style:family="paragraph" style:parent-style-name="Standard">
      <style:text-properties fo:font-size="10.5pt" officeooo:paragraph-rsid="003d1993" style:font-name-asian="SimSun" style:font-size-asian="10.5pt" style:language-asian="zh" style:country-asian="CN" style:font-size-complex="10.5pt"/>
    </style:style>
    <style:style style:name="P106" style:family="paragraph" style:parent-style-name="Standard">
      <style:text-properties fo:font-size="10.5pt" officeooo:paragraph-rsid="00403b9a" style:font-name-asian="SimSun" style:font-size-asian="10.5pt" style:language-asian="zh" style:country-asian="CN" style:font-size-complex="10.5pt"/>
    </style:style>
    <style:style style:name="P107" style:family="paragraph" style:parent-style-name="Standard">
      <style:text-properties fo:font-size="10.5pt" officeooo:paragraph-rsid="004cc1a8" style:font-name-asian="SimSun" style:font-size-asian="10.5pt" style:language-asian="zh" style:country-asian="CN" style:font-size-complex="10.5pt"/>
    </style:style>
    <style:style style:name="P108" style:family="paragraph" style:parent-style-name="Standard">
      <style:text-properties fo:font-size="10.5pt" officeooo:paragraph-rsid="0055169c" style:font-name-asian="SimSun" style:font-size-asian="10.5pt" style:language-asian="zh" style:country-asian="CN" style:font-size-complex="10.5pt"/>
    </style:style>
    <style:style style:name="P109" style:family="paragraph" style:parent-style-name="Standard">
      <style:text-properties fo:font-size="10.5pt" officeooo:paragraph-rsid="0057591c" style:font-name-asian="SimSun" style:font-size-asian="10.5pt" style:language-asian="zh" style:country-asian="CN" style:font-size-complex="10.5pt"/>
    </style:style>
    <style:style style:name="P110" style:family="paragraph" style:parent-style-name="Standard">
      <style:text-properties fo:font-size="10.5pt" officeooo:paragraph-rsid="005cae5b" style:font-name-asian="SimSun" style:font-size-asian="10.5pt" style:language-asian="zh" style:country-asian="CN" style:font-size-complex="10.5pt"/>
    </style:style>
    <style:style style:name="P111" style:family="paragraph" style:parent-style-name="Standard">
      <style:text-properties fo:font-size="10.5pt" officeooo:paragraph-rsid="005d7f23" style:font-name-asian="SimSun" style:font-size-asian="10.5pt" style:language-asian="zh" style:country-asian="CN" style:font-size-complex="10.5pt"/>
    </style:style>
    <style:style style:name="P112" style:family="paragraph" style:parent-style-name="Standard">
      <style:text-properties fo:font-size="10.5pt" officeooo:paragraph-rsid="005f1d1e" style:font-name-asian="SimSun" style:font-size-asian="10.5pt" style:language-asian="zh" style:country-asian="CN" style:font-size-complex="10.5pt"/>
    </style:style>
    <style:style style:name="P113" style:family="paragraph" style:parent-style-name="Standard">
      <style:text-properties fo:font-size="10.5pt" officeooo:paragraph-rsid="00610935" style:font-name-asian="SimSun" style:font-size-asian="10.5pt" style:language-asian="zh" style:country-asian="CN" style:font-size-complex="10.5pt"/>
    </style:style>
    <style:style style:name="P114" style:family="paragraph" style:parent-style-name="Standard">
      <style:text-properties fo:font-size="10.5pt" style:font-name-asian="SimSun" style:font-size-asian="10.5pt" style:font-size-complex="10.5pt"/>
    </style:style>
    <style:style style:name="P115" style:family="paragraph" style:parent-style-name="Standard">
      <style:text-properties fo:font-size="10.5pt" officeooo:paragraph-rsid="000d968f" style:font-name-asian="SimSun" style:font-size-asian="10.5pt" style:font-size-complex="10.5pt"/>
    </style:style>
    <style:style style:name="P116" style:family="paragraph" style:parent-style-name="Standard">
      <style:text-properties fo:font-size="10.5pt" officeooo:paragraph-rsid="0017e4ef" style:font-name-asian="SimSun" style:font-size-asian="10.5pt" style:font-size-complex="10.5pt"/>
    </style:style>
    <style:style style:name="P117" style:family="paragraph" style:parent-style-name="Standard">
      <style:paragraph-properties style:text-autospace="none"/>
      <style:text-properties fo:font-size="10.5pt" style:font-name-asian="TimesNewRoman,Bold" style:font-size-asian="10.5pt" style:font-size-complex="10.5pt"/>
    </style:style>
    <style:style style:name="P118" style:family="paragraph" style:parent-style-name="Standard">
      <style:text-properties fo:font-size="10.5pt" style:font-name-asian="TimesNewRoman" style:font-size-asian="10.5pt" style:language-asian="zh" style:country-asian="CN" style:font-size-complex="10.5pt"/>
    </style:style>
    <style:style style:name="P119" style:family="paragraph" style:parent-style-name="Standard">
      <style:text-properties fo:font-size="10.5pt" style:font-name-asian="TimesNewRoman" style:font-size-asian="10.5pt" style:font-size-complex="10.5pt"/>
    </style:style>
    <style:style style:name="P120" style:family="paragraph" style:parent-style-name="Standard">
      <style:paragraph-properties style:text-autospace="none"/>
      <style:text-properties fo:font-size="10.5pt" style:font-name-asian="TimesNewRoman" style:font-size-asian="10.5pt" style:font-size-complex="10.5pt"/>
    </style:style>
    <style:style style:name="P121" style:family="paragraph" style:parent-style-name="Standard">
      <style:paragraph-properties style:text-autospace="none"/>
      <style:text-properties fo:font-size="10.5pt" style:font-name-asian="Courier" style:font-size-asian="10.5pt" style:font-size-complex="10.5pt"/>
    </style:style>
    <style:style style:name="P122" style:family="paragraph" style:parent-style-name="Standard">
      <style:paragraph-properties fo:text-align="start" style:justify-single-word="false" style:text-autospace="none"/>
      <style:text-properties fo:font-size="10.5pt" style:font-name-asian="Courier" style:font-size-asian="10.5pt" style:font-size-complex="10.5pt"/>
    </style:style>
    <style:style style:name="P123" style:family="paragraph" style:parent-style-name="Standard">
      <style:text-properties fo:font-size="10.5pt" style:font-size-asian="10.5pt" style:font-size-complex="10.5pt"/>
    </style:style>
    <style:style style:name="P124" style:family="paragraph" style:parent-style-name="Standard">
      <style:text-properties fo:font-size="10.5pt" style:font-size-asian="10.5pt" style:language-asian="zh" style:country-asian="CN" style:font-size-complex="10.5pt"/>
    </style:style>
    <style:style style:name="P125" style:family="paragraph" style:parent-style-name="Standard">
      <style:paragraph-properties style:text-autospace="none"/>
      <style:text-properties fo:font-size="10.5pt" style:font-name-asian="MJOKGL+TimesNewRoman,Bold" style:font-size-asian="10.5pt" style:font-size-complex="10.5pt"/>
    </style:style>
    <style:style style:name="P126" style:family="paragraph" style:parent-style-name="Standard">
      <style:paragraph-properties style:text-autospace="none"/>
      <style:text-properties fo:font-size="10.5pt" fo:font-weight="bold" style:font-name-asian="MJOKGL+TimesNewRoman,Bold" style:font-size-asian="10.5pt" style:font-weight-asian="bold" style:font-size-complex="10.5pt" style:font-weight-complex="bold"/>
    </style:style>
    <style:style style:name="P127" style:family="paragraph" style:parent-style-name="Standard">
      <style:text-properties fo:font-size="10.5pt" fo:font-weight="bold" style:font-name-asian="Courier-Bold" style:font-size-asian="10.5pt" style:font-weight-asian="bold" style:font-size-complex="10.5pt" style:font-weight-complex="bold"/>
    </style:style>
    <style:style style:name="P128" style:family="paragraph" style:parent-style-name="Standard">
      <style:text-properties fo:font-size="10.5pt" style:font-name-asian="MJOKKL+TimesNewRoman" style:font-size-asian="10.5pt" style:language-asian="zh" style:country-asian="CN" style:font-size-complex="10.5pt"/>
    </style:style>
    <style:style style:name="P129" style:family="paragraph" style:parent-style-name="Standard">
      <style:text-properties fo:font-size="10.5pt" style:font-name-asian="MJOKKL+TimesNewRoman" style:font-size-asian="10.5pt" style:font-size-complex="10.5pt"/>
    </style:style>
    <style:style style:name="P130" style:family="paragraph" style:parent-style-name="Standard">
      <style:text-properties style:font-name-asian="TimesNewRoman,Bold"/>
    </style:style>
    <style:style style:name="P131" style:family="paragraph" style:parent-style-name="Standard">
      <style:paragraph-properties style:text-autospace="none"/>
      <style:text-properties style:font-name-asian="TimesNewRoman,Bold"/>
    </style:style>
    <style:style style:name="P132" style:family="paragraph" style:parent-style-name="Standard">
      <style:text-properties style:font-name="TimesNewRoman" fo:font-size="10.5pt" style:font-name-asian="TimesNewRoman" style:font-size-asian="10.5pt" style:language-asian="zh" style:country-asian="CN" style:font-name-complex="TimesNewRoman" style:font-size-complex="10.5pt"/>
    </style:style>
    <style:style style:name="P133" style:family="paragraph" style:parent-style-name="Standard">
      <style:text-properties style:font-name="TimesNewRoman" fo:font-size="10.5pt" style:font-name-asian="TimesNewRoman" style:font-size-asian="10.5pt" style:font-name-complex="TimesNewRoman" style:font-size-complex="10.5pt"/>
    </style:style>
    <style:style style:name="P134" style:family="paragraph" style:parent-style-name="Standard">
      <style:paragraph-properties fo:text-align="start" style:justify-single-word="false" style:text-autospace="none"/>
      <style:text-properties style:font-name="TimesNewRoman" fo:font-size="10.5pt" style:font-name-asian="TimesNewRoman" style:font-size-asian="10.5pt" style:font-name-complex="TimesNewRoman" style:font-size-complex="10.5pt"/>
    </style:style>
    <style:style style:name="P135" style:family="paragraph" style:parent-style-name="Standard">
      <style:paragraph-properties style:text-autospace="none"/>
      <style:text-properties style:font-name="TimesNewRoman" fo:font-size="10.5pt" style:font-name-asian="TimesNewRoman" style:font-size-asian="10.5pt" style:font-name-complex="TimesNewRoman" style:font-size-complex="10.5pt"/>
    </style:style>
    <style:style style:name="P136" style:family="paragraph" style:parent-style-name="Standard">
      <style:text-properties style:font-name="TimesNewRoman" fo:font-size="10.5pt" fo:font-weight="normal" style:font-name-asian="TimesNewRoman" style:font-size-asian="10.5pt" style:language-asian="zh" style:country-asian="CN" style:font-weight-asian="normal" style:font-name-complex="TimesNewRoman" style:font-size-complex="10.5pt" style:font-weight-complex="normal"/>
    </style:style>
    <style:style style:name="P137" style:family="paragraph" style:parent-style-name="Standard">
      <style:paragraph-properties fo:text-align="start" style:justify-single-word="false"/>
      <style:text-properties style:font-name="TimesNewRoman" fo:font-size="9pt" style:font-name-asian="TimesNewRoman" style:font-size-asian="9pt" style:font-name-complex="TimesNewRoman" style:font-size-complex="9pt"/>
    </style:style>
    <style:style style:name="P138" style:family="paragraph" style:parent-style-name="Standard">
      <style:paragraph-properties fo:text-align="start" style:justify-single-word="false" style:text-autospace="none"/>
      <style:text-properties style:font-name="TimesNewRoman" fo:font-size="9pt" style:font-name-asian="TimesNewRoman" style:font-size-asian="9pt" style:font-name-complex="TimesNewRoman" style:font-size-complex="9pt"/>
    </style:style>
    <style:style style:name="P139" style:family="paragraph" style:parent-style-name="Standard">
      <style:paragraph-properties style:text-autospace="none"/>
      <style:text-properties style:font-name="TimesNewRoman" fo:font-size="9pt" style:font-name-asian="TimesNewRoman" style:font-size-asian="9pt" style:font-name-complex="TimesNewRoman" style:font-size-complex="9pt"/>
    </style:style>
    <style:style style:name="P140" style:family="paragraph" style:parent-style-name="Standard">
      <style:text-properties style:font-name="TimesNewRoman" fo:font-size="9pt" style:font-name-asian="TimesNewRoman" style:font-size-asian="9pt" style:language-asian="zh" style:country-asian="CN" style:font-name-complex="TimesNewRoman" style:font-size-complex="9pt"/>
    </style:style>
    <style:style style:name="P141" style:family="paragraph" style:parent-style-name="Standard">
      <style:text-properties style:font-name="TimesNewRoman" fo:font-size="10pt" style:font-name-asian="TimesNewRoman" style:font-size-asian="10pt" style:language-asian="zh" style:country-asian="CN" style:font-name-complex="TimesNewRoman" style:font-size-complex="10pt"/>
    </style:style>
    <style:style style:name="P142" style:family="paragraph" style:parent-style-name="Standard">
      <style:paragraph-properties fo:text-align="start" style:justify-single-word="false"/>
      <style:text-properties style:font-name="TimesNewRoman" fo:font-size="10pt" style:font-name-asian="TimesNewRoman" style:font-size-asian="10pt" style:font-name-complex="TimesNewRoman" style:font-size-complex="10pt"/>
    </style:style>
    <style:style style:name="P143" style:family="paragraph" style:parent-style-name="Standard">
      <style:paragraph-properties style:text-autospace="none"/>
      <style:text-properties style:font-name="TimesNewRoman" fo:font-size="10pt" style:font-name-asian="TimesNewRoman" style:font-size-asian="10pt" style:font-name-complex="TimesNewRoman" style:font-size-complex="10pt"/>
    </style:style>
    <style:style style:name="P144" style:family="paragraph" style:parent-style-name="Standard">
      <style:paragraph-properties fo:text-align="start" style:justify-single-word="false"/>
      <style:text-properties style:font-name="TimesNewRoman" fo:font-size="7pt" style:font-name-asian="TimesNewRoman" style:font-size-asian="7pt" style:font-name-complex="TimesNewRoman" style:font-size-complex="7pt"/>
    </style:style>
    <style:style style:name="P145" style:family="paragraph" style:parent-style-name="Standard">
      <style:text-properties fo:color="#0000ff"/>
    </style:style>
    <style:style style:name="P146" style:family="paragraph" style:parent-style-name="Standard">
      <style:text-properties fo:color="#0000ff" style:font-name-asian="TimesNewRoman"/>
    </style:style>
    <style:style style:name="P147" style:family="paragraph" style:parent-style-name="Standard">
      <style:text-properties fo:color="#0000ff" style:font-name-asian="TimesNewRoman" style:font-size-complex="10pt"/>
    </style:style>
    <style:style style:name="P148" style:family="paragraph" style:parent-style-name="Standard">
      <style:paragraph-properties fo:text-align="start" style:justify-single-word="false" style:text-autospace="none"/>
      <style:text-properties fo:color="#0000ff" style:font-name-asian="TimesNewRoman"/>
    </style:style>
    <style:style style:name="P149" style:family="paragraph" style:parent-style-name="Standard">
      <style:text-properties fo:color="#0000ff" style:font-name="TimesNewRoman" fo:font-size="10pt" style:font-name-asian="TimesNewRoman" style:font-size-asian="10pt" style:language-asian="zh" style:country-asian="CN" style:font-name-complex="TimesNewRoman" style:font-size-complex="10pt"/>
    </style:style>
    <style:style style:name="P150" style:family="paragraph" style:parent-style-name="Standard">
      <style:paragraph-properties fo:text-align="start" style:justify-single-word="false" style:text-autospace="none"/>
      <style:text-properties fo:color="#0000ff" style:font-name="TimesNewRoman" fo:font-size="10pt" style:font-name-asian="TimesNewRoman" style:font-size-asian="10pt" style:font-name-complex="TimesNewRoman" style:font-size-complex="10pt"/>
    </style:style>
    <style:style style:name="P151" style:family="paragraph" style:parent-style-name="Standard">
      <style:paragraph-properties style:text-autospace="none"/>
      <style:text-properties fo:color="#0000ff" style:font-name="TimesNewRoman" fo:font-size="10pt" style:font-name-asian="TimesNewRoman" style:font-size-asian="10pt" style:font-name-complex="TimesNewRoman" style:font-size-complex="10pt"/>
    </style:style>
    <style:style style:name="P152" style:family="paragraph" style:parent-style-name="Standard">
      <style:text-properties fo:color="#0000ff" style:font-name="TimesNewRoman" fo:font-size="9pt" style:font-name-asian="TimesNewRoman" style:font-size-asian="9pt" style:font-name-complex="TimesNewRoman" style:font-size-complex="9pt"/>
    </style:style>
    <style:style style:name="P153" style:family="paragraph" style:parent-style-name="Standard">
      <style:paragraph-properties fo:text-align="start" style:justify-single-word="false" style:text-autospace="none"/>
      <style:text-properties fo:color="#0000ff" style:font-name="TimesNewRoman" fo:font-size="9pt" style:font-name-asian="TimesNewRoman" style:font-size-asian="9pt" style:font-name-complex="TimesNewRoman" style:font-size-complex="9pt"/>
    </style:style>
    <style:style style:name="P154" style:family="paragraph" style:parent-style-name="Standard">
      <style:paragraph-properties style:text-autospace="none"/>
      <style:text-properties fo:color="#0000ff" style:font-name="TimesNewRoman" fo:font-size="9pt" style:font-name-asian="TimesNewRoman" style:font-size-asian="9pt" style:font-name-complex="TimesNewRoman" style:font-size-complex="9pt"/>
    </style:style>
    <style:style style:name="P155" style:family="paragraph" style:parent-style-name="Standard">
      <style:text-properties fo:color="#0000ff" style:font-name="TimesNewRoman" fo:font-size="9pt" style:font-name-asian="TimesNewRoman" style:font-size-asian="9pt" style:language-asian="zh" style:country-asian="CN" style:font-name-complex="TimesNewRoman" style:font-size-complex="9pt"/>
    </style:style>
    <style:style style:name="P156" style:family="paragraph" style:parent-style-name="Standard">
      <style:paragraph-properties fo:text-align="center" style:justify-single-word="false"/>
      <style:text-properties fo:color="#0000ff"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157" style:family="paragraph" style:parent-style-name="Standard">
      <style:paragraph-properties fo:text-align="center" style:justify-single-word="fals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158" style:family="paragraph" style:parent-style-name="Standard">
      <style:paragraph-properties fo:text-align="center" style:justify-single-word="false"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159" style:family="paragraph" style:parent-style-name="Standard">
      <style:paragraph-properties fo:text-align="start" style:justify-single-word="false"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160" style:family="paragraph" style:parent-style-name="Standard">
      <style:paragraph-properties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161" style:family="paragraph" style:parent-style-name="Standard">
      <style:text-properties fo:color="#0000ff"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162" style:family="paragraph" style:parent-style-name="Standard">
      <style:text-properties style:font-name="Courier" fo:font-size="9pt" fo:font-weight="bold" style:font-name-asian="Courier" style:font-size-asian="9pt" style:language-asian="zh" style:country-asian="CN" style:font-weight-asian="bold" style:font-name-complex="Courier" style:font-size-complex="9pt" style:font-weight-complex="bold"/>
    </style:style>
    <style:style style:name="P163" style:family="paragraph" style:parent-style-name="Standard">
      <style:text-properties style:font-name="Courier" fo:font-size="9pt" fo:font-style="italic" style:font-name-asian="Courier" style:font-size-asian="9pt" style:language-asian="zh" style:country-asian="CN" style:font-style-asian="italic" style:font-name-complex="Courier" style:font-size-complex="9pt" style:font-style-complex="italic"/>
    </style:style>
    <style:style style:name="P164" style:family="paragraph" style:parent-style-name="Standard">
      <style:paragraph-properties style:text-autospace="none"/>
      <style:text-properties style:font-name="Courier" fo:font-size="9pt" fo:font-style="italic" style:font-name-asian="Courier" style:font-size-asian="9pt" style:font-style-asian="italic" style:font-name-complex="Courier" style:font-size-complex="9pt" style:font-style-complex="italic"/>
    </style:style>
    <style:style style:name="P165" style:family="paragraph" style:parent-style-name="Standard">
      <style:text-properties style:font-name="Courier" fo:font-size="10.5pt" fo:font-weight="bold" style:font-name-asian="Courier" style:font-size-asian="10.5pt" style:language-asian="zh" style:country-asian="CN" style:font-weight-asian="bold" style:font-name-complex="Courier" style:font-size-complex="10.5pt" style:font-weight-complex="bold"/>
    </style:style>
    <style:style style:name="P166" style:family="paragraph" style:parent-style-name="Standard">
      <style:paragraph-properties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67" style:family="paragraph" style:parent-style-name="Standard">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168" style:family="paragraph" style:parent-style-name="Standard">
      <style:text-properties style:font-name="Courier" fo:font-size="10.5pt" style:font-name-asian="Courier" style:font-size-asian="10.5pt" style:font-name-complex="Courier" style:font-size-complex="10.5pt"/>
    </style:style>
    <style:style style:name="P169" style:family="paragraph" style:parent-style-name="Standard">
      <style:paragraph-properties fo:text-align="start" style:justify-single-word="false" style:text-autospace="none"/>
      <style:text-properties style:font-name="Courier" fo:font-size="10.5pt" style:font-name-asian="Courier" style:font-size-asian="10.5pt" style:font-name-complex="Courier" style:font-size-complex="10.5pt"/>
    </style:style>
    <style:style style:name="P170" style:family="paragraph" style:parent-style-name="Standard">
      <style:text-properties style:font-name="Courier" fo:font-size="10.5pt" style:font-name-asian="Courier" style:font-size-asian="10.5pt" style:language-asian="zh" style:country-asian="CN" style:font-name-complex="Courier" style:font-size-complex="10.5pt"/>
    </style:style>
    <style:style style:name="P171" style:family="paragraph" style:parent-style-name="Standard">
      <style:paragraph-properties fo:text-align="start" style:justify-single-word="false" style:text-autospace="none"/>
      <style:text-properties style:font-name="Courier" fo:font-size="10.5pt" fo:font-style="italic" style:font-name-asian="Courier" style:font-size-asian="10.5pt" style:font-style-asian="italic" style:font-name-complex="Courier" style:font-size-complex="10.5pt" style:font-style-complex="italic"/>
    </style:style>
    <style:style style:name="P172" style:family="paragraph" style:parent-style-name="Standard">
      <style:paragraph-properties style:text-autospace="none"/>
      <style:text-properties style:font-name="Courier" fo:font-size="10.5pt" fo:font-style="italic" style:font-name-asian="Courier" style:font-size-asian="10.5pt" style:font-style-asian="italic" style:font-name-complex="Courier" style:font-size-complex="10.5pt" style:font-style-complex="italic"/>
    </style:style>
    <style:style style:name="P173" style:family="paragraph" style:parent-style-name="Standard">
      <style:text-properties style:font-name="Courier" fo:font-size="10.5pt" fo:font-style="italic" style:font-name-asian="Courier" style:font-size-asian="10.5pt" style:language-asian="zh" style:country-asian="CN" style:font-style-asian="italic" style:font-name-complex="Courier" style:font-size-complex="10.5pt" style:font-style-complex="italic"/>
    </style:style>
    <style:style style:name="P174" style:family="paragraph" style:parent-style-name="Standard">
      <style:text-properties style:font-name="Courier" fo:font-size="8pt" fo:font-weight="bold" style:font-name-asian="Courier" style:font-size-asian="8pt" style:language-asian="zh" style:country-asian="CN" style:font-weight-asian="bold" style:font-name-complex="Courier" style:font-size-complex="8pt" style:font-weight-complex="bold"/>
    </style:style>
    <style:style style:name="P175" style:family="paragraph" style:parent-style-name="Standard">
      <style:text-properties style:use-window-font-color="true" fo:font-size="10.5pt" fo:language="en" fo:country="US" style:letter-kerning="true" style:font-size-asian="10.5pt" style:language-asian="ja" style:country-asian="JP" style:font-size-complex="12pt" style:language-complex="ar" style:country-complex="SA"/>
    </style:style>
    <style:style style:name="P176" style:family="paragraph" style:parent-style-name="Standard">
      <style:text-properties style:use-window-font-color="true" fo:font-size="10.5pt" style:font-name-asian="SimSun" style:font-size-asian="10.5pt" style:language-asian="zh" style:country-asian="CN" style:font-size-complex="10.5pt"/>
    </style:style>
    <style:style style:name="P177" style:family="paragraph" style:parent-style-name="Standard">
      <style:text-properties style:use-window-font-color="true" style:font-name="MJOKGL+TimesNewRoman,Bold" fo:font-size="10.5pt" fo:language="en" fo:country="US" style:letter-kerning="true" style:font-name-asian="MJOKGL+TimesNewRoman,Bold" style:font-size-asian="10.5pt" style:language-asian="ja" style:country-asian="JP" style:font-name-complex="MJOKGL+TimesNewRoman,Bold" style:font-size-complex="12pt" style:language-complex="ar" style:country-complex="SA"/>
    </style:style>
    <style:style style:name="P178" style:family="paragraph" style:parent-style-name="Standard">
      <style:paragraph-properties fo:text-align="center" style:justify-single-word="false"/>
      <style:text-properties style:font-name="Arial,Bold" fo:font-size="40pt" fo:font-weight="bold" style:letter-kerning="true" style:font-name-asian="Arial,Bold" style:font-size-asian="40pt" style:font-weight-asian="bold" style:font-name-complex="Arial,Bold" style:font-size-complex="40pt" style:font-weight-complex="bold"/>
    </style:style>
    <style:style style:name="P179" style:family="paragraph" style:parent-style-name="Standard">
      <style:paragraph-properties fo:text-align="center" style:justify-single-word="false"/>
      <style:text-properties style:font-name="Arial1" fo:font-size="20pt" fo:font-weight="bold" style:letter-kerning="true" style:font-name-asian="Arial1" style:font-size-asian="20pt" style:font-weight-asian="bold" style:font-name-complex="Arial1" style:font-size-complex="20pt"/>
    </style:style>
    <style:style style:name="P180" style:family="paragraph" style:parent-style-name="Standard">
      <style:text-properties style:font-name="TimesNewRoman,Italic" fo:font-size="10.5pt" fo:font-style="italic" style:font-name-asian="TimesNewRoman,Italic" style:font-size-asian="10.5pt" style:language-asian="zh" style:country-asian="CN" style:font-style-asian="italic" style:font-name-complex="TimesNewRoman,Italic" style:font-size-complex="10.5pt" style:font-style-complex="italic"/>
    </style:style>
    <style:style style:name="P181" style:family="paragraph" style:parent-style-name="Standard">
      <style:paragraph-properties fo:text-align="start" style:justify-single-word="false" style:text-autospace="none"/>
      <style:text-properties style:font-name="TimesNewRoman,Italic" fo:font-size="10.5pt" fo:font-style="italic" style:font-name-asian="TimesNewRoman,Italic" style:font-size-asian="10.5pt" style:font-style-asian="italic" style:font-name-complex="TimesNewRoman,Italic" style:font-size-complex="10.5pt" style:font-style-complex="italic"/>
    </style:style>
    <style:style style:name="P182" style:family="paragraph" style:parent-style-name="Standard">
      <style:text-properties style:font-name="MJOKGL+TimesNewRoman,Bold" fo:font-size="10.5pt" style:font-name-asian="MJOKGL+TimesNewRoman,Bold" style:font-size-asian="10.5pt" style:language-asian="zh" style:country-asian="CN" style:font-name-complex="MJOKGL+TimesNewRoman,Bold" style:font-size-complex="10.5pt"/>
    </style:style>
    <style:style style:name="P183" style:family="paragraph" style:parent-style-name="Standard">
      <style:paragraph-properties fo:text-align="start" style:justify-single-word="false" style:text-autospace="none"/>
      <style:text-properties style:font-name="MJOKGL+TimesNewRoman,Bold" fo:font-size="10.5pt" style:font-name-asian="MJOKGL+TimesNewRoman,Bold" style:font-size-asian="10.5pt" style:font-name-complex="MJOKGL+TimesNewRoman,Bold" style:font-size-complex="10.5pt"/>
    </style:style>
    <style:style style:name="P184" style:family="paragraph" style:parent-style-name="Standard">
      <style:paragraph-properties style:text-autospace="none"/>
      <style:text-properties style:font-name="MJOKGL+TimesNewRoman,Bold" fo:font-size="10.5pt" style:font-name-asian="MJOKGL+TimesNewRoman,Bold" style:font-size-asian="10.5pt" style:font-name-complex="MJOKGL+TimesNewRoman,Bold" style:font-size-complex="10.5pt"/>
    </style:style>
    <style:style style:name="P185" style:family="paragraph" style:parent-style-name="Standard">
      <style:paragraph-properties fo:text-align="start" style:justify-single-word="false" style:text-autospace="none"/>
      <style:text-properties style:font-name="MJOKGL+TimesNewRoman,Bold" fo:font-size="10.5pt" fo:font-weight="bold" style:font-name-asian="MJOKGL+TimesNewRoman,Bold" style:font-size-asian="10.5pt" style:font-weight-asian="bold" style:font-name-complex="MJOKGL+TimesNewRoman,Bold" style:font-size-complex="10.5pt" style:font-weight-complex="bold"/>
    </style:style>
    <style:style style:name="P186" style:family="paragraph" style:parent-style-name="Standard">
      <style:paragraph-properties style:text-autospace="none"/>
      <style:text-properties style:font-name="MJOKGL+TimesNewRoman,Bold" fo:font-size="10.5pt" fo:font-weight="bold" style:font-name-asian="MJOKGL+TimesNewRoman,Bold" style:font-size-asian="10.5pt" style:font-weight-asian="bold" style:font-name-complex="MJOKGL+TimesNewRoman,Bold" style:font-size-complex="10.5pt" style:font-weight-complex="bold"/>
    </style:style>
    <style:style style:name="P187" style:family="paragraph" style:parent-style-name="Standard">
      <style:text-properties style:font-name="MJOKGL+TimesNewRoman,Bold" fo:font-size="10.5pt" fo:font-weight="bold" style:font-name-asian="MJOKGL+TimesNewRoman,Bold" style:font-size-asian="10.5pt" style:language-asian="zh" style:country-asian="CN" style:font-weight-asian="bold" style:font-name-complex="MJOKGL+TimesNewRoman,Bold" style:font-size-complex="10.5pt" style:font-weight-complex="bold"/>
    </style:style>
    <style:style style:name="P188" style:family="paragraph" style:parent-style-name="Standard">
      <style:text-properties style:font-name="MJOKGL+TimesNewRoman,Bold" fo:font-size="10pt" style:font-name-asian="MJOKGL+TimesNewRoman,Bold" style:font-size-asian="10pt" style:language-asian="zh" style:country-asian="CN" style:font-name-complex="MJOKGL+TimesNewRoman,Bold" style:font-size-complex="10pt"/>
    </style:style>
    <style:style style:name="P189" style:family="paragraph" style:parent-style-name="Standard">
      <style:paragraph-properties fo:text-align="start" style:justify-single-word="false" style:text-autospace="none"/>
      <style:text-properties style:font-name="Courier-Bold" fo:font-size="10.5pt" style:font-name-asian="Courier-Bold" style:font-size-asian="10.5pt" style:font-name-complex="Courier-Bold" style:font-size-complex="10.5pt"/>
    </style:style>
    <style:style style:name="P190" style:family="paragraph" style:parent-style-name="Standard">
      <style:text-properties style:font-name="Courier-Bold" fo:font-size="10.5pt" style:font-name-asian="Courier-Bold" style:font-size-asian="10.5pt" style:language-asian="zh" style:country-asian="CN" style:font-name-complex="Courier-Bold" style:font-size-complex="10.5pt"/>
    </style:style>
    <style:style style:name="P191" style:family="paragraph" style:parent-style-name="Standard">
      <style:text-properties style:font-name="Courier-Bold" fo:font-size="10.5pt" fo:font-weight="bold" style:font-name-asian="Courier-Bold" style:font-size-asian="10.5pt" style:language-asian="zh" style:country-asian="CN" style:font-weight-asian="bold" style:font-name-complex="Courier-Bold" style:font-size-complex="10.5pt" style:font-weight-complex="bold"/>
    </style:style>
    <style:style style:name="P192" style:family="paragraph" style:parent-style-name="Standard">
      <style:paragraph-properties fo:text-align="start" style:justify-single-word="false" style:text-autospace="none"/>
      <style:text-properties style:font-name="Courier-Bold" fo:font-size="10.5pt" fo:font-weight="bold" style:font-name-asian="Courier-Bold" style:font-size-asian="10.5pt" style:font-weight-asian="bold" style:font-name-complex="Courier-Bold" style:font-size-complex="10.5pt" style:font-weight-complex="bold"/>
    </style:style>
    <style:style style:name="P193" style:family="paragraph" style:parent-style-name="Standard">
      <style:paragraph-properties style:text-autospace="none"/>
      <style:text-properties style:font-name="Courier-Bold" fo:font-size="10.5pt" fo:font-weight="bold" style:font-name-asian="Courier-Bold" style:font-size-asian="10.5pt" style:font-weight-asian="bold" style:font-name-complex="Courier-Bold" style:font-size-complex="10.5pt" style:font-weight-complex="bold"/>
    </style:style>
    <style:style style:name="P194" style:family="paragraph" style:parent-style-name="Standard">
      <style:text-properties style:font-name-asian="MJOKKL+TimesNewRoman"/>
    </style:style>
    <style:style style:name="P195" style:family="paragraph" style:parent-style-name="Standard">
      <style:text-properties fo:font-size="11pt" style:font-name-asian="SimSun" style:font-size-asian="11pt" style:language-asian="zh" style:country-asian="CN" style:font-size-complex="11pt"/>
    </style:style>
    <style:style style:name="P196" style:family="paragraph" style:parent-style-name="Standard">
      <style:text-properties style:font-name="MJOKKL+TimesNewRoman" fo:font-size="10.5pt" style:font-name-asian="MJOKKL+TimesNewRoman" style:font-size-asian="10.5pt" style:language-asian="zh" style:country-asian="CN" style:font-name-complex="MJOKKL+TimesNewRoman" style:font-size-complex="10.5pt"/>
    </style:style>
    <style:style style:name="P197" style:family="paragraph" style:parent-style-name="Standard">
      <style:text-properties style:font-name="MJOKKL+TimesNewRoman" fo:font-size="10pt" style:font-name-asian="MJOKKL+TimesNewRoman" style:font-size-asian="10pt" style:language-asian="zh" style:country-asian="CN" style:font-name-complex="MJOKKL+TimesNewRoman" style:font-size-complex="10pt"/>
    </style:style>
    <style:style style:name="P198" style:family="paragraph" style:parent-style-name="Standard">
      <style:text-properties fo:font-weight="bold" style:font-name-asian="SimSun" style:language-asian="zh" style:country-asian="CN" style:font-weight-asian="bold" style:font-weight-complex="bold"/>
    </style:style>
    <style:style style:name="P199" style:family="paragraph" style:parent-style-name="Standard">
      <style:text-properties style:font-name="Times New Roman" fo:font-weight="bold" style:font-name-asian="SimSun" style:language-asian="zh" style:country-asian="CN" style:font-weight-asian="bold" style:font-weight-complex="bold"/>
    </style:style>
    <style:style style:name="P200" style:family="paragraph" style:parent-style-name="Standard">
      <style:paragraph-properties fo:text-align="start" style:justify-single-word="false" style:text-autospace="none"/>
    </style:style>
    <style:style style:name="P201" style:family="paragraph" style:parent-style-name="Standard">
      <style:paragraph-properties fo:text-align="center" style:justify-single-word="false" style:text-autospace="none"/>
    </style:style>
    <style:style style:name="P202" style:family="paragraph" style:parent-style-name="Standard">
      <style:text-properties style:font-name="Courier-Oblique" fo:font-size="10.5pt" fo:font-weight="bold" style:font-name-asian="Courier-Oblique" style:font-size-asian="10.5pt" style:language-asian="zh" style:country-asian="CN" style:font-weight-asian="bold" style:font-name-complex="Courier-Oblique" style:font-size-complex="10.5pt" style:font-weight-complex="bold"/>
    </style:style>
    <style:style style:name="P203" style:family="paragraph" style:parent-style-name="Standard">
      <style:text-properties style:font-name="Courier-Oblique" fo:font-size="10.5pt" fo:font-weight="bold" style:font-name-asian="Courier-Oblique" style:font-size-asian="10.5pt" style:font-weight-asian="bold" style:font-name-complex="Courier-Oblique" style:font-size-complex="10.5pt" style:font-weight-complex="bold"/>
    </style:style>
    <style:style style:name="P204" style:family="paragraph" style:parent-style-name="Standard">
      <style:text-properties style:font-name="Arial2" fo:font-size="10.5pt" fo:font-weight="normal" style:font-name-asian="TimesNewRoman,Bold" style:font-size-asian="10.5pt" style:language-asian="zh" style:country-asian="CN" style:font-weight-asian="normal" style:font-name-complex="TimesNewRoman,Bold" style:font-size-complex="10.5pt" style:font-weight-complex="normal"/>
    </style:style>
    <style:style style:name="P205" style:family="paragraph" style:parent-style-name="Standard">
      <style:text-properties style:font-name="Arial2" fo:font-weight="normal" style:font-name-asian="TimesNewRoman,Bold" style:language-asian="zh" style:country-asian="CN" style:font-weight-asian="normal" style:font-name-complex="TimesNewRoman,Bold" style:font-size-complex="10.5pt" style:font-weight-complex="normal"/>
    </style:style>
    <style:style style:name="P206" style:family="paragraph" style:parent-style-name="Standard">
      <style:paragraph-properties fo:text-align="center" style:justify-single-word="false"/>
      <style:text-properties style:font-name="Century" fo:font-size="12pt" fo:font-weight="bold" style:font-size-asian="12pt" style:font-weight-asian="bold" style:font-size-complex="12pt"/>
    </style:style>
    <style:style style:name="P207" style:family="paragraph" style:parent-style-name="Standard">
      <style:text-properties officeooo:paragraph-rsid="000bd9ab"/>
    </style:style>
    <style:style style:name="P208" style:family="paragraph" style:parent-style-name="Standard">
      <style:text-properties style:font-name="SimSun" fo:font-size="9pt" style:letter-kerning="true" style:font-name-asian="SimSun" style:font-size-asian="9pt" style:language-asian="zh" style:country-asian="CN" style:font-name-complex="TimesNewRomanPSMT" style:font-size-complex="9pt"/>
    </style:style>
    <style:style style:name="P209" style:family="paragraph" style:parent-style-name="Standard">
      <style:text-properties style:font-name="SimSun" fo:font-size="9pt" officeooo:paragraph-rsid="000bd9ab" style:letter-kerning="true" style:font-name-asian="SimSun" style:font-size-asian="9pt" style:language-asian="zh" style:country-asian="CN" style:font-name-complex="TimesNewRomanPSMT" style:font-size-complex="9pt"/>
    </style:style>
    <style:style style:name="P210" style:family="paragraph" style:parent-style-name="Standard">
      <style:text-properties style:font-name="TimesNewRomanPSMT" fo:font-size="9pt" style:letter-kerning="true" style:font-name-asian="TimesNewRomanPSMT" style:font-size-asian="9pt" style:language-asian="zh" style:country-asian="CN" style:font-name-complex="TimesNewRomanPSMT" style:font-size-complex="9pt"/>
    </style:style>
    <style:style style:name="P211"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font-size-complex="10pt"/>
    </style:style>
    <style:style style:name="P212"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size-complex="10pt"/>
    </style:style>
    <style:style style:name="P213" style:family="paragraph" style:parent-style-name="Standard">
      <style:paragraph-properties fo:margin-left="0cm" fo:margin-right="0cm" fo:text-indent="1.482cm" style:auto-text-indent="false"/>
      <style:text-properties fo:font-size="10pt" officeooo:paragraph-rsid="0008613d" style:letter-kerning="true" style:font-size-asian="10pt" style:language-asian="zh" style:country-asian="CN" style:font-name-complex="TimesNewRomanPSMT" style:font-size-complex="10pt"/>
    </style:style>
    <style:style style:name="P214" style:family="paragraph" style:parent-style-name="Standard">
      <style:paragraph-properties fo:margin-left="0cm" fo:margin-right="0cm" fo:text-indent="1.482cm" style:auto-text-indent="false"/>
      <style:text-properties fo:font-size="10pt" style:letter-kerning="true" style:font-size-asian="10pt" style:font-name-complex="TimesNewRomanPSMT" style:font-size-complex="10pt"/>
    </style:style>
    <style:style style:name="P215" style:family="paragraph" style:parent-style-name="Standard">
      <style:paragraph-properties fo:margin-left="0cm" fo:margin-right="0cm" fo:text-align="start" style:justify-single-word="false" fo:text-indent="1.482cm" style:auto-text-indent="false" style:text-autospace="none"/>
      <style:text-properties fo:font-size="10pt" style:font-size-asian="10pt" style:font-size-complex="10pt"/>
    </style:style>
    <style:style style:name="P216" style:family="paragraph" style:parent-style-name="Table_20_Contents">
      <style:text-properties style:language-asian="zh" style:country-asian="CN"/>
    </style:style>
    <style:style style:name="P217" style:family="paragraph" style:parent-style-name="Table_20_Contents">
      <style:text-properties style:font-name-asian="SimSun1" style:language-asian="zh" style:country-asian="CN"/>
    </style:style>
    <style:style style:name="P218" style:family="paragraph" style:parent-style-name="Table_20_Contents">
      <style:paragraph-properties fo:text-align="start" style:justify-single-word="false"/>
      <style:text-properties style:font-name="TimesNewRoman" fo:font-size="9pt" style:font-name-asian="TimesNewRoman" style:font-size-asian="9pt" style:font-name-complex="TimesNewRoman" style:font-size-complex="9pt"/>
    </style:style>
    <style:style style:name="P219" style:family="paragraph" style:parent-style-name="Table_20_Contents">
      <style:paragraph-properties fo:text-align="start" style:justify-single-word="false" style:text-autospace="none"/>
      <style:text-properties style:font-name="TimesNewRoman" fo:font-size="9pt" style:font-name-asian="TimesNewRoman" style:font-size-asian="9pt" style:font-name-complex="TimesNewRoman" style:font-size-complex="9pt"/>
    </style:style>
    <style:style style:name="P220" style:family="paragraph" style:parent-style-name="Table_20_Contents">
      <style:paragraph-properties fo:text-align="center" style:justify-single-word="false"/>
      <style:text-properties style:font-name="TimesNewRoman" fo:font-size="9pt" style:font-name-asian="TimesNewRoman" style:font-size-asian="9pt" style:font-name-complex="TimesNewRoman" style:font-size-complex="9pt"/>
    </style:style>
    <style:style style:name="P221" style:family="paragraph" style:parent-style-name="Table_20_Contents">
      <style:text-properties style:font-name="TimesNewRoman" fo:font-size="10.5pt" style:font-name-asian="TimesNewRoman" style:font-size-asian="10.5pt" style:font-name-complex="TimesNewRoman" style:font-size-complex="10.5pt"/>
    </style:style>
    <style:style style:name="P222" style:family="paragraph" style:parent-style-name="Table_20_Contents">
      <style:paragraph-properties fo:text-align="center" style:justify-single-word="false" style:text-autospace="none"/>
      <style:text-properties style:font-name="TimesNewRoman" fo:font-size="10.5pt" style:font-name-asian="TimesNewRoman" style:font-size-asian="10.5pt" style:font-name-complex="TimesNewRoman" style:font-size-complex="10.5pt"/>
    </style:style>
    <style:style style:name="P223" style:family="paragraph" style:parent-style-name="Table_20_Contents">
      <style:paragraph-properties fo:text-align="start" style:justify-single-word="false" style:text-autospace="none"/>
      <style:text-properties style:font-name="TimesNewRoman" fo:font-size="10.5pt" style:font-name-asian="TimesNewRoman" style:font-size-asian="10.5pt" style:font-name-complex="TimesNewRoman" style:font-size-complex="10.5pt"/>
    </style:style>
    <style:style style:name="P224" style:family="paragraph" style:parent-style-name="Table_20_Contents">
      <style:paragraph-properties fo:text-align="start" style:justify-single-word="false" style:text-autospace="none"/>
      <style:text-properties style:font-name="TimesNewRoman" fo:font-size="10.5pt" fo:font-weight="bold" style:font-name-asian="TimesNewRoman" style:font-size-asian="10.5pt" style:font-weight-asian="bold" style:font-name-complex="TimesNewRoman" style:font-size-complex="10.5pt" style:font-weight-complex="bold"/>
    </style:style>
    <style:style style:name="P225" style:family="paragraph" style:parent-style-name="Table_20_Contents">
      <style:paragraph-properties fo:text-align="center" style:justify-single-word="false" style:text-autospace="none"/>
      <style:text-properties style:font-name="TimesNewRoman" fo:font-size="10.5pt" fo:font-weight="bold" style:font-name-asian="TimesNewRoman" style:font-size-asian="10.5pt" style:font-weight-asian="bold" style:font-name-complex="TimesNewRoman" style:font-size-complex="10.5pt" style:font-weight-complex="bold"/>
    </style:style>
    <style:style style:name="P226" style:family="paragraph" style:parent-style-name="Table_20_Contents">
      <style:paragraph-properties fo:text-align="center" style:justify-single-word="false"/>
      <style:text-properties style:font-name="TimesNewRoman" fo:font-size="10pt" style:font-name-asian="TimesNewRoman" style:font-size-asian="10pt" style:font-name-complex="TimesNewRoman" style:font-size-complex="10pt"/>
    </style:style>
    <style:style style:name="P227" style:family="paragraph" style:parent-style-name="Table_20_Contents">
      <style:paragraph-properties fo:text-align="start" style:justify-single-word="false" style:text-autospace="none"/>
      <style:text-properties fo:color="#0000ff" style:font-name="TimesNewRoman" fo:font-size="10.5pt" style:font-name-asian="TimesNewRoman" style:font-size-asian="10.5pt" style:font-name-complex="TimesNewRoman" style:font-size-complex="10.5pt"/>
    </style:style>
    <style:style style:name="P228" style:family="paragraph" style:parent-style-name="Table_20_Contents">
      <style:paragraph-properties fo:text-align="start" style:justify-single-word="false" style:text-autospace="none"/>
      <style:text-properties fo:color="#0000ff" style:font-name="TimesNewRoman" fo:font-size="10.5pt" fo:font-style="normal" style:font-name-asian="TimesNewRoman" style:font-size-asian="10.5pt" style:font-style-asian="normal" style:font-name-complex="TimesNewRoman" style:font-size-complex="10.5pt" style:font-style-complex="normal"/>
    </style:style>
    <style:style style:name="P229" style:family="paragraph" style:parent-style-name="Table_20_Contents">
      <style:paragraph-properties fo:text-align="start" style:justify-single-word="false" style:text-autospace="none"/>
      <style:text-properties fo:color="#0000ff" style:font-name="TimesNewRoman" fo:font-size="9pt" style:font-name-asian="TimesNewRoman" style:font-size-asian="9pt" style:font-name-complex="TimesNewRoman" style:font-size-complex="9pt"/>
    </style:style>
    <style:style style:name="P230" style:family="paragraph" style:parent-style-name="Table_20_Contents">
      <style:paragraph-properties fo:text-align="start" style:justify-single-word="false" style:text-autospace="none"/>
      <style:text-properties fo:color="#0000ff" style:font-name="TimesNewRoman" fo:font-size="9pt" fo:font-style="normal" style:font-name-asian="TimesNewRoman" style:font-size-asian="9pt" style:font-style-asian="normal" style:font-name-complex="TimesNewRoman" style:font-size-complex="9pt" style:font-style-complex="normal"/>
    </style:style>
    <style:style style:name="P231" style:family="paragraph" style:parent-style-name="Table_20_Contents">
      <style:paragraph-properties fo:text-align="center" style:justify-single-word="false" style:text-autospace="none"/>
      <style:text-properties fo:color="#0000ff" style:font-name="TimesNewRoman,Bold" fo:font-size="10.5pt" fo:font-weight="bold" style:font-name-asian="TimesNewRoman,Bold" style:font-size-asian="10.5pt" style:font-weight-asian="bold" style:font-name-complex="TimesNewRoman,Bold" style:font-size-complex="10.5pt" style:font-weight-complex="bold"/>
    </style:style>
    <style:style style:name="P232" style:family="paragraph" style:parent-style-name="Table_20_Contents">
      <style:paragraph-properties fo:text-align="center" style:justify-single-word="false" style:text-autospace="none"/>
      <style:text-properties fo:color="#0000ff" style:font-name="TimesNewRoman,Bold" fo:font-size="9pt" fo:font-weight="bold" style:font-name-asian="TimesNewRoman,Bold" style:font-size-asian="9pt" style:font-weight-asian="bold" style:font-name-complex="TimesNewRoman,Bold" style:font-size-complex="9pt" style:font-weight-complex="bold"/>
    </style:style>
    <style:style style:name="P233" style:family="paragraph" style:parent-style-name="Table_20_Contents">
      <style:paragraph-properties fo:text-align="start" style:justify-single-word="false" style:text-autospace="none"/>
      <style:text-properties fo:color="#0000ff" style:font-name="TimesNewRoman,Italic" fo:font-size="10.5pt" fo:font-style="italic" style:font-name-asian="TimesNewRoman,Italic" style:font-size-asian="10.5pt" style:font-style-asian="italic" style:font-name-complex="TimesNewRoman,Italic" style:font-size-complex="10.5pt" style:font-style-complex="italic"/>
    </style:style>
    <style:style style:name="P234" style:family="paragraph" style:parent-style-name="Table_20_Contents">
      <style:paragraph-properties fo:text-align="start" style:justify-single-word="false" style:text-autospace="none"/>
      <style:text-properties fo:color="#0000ff" style:font-name="TimesNewRoman,Italic" fo:font-size="10.5pt" style:font-name-asian="TimesNewRoman,Italic" style:font-size-asian="10.5pt" style:font-name-complex="TimesNewRoman,Italic" style:font-size-complex="10.5pt"/>
    </style:style>
    <style:style style:name="P235" style:family="paragraph" style:parent-style-name="Table_20_Contents">
      <style:paragraph-properties fo:text-align="start" style:justify-single-word="false" style:text-autospace="none"/>
      <style:text-properties fo:color="#0000ff" style:font-name="TimesNewRoman,Italic" fo:font-size="9pt" fo:font-style="italic" style:font-name-asian="TimesNewRoman,Italic" style:font-size-asian="9pt" style:font-style-asian="italic" style:font-name-complex="TimesNewRoman,Italic" style:font-size-complex="9pt" style:font-style-complex="italic"/>
    </style:style>
    <style:style style:name="P236" style:family="paragraph" style:parent-style-name="Table_20_Contents">
      <style:paragraph-properties fo:text-align="center" style:justify-single-word="false" style:text-autospace="non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237" style:family="paragraph" style:parent-style-name="Table_20_Contents">
      <style:paragraph-properties fo:text-align="center"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238" style:family="paragraph" style:parent-style-name="Table_20_Contents">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239" style:family="paragraph" style:parent-style-name="Table_20_Contents">
      <style:paragraph-properties fo:text-align="center" style:justify-single-word="false" style:text-autospace="none"/>
      <style:text-properties style:font-name="Courier" fo:font-size="10.5pt" style:font-name-asian="Courier" style:font-size-asian="10.5pt" style:font-name-complex="Courier" style:font-size-complex="10.5pt"/>
    </style:style>
    <style:style style:name="P240" style:family="paragraph" style:parent-style-name="Table_20_Contents">
      <style:text-properties fo:font-size="10.5pt" style:font-size-asian="10.5pt" style:font-size-complex="10.5pt"/>
    </style:style>
    <style:style style:name="P241" style:family="paragraph" style:parent-style-name="Standard">
      <style:paragraph-properties fo:margin-left="0cm" fo:margin-right="0cm" fo:text-align="justify" style:justify-single-word="false" fo:orphans="0" fo:widows="0" fo:text-indent="0cm" style:auto-text-indent="false" style:writing-mode="lr-tb"/>
      <style:text-properties fo:color="#800000" style:font-name="TimesNewRoman" fo:font-size="10.5pt" style:font-name-asian="TimesNewRoman" style:font-size-asian="10.5pt" style:font-name-complex="TimesNewRoman" style:font-size-complex="10.5pt"/>
    </style:style>
    <style:style style:name="P242" style:family="paragraph" style:parent-style-name="Standard">
      <style:text-properties style:font-name-asian="SimSun"/>
    </style:style>
    <style:style style:name="P243" style:family="paragraph" style:parent-style-name="Standard">
      <style:text-properties style:font-name-asian="SimSun" style:language-asian="zh" style:country-asian="CN"/>
    </style:style>
    <style:style style:name="P244" style:family="paragraph" style:parent-style-name="Standard">
      <style:text-properties officeooo:rsid="0051acdb" officeooo:paragraph-rsid="0051acdb" style:font-name-asian="SimSun" style:language-asian="zh" style:country-asian="CN"/>
    </style:style>
    <style:style style:name="P245" style:family="paragraph" style:parent-style-name="Standard">
      <style:text-properties officeooo:rsid="005348bc" officeooo:paragraph-rsid="005348bc" style:font-name-asian="SimSun" style:language-asian="zh" style:country-asian="CN"/>
    </style:style>
    <style:style style:name="P246" style:family="paragraph" style:parent-style-name="Standard">
      <style:text-properties officeooo:rsid="00571645" officeooo:paragraph-rsid="00571645" style:font-name-asian="SimSun" style:language-asian="zh" style:country-asian="CN"/>
    </style:style>
    <style:style style:name="P247" style:family="paragraph" style:parent-style-name="Standard">
      <style:text-properties officeooo:rsid="005d7f23" officeooo:paragraph-rsid="005d7f23" style:font-name-asian="SimSun" style:language-asian="zh" style:country-asian="CN"/>
    </style:style>
    <style:style style:name="P248" style:family="paragraph" style:parent-style-name="Standard">
      <style:text-properties officeooo:paragraph-rsid="006250b0" style:font-name-asian="SimSun"/>
    </style:style>
    <style:style style:name="P249" style:family="paragraph" style:parent-style-name="Standard">
      <style:text-properties officeooo:paragraph-rsid="0063d357" style:font-name-asian="SimSun"/>
    </style:style>
    <style:style style:name="P250" style:family="paragraph" style:parent-style-name="Standard">
      <style:text-properties officeooo:paragraph-rsid="0064d8a1" style:font-name-asian="SimSun"/>
    </style:style>
    <style:style style:name="P251" style:family="paragraph" style:parent-style-name="Standard">
      <style:text-properties officeooo:paragraph-rsid="006534ad" style:font-name-asian="SimSun"/>
    </style:style>
    <style:style style:name="P252" style:family="paragraph" style:parent-style-name="Standard">
      <style:text-properties officeooo:paragraph-rsid="006812da" style:font-name-asian="SimSun"/>
    </style:style>
    <style:style style:name="P253" style:family="paragraph" style:parent-style-name="Standard">
      <style:text-properties officeooo:paragraph-rsid="0068ee16" style:font-name-asian="SimSun"/>
    </style:style>
    <style:style style:name="P254" style:family="paragraph" style:parent-style-name="Standard">
      <style:text-properties officeooo:paragraph-rsid="006aa94e" style:font-name-asian="SimSun"/>
    </style:style>
    <style:style style:name="P255" style:family="paragraph" style:parent-style-name="Standard">
      <style:text-properties officeooo:paragraph-rsid="006e2a7c" style:font-name-asian="SimSun"/>
    </style:style>
    <style:style style:name="P256" style:family="paragraph" style:parent-style-name="Standard">
      <style:text-properties fo:font-size="9pt" officeooo:rsid="005348bc" officeooo:paragraph-rsid="005348bc" style:font-name-asian="SimSun" style:font-size-asian="9pt" style:language-asian="zh" style:country-asian="CN" style:font-size-complex="9pt"/>
    </style:style>
    <style:style style:name="P257" style:family="paragraph" style:parent-style-name="Standard">
      <style:text-properties fo:font-size="9pt" officeooo:paragraph-rsid="006534ad" style:font-name-asian="SimSun" style:font-size-asian="9pt" style:language-asian="zh" style:country-asian="CN" style:font-size-complex="9pt"/>
    </style:style>
    <style:style style:name="P258" style:family="paragraph" style:parent-style-name="Standard">
      <style:text-properties fo:font-size="9pt" style:font-name-asian="TimesNewRoman" style:font-size-asian="9pt" style:language-asian="zh" style:country-asian="CN" style:font-size-complex="9pt"/>
    </style:style>
    <style:style style:name="P259" style:family="paragraph" style:parent-style-name="Standard">
      <style:paragraph-properties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260" style:family="paragraph" style:parent-style-name="Standard">
      <style:paragraph-properties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261" style:family="paragraph" style:parent-style-name="Standard">
      <style:text-properties fo:color="#0000ff" style:font-name-asian="TimesNewRoman"/>
    </style:style>
    <style:style style:name="P262" style:family="paragraph" style:parent-style-name="Standard">
      <style:text-properties fo:color="#0000ff" style:font-name-asian="TimesNewRoman"/>
    </style:style>
    <style:style style:name="P263" style:family="paragraph" style:parent-style-name="Standard">
      <style:text-properties style:font-name="TimesNewRoman,Bold" fo:font-size="12pt" fo:font-weight="bold" style:font-name-asian="TimesNewRoman,Bold" style:font-size-asian="12pt" style:language-asian="zh" style:country-asian="CN" style:font-weight-asian="bold" style:font-name-complex="TimesNewRoman,Bold" style:font-size-complex="12pt" style:font-weight-complex="bold"/>
    </style:style>
    <style:style style:name="P264" style:family="paragraph" style:parent-style-name="Standard">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265" style:family="paragraph" style:parent-style-name="Standard">
      <style:paragraph-properties fo:text-align="center" style:justify-single-word="false"/>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266" style:family="paragraph" style:parent-style-name="Standard" style:list-style-name="">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267" style:family="paragraph" style:parent-style-name="Standard" style:list-style-name="">
      <style:paragraph-properties fo:text-align="start" style:justify-single-word="false" style:text-autospace="none"/>
      <style:text-properties style:font-name="TimesNewRoman,Bold" fo:font-size="10.5pt" style:font-name-asian="TimesNewRoman,Bold" style:font-size-asian="10.5pt" style:font-name-complex="TimesNewRoman,Bold" style:font-size-complex="10.5pt"/>
    </style:style>
    <style:style style:name="P268" style:family="paragraph" style:parent-style-name="Standard">
      <style:text-properties style:font-name="TimesNewRoman,Bold" fo:font-size="10.5pt" style:font-name-asian="TimesNewRoman,Bold" style:font-size-asian="10.5pt" style:language-asian="zh" style:country-asian="CN" style:font-name-complex="TimesNewRoman,Bold" style:font-size-complex="10.5pt"/>
    </style:style>
    <style:style style:name="P269" style:family="paragraph" style:parent-style-name="Standard">
      <style:paragraph-properties fo:text-align="center" style:justify-single-word="fals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270" style:family="paragraph" style:parent-style-name="Standard">
      <style:text-properties style:font-name="TimesNewRoman" fo:font-size="10.5pt" style:font-name-asian="TimesNewRoman" style:font-size-asian="10.5pt" style:language-asian="zh" style:country-asian="CN" style:font-name-complex="TimesNewRoman" style:font-size-complex="10.5pt"/>
    </style:style>
    <style:style style:name="P271" style:family="paragraph" style:parent-style-name="Standard" style:list-style-name="">
      <style:paragraph-properties fo:text-align="start" style:justify-single-word="false" style:text-autospace="none"/>
      <style:text-properties style:font-name="TimesNewRoman" fo:font-size="10.5pt" style:font-name-asian="TimesNewRoman" style:font-size-asian="10.5pt" style:font-name-complex="TimesNewRoman" style:font-size-complex="10.5pt"/>
    </style:style>
    <style:style style:name="P272" style:family="paragraph" style:parent-style-name="Standard">
      <style:text-properties style:font-name-asian="TimesNewRoman"/>
    </style:style>
    <style:style style:name="P273" style:family="paragraph" style:parent-style-name="Standard">
      <style:text-properties fo:font-size="10.5pt" style:font-name-asian="SimSun" style:font-size-asian="10.5pt" style:language-asian="zh" style:country-asian="CN" style:font-size-complex="10.5pt"/>
    </style:style>
    <style:style style:name="P274" style:family="paragraph" style:parent-style-name="Standard">
      <style:text-properties fo:font-size="10.5pt" officeooo:paragraph-rsid="006250b0" style:font-name-asian="SimSun" style:font-size-asian="10.5pt" style:language-asian="zh" style:country-asian="CN" style:font-size-complex="10.5pt"/>
    </style:style>
    <style:style style:name="P275" style:family="paragraph" style:parent-style-name="Standard">
      <style:text-properties fo:font-size="10.5pt" officeooo:paragraph-rsid="00626d01" style:font-name-asian="SimSun" style:font-size-asian="10.5pt" style:language-asian="zh" style:country-asian="CN" style:font-size-complex="10.5pt"/>
    </style:style>
    <style:style style:name="P276" style:family="paragraph" style:parent-style-name="Standard">
      <style:text-properties fo:font-size="10.5pt" officeooo:paragraph-rsid="0068bcbe" style:font-name-asian="SimSun" style:font-size-asian="10.5pt" style:language-asian="zh" style:country-asian="CN" style:font-size-complex="10.5pt"/>
    </style:style>
    <style:style style:name="P277" style:family="paragraph" style:parent-style-name="Standard">
      <style:text-properties fo:font-size="10.5pt" officeooo:paragraph-rsid="006c820b" style:font-name-asian="SimSun" style:font-size-asian="10.5pt" style:language-asian="zh" style:country-asian="CN" style:font-size-complex="10.5pt"/>
    </style:style>
    <style:style style:name="P278" style:family="paragraph" style:parent-style-name="Standard">
      <style:text-properties fo:font-size="10.5pt" officeooo:paragraph-rsid="006e2a7c" style:font-name-asian="SimSun" style:font-size-asian="10.5pt" style:language-asian="zh" style:country-asian="CN" style:font-size-complex="10.5pt"/>
    </style:style>
    <style:style style:name="P279" style:family="paragraph" style:parent-style-name="Standard" style:list-style-name="">
      <style:paragraph-properties style:text-autospace="none"/>
      <style:text-properties fo:font-size="10.5pt" style:font-name-asian="TimesNewRoman" style:font-size-asian="10.5pt" style:font-size-complex="10.5pt"/>
    </style:style>
    <style:style style:name="P280" style:family="paragraph" style:parent-style-name="Standard" style:list-style-name="">
      <style:paragraph-properties style:text-autospace="none"/>
      <style:text-properties fo:font-size="10.5pt" style:font-name-asian="Courier" style:font-size-asian="10.5pt" style:font-size-complex="10.5pt"/>
    </style:style>
    <style:style style:name="P281" style:family="paragraph" style:parent-style-name="Standard" style:list-style-name="">
      <style:paragraph-properties style:text-autospace="none"/>
      <style:text-properties fo:font-size="10.5pt" style:font-name-asian="TimesNewRoman,Bold" style:font-size-asian="10.5pt" style:font-size-complex="10.5pt"/>
    </style:style>
    <style:style style:name="P282" style:family="paragraph" style:parent-style-name="Standard">
      <style:text-properties style:font-name="Courier" fo:font-size="9pt" fo:font-weight="bold" style:font-name-asian="Courier" style:font-size-asian="9pt" style:language-asian="zh" style:country-asian="CN" style:font-weight-asian="bold" style:font-name-complex="Courier" style:font-size-complex="9pt" style:font-weight-complex="bold"/>
    </style:style>
    <style:style style:name="P283" style:family="paragraph" style:parent-style-name="Standard" style:list-style-name="">
      <style:paragraph-properties fo:text-align="start"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284" style:family="paragraph" style:parent-style-name="Standard" style:list-style-name="">
      <style:paragraph-properties fo:text-align="center" style:justify-single-word="false" style:text-autospace="none"/>
    </style:style>
    <style:style style:name="P285" style:family="paragraph" style:parent-style-name="Standard">
      <style:text-properties style:use-window-font-color="true" fo:language="en" fo:country="US" style:letter-kerning="true" style:language-asian="ja" style:country-asian="JP" style:font-size-complex="12pt" style:language-complex="ar" style:country-complex="SA"/>
    </style:style>
    <style:style style:name="P286" style:family="paragraph" style:parent-style-name="Heading_20_1">
      <style:text-properties style:letter-kerning="true"/>
    </style:style>
    <style:style style:name="P287" style:family="paragraph" style:parent-style-name="Heading_20_1">
      <style:paragraph-properties fo:text-align="justify" style:justify-single-word="false" fo:orphans="0" fo:widows="0" style:writing-mode="lr-tb"/>
      <style:text-properties style:use-window-font-color="true" fo:language="en" fo:country="US" style:letter-kerning="true" style:language-asian="ja" style:country-asian="JP" style:font-size-complex="12pt" style:language-complex="ar" style:country-complex="SA"/>
    </style:style>
    <style:style style:name="P288" style:family="paragraph" style:parent-style-name="Heading_20_1">
      <style:paragraph-properties fo:text-align="justify" style:justify-single-word="false" fo:orphans="0" fo:widows="0" style:writing-mode="lr-tb"/>
      <style:text-properties style:use-window-font-color="true" style:font-name="Arial2" fo:language="en" fo:country="US" fo:font-weight="normal" style:letter-kerning="true" style:language-asian="ja" style:country-asian="JP" style:font-weight-asian="normal" style:font-size-complex="12pt" style:language-complex="ar" style:country-complex="SA" style:font-weight-complex="normal"/>
    </style:style>
    <style:style style:name="P289" style:family="paragraph" style:parent-style-name="Heading_20_1">
      <style:paragraph-properties fo:text-align="justify" style:justify-single-word="false" fo:orphans="0" fo:widows="0" style:writing-mode="lr-tb"/>
    </style:style>
    <style:style style:name="P290" style:family="paragraph" style:parent-style-name="Heading_20_1">
      <style:paragraph-properties fo:text-align="justify" style:justify-single-word="false" fo:orphans="0" fo:widows="0" style:writing-mode="lr-tb"/>
      <style:text-properties officeooo:paragraph-rsid="000d968f"/>
    </style:style>
    <style:style style:name="P291" style:family="paragraph" style:parent-style-name="Heading_20_2">
      <style:text-properties style:letter-kerning="true"/>
    </style:style>
    <style:style style:name="P292" style:family="paragraph" style:parent-style-name="Heading_20_2">
      <style:text-properties style:letter-kerning="true" style:language-asian="zh" style:country-asian="CN"/>
    </style:style>
    <style:style style:name="P293" style:family="paragraph" style:parent-style-name="Heading_20_2">
      <style:paragraph-properties fo:text-align="justify" style:justify-single-word="false" fo:orphans="0" fo:widows="0" style:writing-mode="lr-tb"/>
    </style:style>
    <style:style style:name="P294" style:family="paragraph" style:parent-style-name="Heading_20_2">
      <style:paragraph-properties fo:text-align="justify" style:justify-single-word="false" fo:orphans="0" fo:widows="0" style:writing-mode="lr-tb"/>
      <style:text-properties officeooo:paragraph-rsid="000d968f"/>
    </style:style>
    <style:style style:name="P295"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296" style:family="paragraph" style:parent-style-name="Heading_20_2">
      <style:paragraph-properties fo:text-align="justify" style:justify-single-word="false" fo:orphans="0" fo:widows="0" style:writing-mode="lr-tb"/>
      <style:text-properties style:use-window-font-color="true" style:font-name="TimesNewRoman,Bold" fo:font-size="10.5pt" fo:language="en" fo:country="US" fo:font-weight="normal" officeooo:rsid="0030eeca"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P297" style:family="paragraph" style:parent-style-name="Heading_20_2">
      <style:paragraph-properties fo:text-align="justify" style:justify-single-word="false" fo:orphans="0" fo:widows="0" style:writing-mode="lr-tb"/>
      <style:text-properties style:use-window-font-color="true" fo:font-size="10.5pt" fo:language="en" fo:country="US" style:letter-kerning="true" style:font-size-asian="10.5pt" style:language-asian="ja" style:country-asian="JP" style:font-size-complex="12pt" style:language-complex="ar" style:country-complex="SA"/>
    </style:style>
    <style:style style:name="P298" style:family="paragraph" style:parent-style-name="Heading_20_2">
      <style:paragraph-properties fo:text-align="justify" style:justify-single-word="false" fo:orphans="0" fo:widows="0" style:writing-mode="lr-tb"/>
      <style:text-properties style:use-window-font-color="true" fo:font-size="10.5pt" fo:language="en" fo:country="US" fo:font-weight="normal" style:letter-kerning="true" style:font-size-asian="10.5pt" style:language-asian="ja" style:country-asian="JP" style:font-weight-asian="normal" style:font-size-complex="12pt" style:language-complex="ar" style:country-complex="SA" style:font-weight-complex="normal"/>
    </style:style>
    <style:style style:name="P299" style:family="paragraph" style:parent-style-name="Heading_20_2">
      <style:paragraph-properties fo:text-align="justify" style:justify-single-word="false" fo:orphans="0" fo:widows="0" style:writing-mode="lr-tb"/>
      <style:text-properties style:use-window-font-color="true" style:font-name="MJOKGL+TimesNewRoman,Bold" fo:font-size="10.5pt" fo:language="en" fo:country="US" style:letter-kerning="true" style:font-name-asian="MJOKGL+TimesNewRoman,Bold" style:font-size-asian="10.5pt" style:language-asian="ja" style:country-asian="JP" style:font-name-complex="MJOKGL+TimesNewRoman,Bold" style:font-size-complex="12pt" style:language-complex="ar" style:country-complex="SA"/>
    </style:style>
    <style:style style:name="P300" style:family="paragraph" style:parent-style-name="Heading_20_3">
      <style:paragraph-properties fo:margin-left="0cm" fo:margin-right="0cm" fo:text-indent="0cm" style:auto-text-indent="false"/>
    </style:style>
    <style:style style:name="P301" style:family="paragraph" style:parent-style-name="Heading_20_3">
      <style:paragraph-properties fo:margin-left="0cm" fo:margin-right="0cm" fo:text-indent="0cm" style:auto-text-indent="false"/>
      <style:text-properties officeooo:paragraph-rsid="0008613d"/>
    </style:style>
    <style:style style:name="P302" style:family="paragraph" style:parent-style-name="Heading_20_3">
      <style:paragraph-properties fo:margin-left="0cm" fo:margin-right="0cm" fo:text-indent="0cm" style:auto-text-indent="false"/>
      <style:text-properties officeooo:paragraph-rsid="0008b36d"/>
    </style:style>
    <style:style style:name="P303" style:family="paragraph" style:parent-style-name="Heading_20_3">
      <style:paragraph-properties fo:margin-left="0cm" fo:margin-right="0cm" fo:text-indent="0cm" style:auto-text-indent="false"/>
      <style:text-properties officeooo:paragraph-rsid="00092181"/>
    </style:style>
    <style:style style:name="P304" style:family="paragraph" style:parent-style-name="Heading_20_3">
      <style:paragraph-properties fo:margin-left="0cm" fo:margin-right="0cm" fo:text-indent="0cm" style:auto-text-indent="false"/>
      <style:text-properties officeooo:paragraph-rsid="000aeaae"/>
    </style:style>
    <style:style style:name="P305" style:family="paragraph" style:parent-style-name="Heading_20_3">
      <style:paragraph-properties fo:margin-left="0cm" fo:margin-right="0cm" fo:text-indent="0cm" style:auto-text-indent="false"/>
      <style:text-properties officeooo:paragraph-rsid="000bd9ab"/>
    </style:style>
    <style:style style:name="P306" style:family="paragraph" style:parent-style-name="Heading_20_3">
      <style:paragraph-properties fo:margin-left="0cm" fo:margin-right="0cm" fo:text-indent="0cm" style:auto-text-indent="false"/>
      <style:text-properties officeooo:paragraph-rsid="000bd9ab" style:letter-kerning="true" style:language-asian="zh" style:country-asian="CN"/>
    </style:style>
    <style:style style:name="P307" style:family="paragraph" style:parent-style-name="Heading_20_3">
      <style:paragraph-properties fo:margin-left="0cm" fo:margin-right="0cm" fo:text-indent="0cm" style:auto-text-indent="false"/>
      <style:text-properties officeooo:paragraph-rsid="000d30e4"/>
    </style:style>
    <style:style style:name="P308"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fo:font-size="10.5pt" fo:language="en" fo:country="US" style:letter-kerning="true" style:font-size-asian="10.5pt" style:language-asian="zh" style:country-asian="CN" style:font-size-complex="12pt" style:language-complex="ar" style:country-complex="SA"/>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P311" style:family="paragraph" style:parent-style-name="Table_20_Contents">
      <style:paragraph-properties fo:text-align="center" style:justify-single-word="false"/>
      <style:text-properties style:font-name="TimesNewRoman" fo:font-size="9pt" style:font-name-asian="TimesNewRoman" style:font-size-asian="9pt" style:font-name-complex="TimesNewRoman" style:font-size-complex="9pt"/>
    </style:style>
    <style:style style:name="P312" style:family="paragraph" style:parent-style-name="Table_20_Contents">
      <style:paragraph-properties fo:text-align="center" style:justify-single-word="false"/>
      <style:text-properties style:font-name="TimesNewRoman" fo:font-size="9pt" officeooo:paragraph-rsid="0066860e" style:font-name-asian="TimesNewRoman" style:font-size-asian="9pt" style:font-name-complex="TimesNewRoman" style:font-size-complex="9pt"/>
    </style:style>
    <style:style style:name="P313" style:family="paragraph" style:parent-style-name="Table_20_Contents" style:list-style-name="">
      <style:paragraph-properties fo:text-align="center" style:justify-single-word="false" style:text-autospace="none"/>
      <style:text-properties style:font-name="Courier" fo:font-size="10.5pt" fo:font-weight="bold" style:font-name-asian="Courier" style:font-size-asian="10.5pt" style:font-weight-asian="bold" style:font-name-complex="Courier" style:font-size-complex="10.5pt" style:font-weight-complex="bold"/>
    </style:style>
    <style:style style:name="P314" style:family="paragraph" style:parent-style-name="Table_20_Contents" style:list-style-name="">
      <style:paragraph-properties fo:text-align="center" style:justify-single-word="false" style:text-autospace="none"/>
      <style:text-properties style:font-name="Courier" fo:font-size="10.5pt" fo:font-style="normal" fo:font-weight="bold" style:font-name-asian="Courier" style:font-size-asian="10.5pt" style:font-style-asian="normal" style:font-weight-asian="bold" style:font-name-complex="Courier" style:font-size-complex="10.5pt" style:font-style-complex="normal" style:font-weight-complex="bold"/>
    </style:style>
    <style:style style:name="P315" style:family="paragraph" style:parent-style-name="Table_20_Contents" style:list-style-name="">
      <style:paragraph-properties fo:text-align="center" style:justify-single-word="false" style:text-autospace="none"/>
      <style:text-properties style:font-name="Courier" fo:font-size="10.5pt" style:font-name-asian="Courier" style:font-size-asian="10.5pt" style:font-name-complex="Courier" style:font-size-complex="10.5pt"/>
    </style:style>
    <style:style style:name="P316"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ＭＳ 明朝" style:font-name-complex="ＭＳ 明朝"/>
    </style:style>
    <style:style style:name="T2" style:family="text">
      <style:text-properties style:font-name-asian="Century" style:font-name-complex="Century"/>
    </style:style>
    <style:style style:name="T3" style:family="text">
      <style:text-properties style:font-name-asian="TimesNewRomanPSMT"/>
    </style:style>
    <style:style style:name="T4" style:family="text">
      <style:text-properties style:font-name-asian="TimesNewRomanPSMT" style:font-name-complex="TimesNewRomanPSMT"/>
    </style:style>
    <style:style style:name="T5" style:family="text">
      <style:text-properties fo:font-style="italic" style:font-name-asian="TimesNewRomanPS-ItalicMT" style:font-style-asian="italic" style:font-name-complex="TimesNewRomanPS-ItalicMT" style:font-style-complex="italic"/>
    </style:style>
    <style:style style:name="T6" style:family="text">
      <style:text-properties fo:font-style="italic" style:font-name-asian="SimSun" style:language-asian="zh" style:country-asian="CN" style:font-style-asian="italic" style:font-name-complex="TimesNewRomanPS-ItalicMT" style:font-style-complex="italic"/>
    </style:style>
    <style:style style:name="T7" style:family="text">
      <style:text-properties fo:font-style="italic" style:font-style-asian="italic" style:font-style-complex="italic"/>
    </style:style>
    <style:style style:name="T8" style:family="text">
      <style:text-properties fo:font-style="italic" style:language-asian="zh" style:country-asian="CN"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asian="SimSun"/>
    </style:style>
    <style:style style:name="T11" style:family="text">
      <style:text-properties style:font-name-asian="SimSun" style:language-asian="zh" style:country-asian="CN"/>
    </style:style>
    <style:style style:name="T12" style:family="text">
      <style:text-properties officeooo:rsid="00097f74" style:font-name-asian="SimSun" style:language-asian="zh" style:country-asian="CN"/>
    </style:style>
    <style:style style:name="T13" style:family="text">
      <style:text-properties officeooo:rsid="001b79f4" style:font-name-asian="SimSun" style:language-asian="zh" style:country-asian="CN"/>
    </style:style>
    <style:style style:name="T14" style:family="text">
      <style:text-properties officeooo:rsid="001fdc6a" style:font-name-asian="SimSun" style:language-asian="zh" style:country-asian="CN"/>
    </style:style>
    <style:style style:name="T15" style:family="text">
      <style:text-properties officeooo:rsid="0022fb69" style:font-name-asian="SimSun" style:language-asian="zh" style:country-asian="CN"/>
    </style:style>
    <style:style style:name="T16" style:family="text">
      <style:text-properties officeooo:rsid="0051acdb" style:font-name-asian="SimSun" style:language-asian="zh" style:country-asian="CN"/>
    </style:style>
    <style:style style:name="T17" style:family="text">
      <style:text-properties officeooo:rsid="005348bc" style:font-name-asian="SimSun" style:language-asian="zh" style:country-asian="CN"/>
    </style:style>
    <style:style style:name="T18" style:family="text">
      <style:text-properties officeooo:rsid="00403b9a" style:font-name-asian="SimSun"/>
    </style:style>
    <style:style style:name="T19" style:family="text">
      <style:text-properties officeooo:rsid="005348bc" style:font-name-asian="SimSun"/>
    </style:style>
    <style:style style:name="T20" style:family="text">
      <style:text-properties officeooo:rsid="005afc05" style:font-name-asian="SimSun"/>
    </style:style>
    <style:style style:name="T21" style:family="text">
      <style:text-properties officeooo:rsid="005c592a" style:font-name-asian="SimSun"/>
    </style:style>
    <style:style style:name="T22" style:family="text">
      <style:text-properties fo:color="#0000ff" style:font-name="TimesNewRoman" fo:font-size="10pt" style:font-name-asian="TimesNewRoman" style:font-size-asian="10pt" style:language-asian="zh" style:country-asian="CN" style:font-name-complex="TimesNewRoman" style:font-size-complex="10pt"/>
    </style:style>
    <style:style style:name="T23" style:family="text">
      <style:text-properties fo:font-size="10pt" style:font-name-asian="TimesNewRomanPSMT" style:font-size-asian="10pt" style:font-name-complex="TimesNewRomanPSMT" style:font-size-complex="10pt"/>
    </style:style>
    <style:style style:name="T24" style:family="text">
      <style:text-properties fo:font-size="10pt" officeooo:rsid="0008613d" style:font-name-asian="TimesNewRomanPSMT" style:font-size-asian="10pt" style:font-name-complex="TimesNewRomanPSMT" style:font-size-complex="10pt"/>
    </style:style>
    <style:style style:name="T25" style:family="text">
      <style:text-properties style:font-name="SimSun" fo:font-size="10pt" style:font-name-asian="SimSun" style:font-size-asian="10pt" style:font-name-complex="TimesNewRomanPSMT" style:font-size-complex="10pt"/>
    </style:style>
    <style:style style:name="T26" style:family="text">
      <style:text-properties style:font-name="SimSun" style:font-name-asian="SimSun" style:font-name-complex="TimesNewRomanPSMT"/>
    </style:style>
    <style:style style:name="T27" style:family="text">
      <style:text-properties style:font-name="SimSun" style:letter-kerning="true" style:font-name-asian="SimSun" style:language-asian="zh" style:country-asian="CN" style:font-name-complex="TimesNewRomanPSMT"/>
    </style:style>
    <style:style style:name="T28" style:family="text">
      <style:text-properties style:font-name="SimSun" officeooo:rsid="00092181" style:letter-kerning="true" style:font-name-asian="SimSun" style:language-asian="zh" style:country-asian="CN" style:font-name-complex="TimesNewRomanPSMT"/>
    </style:style>
    <style:style style:name="T29" style:family="text">
      <style:text-properties style:font-name="TimesNewRomanPSMT" style:font-name-asian="TimesNewRomanPSMT" style:font-name-complex="TimesNewRomanPSMT"/>
    </style:style>
    <style:style style:name="T30" style:family="text">
      <style:text-properties style:font-name="TimesNewRomanPSMT" style:font-name-asian="SimSun" style:font-name-complex="TimesNewRomanPSMT"/>
    </style:style>
    <style:style style:name="T31" style:family="text">
      <style:text-properties style:letter-kerning="true"/>
    </style:style>
    <style:style style:name="T32" style:family="text">
      <style:text-properties style:letter-kerning="true" style:font-name-asian="Arial,Bold" style:font-name-complex="Arial,Bold" style:font-weight-complex="bold"/>
    </style:style>
    <style:style style:name="T33" style:family="text">
      <style:text-properties style:letter-kerning="true" style:font-name-asian="SimSun" style:language-asian="zh" style:country-asian="CN"/>
    </style:style>
    <style:style style:name="T34" style:family="text">
      <style:text-properties officeooo:rsid="0008613d" style:letter-kerning="true"/>
    </style:style>
    <style:style style:name="T35" style:family="text">
      <style:text-properties style:letter-kerning="true" style:language-asian="zh" style:country-asian="CN"/>
    </style:style>
    <style:style style:name="T36" style:family="text">
      <style:text-properties officeooo:rsid="0008b36d" style:letter-kerning="true" style:language-asian="zh" style:country-asian="CN"/>
    </style:style>
    <style:style style:name="T37" style:family="text">
      <style:text-properties officeooo:rsid="00092181" style:letter-kerning="true" style:language-asian="zh" style:country-asian="CN"/>
    </style:style>
    <style:style style:name="T38" style:family="text">
      <style:text-properties officeooo:rsid="00097f74" style:letter-kerning="true" style:language-asian="zh" style:country-asian="CN"/>
    </style:style>
    <style:style style:name="T39" style:family="text">
      <style:text-properties officeooo:rsid="000aeaae" style:letter-kerning="true" style:language-asian="zh" style:country-asian="CN"/>
    </style:style>
    <style:style style:name="T40" style:family="text">
      <style:text-properties officeooo:rsid="000bd9ab" style:letter-kerning="true" style:language-asian="zh" style:country-asian="CN"/>
    </style:style>
    <style:style style:name="T41" style:family="text">
      <style:text-properties officeooo:rsid="000d30e4" style:letter-kerning="true" style:language-asian="zh" style:country-asian="CN"/>
    </style:style>
    <style:style style:name="T42" style:family="text">
      <style:text-properties style:font-name="TimesNewRoman"/>
    </style:style>
    <style:style style:name="T43" style:family="text">
      <style:text-properties style:font-name="TimesNewRoman" style:font-name-asian="TimesNewRoman" style:font-name-complex="TimesNewRoman"/>
    </style:style>
    <style:style style:name="T44" style:family="text">
      <style:text-properties style:font-name="TimesNewRoman" officeooo:rsid="0057591c" style:font-name-asian="TimesNewRoman" style:font-name-complex="TimesNewRoman"/>
    </style:style>
    <style:style style:name="T45" style:family="text">
      <style:text-properties style:font-name="TimesNewRoman" officeooo:rsid="005cae5b" style:font-name-asian="TimesNewRoman" style:font-name-complex="TimesNewRoman"/>
    </style:style>
    <style:style style:name="T46" style:family="text">
      <style:text-properties style:font-name="TimesNewRoman" officeooo:rsid="005d7f23" style:font-name-asian="TimesNewRoman" style:font-name-complex="TimesNewRoman"/>
    </style:style>
    <style:style style:name="T47" style:family="text">
      <style:text-properties style:font-name="TimesNewRoman" officeooo:rsid="005f1d1e" style:font-name-asian="TimesNewRoman" style:font-name-complex="TimesNewRoman"/>
    </style:style>
    <style:style style:name="T48" style:family="text">
      <style:text-properties style:font-name="TimesNewRoman" officeooo:rsid="00610935" style:font-name-asian="TimesNewRoman" style:font-name-complex="TimesNewRoman"/>
    </style:style>
    <style:style style:name="T49" style:family="text">
      <style:text-properties style:font-name="TimesNewRoman" style:font-name-asian="TimesNewRoman" style:language-asian="zh" style:country-asian="CN" style:font-name-complex="TimesNewRoman"/>
    </style:style>
    <style:style style:name="T50" style:family="text">
      <style:text-properties style:font-name="TimesNewRoman" fo:font-size="9pt" style:font-size-asian="9pt" style:font-name-complex="TimesNewRoman" style:font-size-complex="9pt"/>
    </style:style>
    <style:style style:name="T51" style:family="text">
      <style:text-properties style:font-name="TimesNewRoman" fo:font-size="9pt" style:font-size-asian="9pt" style:language-asian="zh" style:country-asian="CN" style:font-name-complex="TimesNewRoman" style:font-size-complex="9pt"/>
    </style:style>
    <style:style style:name="T52" style:family="text">
      <style:text-properties style:font-name="TimesNewRoman" fo:font-size="9pt" style:font-name-asian="TimesNewRoman" style:font-size-asian="9pt" style:font-name-complex="TimesNewRoman" style:font-size-complex="9pt"/>
    </style:style>
    <style:style style:name="T53" style:family="text">
      <style:text-properties style:font-name="TimesNewRoman" fo:font-size="9pt" style:font-name-asian="TimesNewRoman" style:font-size-asian="9pt" style:language-asian="zh" style:country-asian="CN" style:font-name-complex="TimesNewRoman" style:font-size-complex="9pt"/>
    </style:style>
    <style:style style:name="T54" style:family="text">
      <style:text-properties style:font-name="TimesNewRoman" fo:font-size="9pt" style:font-name-asian="SimSun1" style:font-size-asian="9pt" style:language-asian="zh" style:country-asian="CN" style:font-name-complex="TimesNewRoman" style:font-size-complex="9pt"/>
    </style:style>
    <style:style style:name="T55" style:family="text">
      <style:text-properties style:font-name="TimesNewRoman" fo:font-size="9pt" style:font-name-asian="SimSun" style:font-size-asian="9pt" style:language-asian="zh" style:country-asian="CN" style:font-name-complex="TimesNewRoman" style:font-size-complex="9pt"/>
    </style:style>
    <style:style style:name="T56" style:family="text">
      <style:text-properties style:font-name="TimesNewRoman" style:font-name-complex="TimesNewRoman"/>
    </style:style>
    <style:style style:name="T57" style:family="text">
      <style:text-properties style:font-name="TimesNewRoman" officeooo:rsid="005c592a" style:font-name-complex="TimesNewRoman"/>
    </style:style>
    <style:style style:name="T58" style:family="text">
      <style:text-properties style:font-name="TimesNewRoman" style:language-asian="zh" style:country-asian="CN" style:font-name-complex="TimesNewRoman"/>
    </style:style>
    <style:style style:name="T59" style:family="text">
      <style:text-properties style:font-name="TimesNewRoman" officeooo:rsid="0022fb69" style:language-asian="zh" style:country-asian="CN" style:font-name-complex="TimesNewRoman"/>
    </style:style>
    <style:style style:name="T60" style:family="text">
      <style:text-properties style:font-name="TimesNewRoman" officeooo:rsid="0051acdb" style:language-asian="zh" style:country-asian="CN" style:font-name-complex="TimesNewRoman"/>
    </style:style>
    <style:style style:name="T61" style:family="text">
      <style:text-properties style:font-name="TimesNewRoman" officeooo:rsid="005348bc" style:language-asian="zh" style:country-asian="CN" style:font-name-complex="TimesNewRoman"/>
    </style:style>
    <style:style style:name="T62" style:family="text">
      <style:text-properties style:font-name="TimesNewRoman" fo:font-size="10pt" style:font-size-asian="10pt" style:font-name-complex="TimesNewRoman"/>
    </style:style>
    <style:style style:name="T63" style:family="text">
      <style:text-properties style:font-name="TimesNewRoman" fo:font-size="10pt" style:font-size-asian="10pt" style:font-name-complex="TimesNewRoman" style:font-size-complex="10pt"/>
    </style:style>
    <style:style style:name="T64" style:family="text">
      <style:text-properties style:font-name="TimesNewRoman" fo:font-size="10pt" style:font-size-asian="10pt" style:language-asian="zh" style:country-asian="CN" style:font-name-complex="TimesNewRoman"/>
    </style:style>
    <style:style style:name="T65" style:family="text">
      <style:text-properties style:font-name="TimesNewRoman" fo:font-size="10pt" style:font-size-asian="10pt" style:language-asian="zh" style:country-asian="CN" style:font-name-complex="TimesNewRoman" style:font-size-complex="10pt"/>
    </style:style>
    <style:style style:name="T66" style:family="text">
      <style:text-properties style:font-name="TimesNewRoman" fo:font-size="10pt" style:font-name-asian="TimesNewRoman" style:font-size-asian="10pt" style:language-asian="zh" style:country-asian="CN" style:font-name-complex="TimesNewRoman" style:font-size-complex="10pt"/>
    </style:style>
    <style:style style:name="T67" style:family="text">
      <style:text-properties style:font-name="TimesNewRoman" fo:font-size="10pt" style:font-name-asian="TimesNewRoman" style:font-size-asian="10pt" style:font-name-complex="TimesNewRoman" style:font-size-complex="10pt"/>
    </style:style>
    <style:style style:name="T68" style:family="text">
      <style:text-properties style:font-name="TimesNewRoman" fo:font-size="10.5pt" style:font-size-asian="10.5pt" style:font-name-complex="TimesNewRoman" style:font-size-complex="10.5pt"/>
    </style:style>
    <style:style style:name="T69" style:family="text">
      <style:text-properties style:font-name="TimesNewRoman" fo:font-size="10.5pt" style:font-name-asian="TimesNewRoman" style:font-size-asian="10.5pt" style:font-name-complex="TimesNewRoman" style:font-size-complex="10.5pt"/>
    </style:style>
    <style:style style:name="T70" style:family="text">
      <style:text-properties style:font-name="TimesNewRoman" fo:font-size="10.5pt" style:font-name-asian="TimesNewRoman" style:font-size-asian="10.5pt" style:language-asian="zh" style:country-asian="CN" style:font-name-complex="TimesNewRoman" style:font-size-complex="10.5pt"/>
    </style:style>
    <style:style style:name="T71" style:family="text">
      <style:text-properties style:font-name="TimesNewRoman" fo:font-size="10.5pt" officeooo:rsid="0019c519" style:font-name-asian="TimesNewRoman" style:font-size-asian="10.5pt" style:language-asian="zh" style:country-asian="CN" style:font-name-complex="TimesNewRoman" style:font-size-complex="10.5pt"/>
    </style:style>
    <style:style style:name="T72" style:family="text">
      <style:text-properties style:font-name="TimesNewRoman" fo:font-size="10.5pt" officeooo:rsid="001d933c" style:font-name-asian="TimesNewRoman" style:font-size-asian="10.5pt" style:language-asian="zh" style:country-asian="CN" style:font-name-complex="TimesNewRoman" style:font-size-complex="10.5pt"/>
    </style:style>
    <style:style style:name="T73" style:family="text">
      <style:text-properties style:font-name="TimesNewRoman" fo:font-size="10.5pt" officeooo:rsid="001e9e40" style:font-name-asian="TimesNewRoman" style:font-size-asian="10.5pt" style:language-asian="zh" style:country-asian="CN" style:font-name-complex="TimesNewRoman" style:font-size-complex="10.5pt"/>
    </style:style>
    <style:style style:name="T74" style:family="text">
      <style:text-properties style:font-name="TimesNewRoman" fo:font-size="10.5pt" officeooo:rsid="00424c18" style:font-name-asian="TimesNewRoman" style:font-size-asian="10.5pt" style:language-asian="zh" style:country-asian="CN" style:font-name-complex="TimesNewRoman" style:font-size-complex="10.5pt"/>
    </style:style>
    <style:style style:name="T75" style:family="text">
      <style:text-properties style:font-name="TimesNewRoman" fo:font-size="10.5pt" officeooo:rsid="0055169c" style:font-name-asian="TimesNewRoman" style:font-size-asian="10.5pt" style:language-asian="zh" style:country-asian="CN" style:font-name-complex="TimesNewRoman" style:font-size-complex="10.5pt"/>
    </style:style>
    <style:style style:name="T76" style:family="text">
      <style:text-properties style:font-name="TimesNewRoman" fo:font-size="10.5pt" officeooo:rsid="0057591c" style:font-name-asian="TimesNewRoman" style:font-size-asian="10.5pt" style:language-asian="zh" style:country-asian="CN" style:font-name-complex="TimesNewRoman" style:font-size-complex="10.5pt"/>
    </style:style>
    <style:style style:name="T77" style:family="text">
      <style:text-properties style:font-name="TimesNewRoman" fo:font-size="10.5pt" officeooo:rsid="005cae5b" style:font-name-asian="TimesNewRoman" style:font-size-asian="10.5pt" style:language-asian="zh" style:country-asian="CN" style:font-name-complex="TimesNewRoman" style:font-size-complex="10.5pt"/>
    </style:style>
    <style:style style:name="T78" style:family="text">
      <style:text-properties style:font-name="TimesNewRoman" fo:font-size="10.5pt" officeooo:rsid="005d7f23" style:font-name-asian="TimesNewRoman" style:font-size-asian="10.5pt" style:language-asian="zh" style:country-asian="CN" style:font-name-complex="TimesNewRoman" style:font-size-complex="10.5pt"/>
    </style:style>
    <style:style style:name="T79" style:family="text">
      <style:text-properties style:font-name="TimesNewRoman" fo:font-size="10.5pt" fo:font-weight="bold" style:font-name-asian="TimesNewRoman" style:font-size-asian="10.5pt" style:font-weight-asian="bold" style:font-name-complex="TimesNewRoman" style:font-size-complex="10.5pt" style:font-weight-complex="bold"/>
    </style:style>
    <style:style style:name="T80" style:family="text">
      <style:text-properties style:font-name="TimesNewRoman" fo:font-weight="bold" style:font-name-asian="TimesNewRoman" style:font-weight-asian="bold" style:font-name-complex="TimesNewRoman" style:font-weight-complex="bold"/>
    </style:style>
    <style:style style:name="T81" style:family="text">
      <style:text-properties style:font-name="TimesNewRoman" fo:font-weight="bold" style:font-name-asian="TimesNewRoman" style:language-asian="zh" style:country-asian="CN" style:font-weight-asian="bold" style:font-name-complex="TimesNewRoman" style:font-weight-complex="bold"/>
    </style:style>
    <style:style style:name="T82" style:family="text">
      <style:text-properties style:font-name="TimesNewRoman" fo:font-size="7pt" style:font-name-asian="TimesNewRoman" style:font-size-asian="7pt" style:font-name-complex="TimesNewRoman" style:font-size-complex="7pt"/>
    </style:style>
    <style:style style:name="T83" style:family="text">
      <style:text-properties style:font-name="TimesNewRoman" style:font-name-asian="SimSun1" style:font-name-complex="TimesNewRoman"/>
    </style:style>
    <style:style style:name="T84" style:family="text">
      <style:text-properties style:font-name="TimesNewRoman" style:letter-kerning="true" style:font-name-asian="TimesNewRoman" style:language-asian="zh" style:country-asian="CN" style:font-name-complex="TimesNewRoman"/>
    </style:style>
    <style:style style:name="T85" style:family="text">
      <style:text-properties style:font-name="TimesNewRoman" style:letter-kerning="true" style:language-asian="zh" style:country-asian="CN"/>
    </style:style>
    <style:style style:name="T86" style:family="text">
      <style:text-properties style:font-name="TimesNewRoman" style:letter-kerning="true" style:language-asian="zh" style:country-asian="CN" style:font-name-complex="TimesNewRoman"/>
    </style:style>
    <style:style style:name="T87" style:family="text">
      <style:text-properties style:language-asian="zh" style:country-asian="CN"/>
    </style:style>
    <style:style style:name="T88" style:family="text">
      <style:text-properties officeooo:rsid="0008613d" style:language-asian="zh" style:country-asian="CN"/>
    </style:style>
    <style:style style:name="T89" style:family="text">
      <style:text-properties officeooo:rsid="00092181" style:language-asian="zh" style:country-asian="CN"/>
    </style:style>
    <style:style style:name="T90" style:family="text">
      <style:text-properties officeooo:rsid="000bd9ab" style:language-asian="zh" style:country-asian="CN"/>
    </style:style>
    <style:style style:name="T91" style:family="text">
      <style:text-properties officeooo:rsid="001327ef" style:language-asian="zh" style:country-asian="CN"/>
    </style:style>
    <style:style style:name="T92" style:family="text">
      <style:text-properties officeooo:rsid="0013d854" style:language-asian="zh" style:country-asian="CN"/>
    </style:style>
    <style:style style:name="T93" style:family="text">
      <style:text-properties officeooo:rsid="0019c519" style:language-asian="zh" style:country-asian="CN"/>
    </style:style>
    <style:style style:name="T94" style:family="text">
      <style:text-properties officeooo:rsid="00377bdc" style:language-asian="zh" style:country-asian="CN"/>
    </style:style>
    <style:style style:name="T95" style:family="text">
      <style:text-properties officeooo:rsid="00403b9a" style:language-asian="zh" style:country-asian="CN"/>
    </style:style>
    <style:style style:name="T96" style:family="text">
      <style:text-properties officeooo:rsid="007005d4" style:language-asian="zh" style:country-asian="CN"/>
    </style:style>
    <style:style style:name="T97" style:family="text">
      <style:text-properties style:font-name="TimesNewRoman,Bold" fo:font-weight="bold" style:font-name-asian="TimesNewRoman,Bold" style:font-weight-asian="bold" style:font-name-complex="TimesNewRoman,Bold" style:font-weight-complex="bold"/>
    </style:style>
    <style:style style:name="T98" style:family="text">
      <style:text-properties style:font-name="TimesNewRoman,Bold" fo:font-weight="bold" style:font-weight-asian="bold" style:font-name-complex="TimesNewRoman,Bold" style:font-weight-complex="bold"/>
    </style:style>
    <style:style style:name="T99" style:family="text">
      <style:text-properties style:font-name="TimesNewRoman,Bold" fo:font-weight="bold" style:language-asian="zh" style:country-asian="CN" style:font-weight-asian="bold" style:font-name-complex="TimesNewRoman,Bold" style:font-weight-complex="bold"/>
    </style:style>
    <style:style style:name="T100" style:family="text">
      <style:text-properties style:font-name="TimesNewRoman,Bold" fo:font-size="10pt" fo:font-weight="bold" style:font-size-asian="10pt" style:language-asian="zh" style:country-asian="CN" style:font-weight-asian="bold" style:font-name-complex="TimesNewRoman,Bold" style:font-size-complex="10pt" style:font-weight-complex="bold"/>
    </style:style>
    <style:style style:name="T101" style:family="text">
      <style:text-properties style:font-name="TimesNewRoman,Bold" fo:font-size="10.5pt" fo:font-weight="bold" style:font-size-asian="10.5pt" style:font-weight-asian="bold" style:font-name-complex="TimesNewRoman,Bold" style:font-size-complex="10.5pt" style:font-weight-complex="bold"/>
    </style:style>
    <style:style style:name="T102" style:family="text">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T103" style:family="text">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T104" style:family="text">
      <style:text-properties style:font-name="TimesNewRoman,Bold" fo:font-size="7pt" fo:font-weight="bold" style:font-name-asian="TimesNewRoman,Bold" style:font-size-asian="7pt" style:font-weight-asian="bold" style:font-name-complex="TimesNewRoman,Bold" style:font-size-complex="7pt" style:font-weight-complex="bold"/>
    </style:style>
    <style:style style:name="T105" style:family="text">
      <style:text-properties fo:font-size="9pt" style:font-name-asian="SimSun" style:font-size-asian="9pt" style:font-size-complex="9pt"/>
    </style:style>
    <style:style style:name="T106" style:family="text">
      <style:text-properties fo:font-size="9pt" style:font-name-asian="SimSun" style:font-size-asian="9pt" style:language-asian="zh" style:country-asian="CN" style:font-size-complex="9pt"/>
    </style:style>
    <style:style style:name="T107" style:family="text">
      <style:text-properties fo:font-size="9pt" officeooo:rsid="00097f74" style:font-name-asian="SimSun" style:font-size-asian="9pt" style:language-asian="zh" style:country-asian="CN" style:font-size-complex="9pt"/>
    </style:style>
    <style:style style:name="T108" style:family="text">
      <style:text-properties fo:font-size="9pt" officeooo:rsid="00521775" style:font-name-asian="SimSun" style:font-size-asian="9pt" style:language-asian="zh" style:country-asian="CN" style:font-size-complex="9pt"/>
    </style:style>
    <style:style style:name="T109" style:family="text">
      <style:text-properties fo:font-size="9pt" style:font-size-asian="9pt" style:font-size-complex="9pt"/>
    </style:style>
    <style:style style:name="T110" style:family="text">
      <style:text-properties fo:font-size="9pt" style:font-size-asian="9pt" style:language-asian="zh" style:country-asian="CN" style:font-size-complex="9pt"/>
    </style:style>
    <style:style style:name="T111" style:family="text">
      <style:text-properties style:font-name="Courier" fo:font-size="9pt" fo:font-weight="bold" style:font-name-asian="Courier" style:font-size-asian="9pt" style:font-weight-asian="bold" style:font-name-complex="Courier" style:font-size-complex="9pt" style:font-weight-complex="bold"/>
    </style:style>
    <style:style style:name="T112" style:family="text">
      <style:text-properties style:font-name="Courier" fo:font-size="9pt" fo:font-weight="bold" style:font-name-asian="Courier" style:font-size-asian="9pt" style:language-asian="zh" style:country-asian="CN" style:font-weight-asian="bold" style:font-name-complex="Courier" style:font-size-complex="9pt" style:font-weight-complex="bold"/>
    </style:style>
    <style:style style:name="T113" style:family="text">
      <style:text-properties style:font-name="Courier" fo:font-size="9pt" fo:font-weight="bold" officeooo:rsid="00097f74" style:font-name-asian="Courier" style:font-size-asian="9pt" style:language-asian="zh" style:country-asian="CN" style:font-weight-asian="bold" style:font-name-complex="Courier" style:font-size-complex="9pt" style:font-weight-complex="bold"/>
    </style:style>
    <style:style style:name="T114" style:family="text">
      <style:text-properties style:font-name="Courier" fo:font-weight="bold" style:font-name-asian="Courier" style:font-weight-asian="bold" style:font-name-complex="Courier" style:font-weight-complex="bold"/>
    </style:style>
    <style:style style:name="T115" style:family="text">
      <style:text-properties style:font-name="Courier" fo:font-weight="bold" officeooo:rsid="0055169c" style:font-name-asian="Courier" style:font-weight-asian="bold" style:font-name-complex="Courier" style:font-weight-complex="bold"/>
    </style:style>
    <style:style style:name="T116" style:family="text">
      <style:text-properties style:font-name="Courier" fo:font-weight="bold" style:font-name-asian="Courier" style:language-asian="zh" style:country-asian="CN" style:font-weight-asian="bold" style:font-name-complex="Courier" style:font-weight-complex="bold"/>
    </style:style>
    <style:style style:name="T117" style:family="text">
      <style:text-properties style:font-name="Courier" fo:font-weight="bold" officeooo:rsid="00097f74" style:font-name-asian="Courier" style:language-asian="zh" style:country-asian="CN" style:font-weight-asian="bold" style:font-name-complex="Courier" style:font-weight-complex="bold"/>
    </style:style>
    <style:style style:name="T118" style:family="text">
      <style:text-properties style:font-name="Courier" fo:font-weight="bold" officeooo:rsid="0022fb69" style:font-name-asian="Courier" style:language-asian="zh" style:country-asian="CN" style:font-weight-asian="bold" style:font-name-complex="Courier" style:font-weight-complex="bold"/>
    </style:style>
    <style:style style:name="T119" style:family="text">
      <style:text-properties style:font-name="Courier" fo:font-weight="bold" style:font-weight-asian="bold" style:font-name-complex="Courier" style:font-weight-complex="bold"/>
    </style:style>
    <style:style style:name="T120" style:family="text">
      <style:text-properties style:font-name="Courier" fo:font-weight="bold" style:letter-kerning="true" style:font-name-asian="Courier" style:language-asian="zh" style:country-asian="CN" style:font-weight-asian="bold" style:font-name-complex="Courier" style:font-weight-complex="bold"/>
    </style:style>
    <style:style style:name="T121" style:family="text">
      <style:text-properties style:font-name="Courier" fo:font-size="10.5pt" fo:font-weight="bold" style:font-name-asian="Courier" style:font-size-asian="10.5pt" style:font-weight-asian="bold" style:font-name-complex="Courier" style:font-size-complex="10.5pt" style:font-weight-complex="bold"/>
    </style:style>
    <style:style style:name="T122" style:family="text">
      <style:text-properties style:font-name="Courier" fo:font-size="10.5pt" fo:font-weight="bold" style:font-name-asian="Courier" style:font-size-asian="10.5pt" style:language-asian="zh" style:country-asian="CN" style:font-weight-asian="bold" style:font-name-complex="Courier" style:font-size-complex="10.5pt" style:font-weight-complex="bold"/>
    </style:style>
    <style:style style:name="T123" style:family="text">
      <style:text-properties style:font-name="Courier" fo:font-size="10.5pt" fo:font-weight="bold" officeooo:rsid="0019c519" style:font-name-asian="Courier" style:font-size-asian="10.5pt" style:language-asian="zh" style:country-asian="CN" style:font-weight-asian="bold" style:font-name-complex="Courier" style:font-size-complex="10.5pt" style:font-weight-complex="bold"/>
    </style:style>
    <style:style style:name="T124" style:family="text">
      <style:text-properties style:font-name="Courier" fo:font-size="10.5pt" fo:font-weight="bold" officeooo:rsid="001e9e40" style:font-name-asian="Courier" style:font-size-asian="10.5pt" style:language-asian="zh" style:country-asian="CN" style:font-weight-asian="bold" style:font-name-complex="Courier" style:font-size-complex="10.5pt" style:font-weight-complex="bold"/>
    </style:style>
    <style:style style:name="T125" style:family="text">
      <style:text-properties style:font-name="Courier" fo:font-size="10.5pt" fo:font-weight="bold" officeooo:rsid="0055169c" style:font-name-asian="Courier" style:font-size-asian="10.5pt" style:language-asian="zh" style:country-asian="CN" style:font-weight-asian="bold" style:font-name-complex="Courier" style:font-size-complex="10.5pt" style:font-weight-complex="bold"/>
    </style:style>
    <style:style style:name="T126" style:family="text">
      <style:text-properties style:font-name="Courier" fo:font-size="10.5pt" fo:font-style="italic" style:font-name-asian="Courier" style:font-size-asian="10.5pt" style:font-style-asian="italic" style:font-name-complex="Courier" style:font-size-complex="10.5pt" style:font-style-complex="italic"/>
    </style:style>
    <style:style style:name="T127" style:family="text">
      <style:text-properties style:font-name="Courier" fo:font-size="10.5pt" fo:font-style="italic" style:font-name-asian="Courier" style:font-size-asian="10.5pt" style:language-asian="zh" style:country-asian="CN" style:font-style-asian="italic" style:font-name-complex="Courier" style:font-size-complex="10.5pt" style:font-style-complex="italic"/>
    </style:style>
    <style:style style:name="T128" style:family="text">
      <style:text-properties style:font-name="Courier" style:font-name-asian="Courier" style:font-name-complex="Courier"/>
    </style:style>
    <style:style style:name="T129" style:family="text">
      <style:text-properties style:font-name="Courier" fo:font-style="italic" style:font-style-asian="italic" style:font-name-complex="Courier" style:font-style-complex="italic"/>
    </style:style>
    <style:style style:name="T130" style:family="text">
      <style:text-properties style:font-name="Courier" fo:font-style="italic" style:font-name-asian="Courier" style:font-style-asian="italic" style:font-name-complex="Courier" style:font-style-complex="italic"/>
    </style:style>
    <style:style style:name="T131" style:family="text">
      <style:text-properties style:font-name="Courier" fo:font-style="italic" style:font-name-asian="Courier" style:language-asian="zh" style:country-asian="CN" style:font-style-asian="italic" style:font-name-complex="Courier" style:font-style-complex="italic"/>
    </style:style>
    <style:style style:name="T132" style:family="text">
      <style:text-properties style:font-name="Courier" fo:font-style="italic" style:language-asian="zh" style:country-asian="CN" style:font-style-asian="italic" style:font-name-complex="Courier" style:font-style-complex="italic"/>
    </style:style>
    <style:style style:name="T133" style:family="text">
      <style:text-properties style:font-name="Courier" fo:font-style="italic" fo:font-weight="bold" style:font-name-asian="Courier" style:font-style-asian="italic" style:font-weight-asian="bold" style:font-name-complex="Courier" style:font-style-complex="italic" style:font-weight-complex="bold"/>
    </style:style>
    <style:style style:name="T134" style:family="text">
      <style:text-properties style:font-name="Courier" fo:font-style="italic" fo:font-weight="bold" style:font-name-asian="Courier" style:language-asian="zh" style:country-asian="CN" style:font-style-asian="italic" style:font-weight-asian="bold" style:font-name-complex="Courier" style:font-style-complex="italic" style:font-weight-complex="bold"/>
    </style:style>
    <style:style style:name="T135" style:family="text">
      <style:text-properties style:font-name="Courier" fo:font-size="8pt" fo:font-weight="bold" style:font-name-asian="Courier" style:font-size-asian="8pt" style:font-weight-asian="bold" style:font-name-complex="Courier" style:font-size-complex="8pt" style:font-weight-complex="bold"/>
    </style:style>
    <style:style style:name="T136" style:family="text">
      <style:text-properties fo:font-size="10.5pt" style:font-size-asian="10.5pt" style:font-size-complex="10.5pt"/>
    </style:style>
    <style:style style:name="T137" style:family="text">
      <style:text-properties fo:font-size="10.5pt" style:font-size-asian="10.5pt" style:language-asian="zh" style:country-asian="CN" style:font-size-complex="10.5pt"/>
    </style:style>
    <style:style style:name="T138" style:family="text">
      <style:text-properties fo:font-size="10.5pt" officeooo:rsid="0019c519" style:font-size-asian="10.5pt" style:language-asian="zh" style:country-asian="CN" style:font-size-complex="10.5pt"/>
    </style:style>
    <style:style style:name="T139" style:family="text">
      <style:text-properties fo:font-size="10.5pt" officeooo:rsid="001d933c" style:font-size-asian="10.5pt" style:language-asian="zh" style:country-asian="CN" style:font-size-complex="10.5pt"/>
    </style:style>
    <style:style style:name="T140" style:family="text">
      <style:text-properties fo:font-size="10.5pt" officeooo:rsid="001e9e40" style:font-size-asian="10.5pt" style:language-asian="zh" style:country-asian="CN" style:font-size-complex="10.5pt"/>
    </style:style>
    <style:style style:name="T141" style:family="text">
      <style:text-properties fo:font-size="10.5pt" officeooo:rsid="00424c18" style:font-size-asian="10.5pt" style:language-asian="zh" style:country-asian="CN" style:font-size-complex="10.5pt"/>
    </style:style>
    <style:style style:name="T142" style:family="text">
      <style:text-properties fo:font-size="10.5pt" officeooo:rsid="0055169c" style:font-size-asian="10.5pt" style:language-asian="zh" style:country-asian="CN" style:font-size-complex="10.5pt"/>
    </style:style>
    <style:style style:name="T143" style:family="text">
      <style:text-properties fo:font-size="10.5pt" officeooo:rsid="0057591c" style:font-size-asian="10.5pt" style:language-asian="zh" style:country-asian="CN" style:font-size-complex="10.5pt"/>
    </style:style>
    <style:style style:name="T144" style:family="text">
      <style:text-properties fo:font-size="10.5pt" officeooo:rsid="005cae5b" style:font-size-asian="10.5pt" style:language-asian="zh" style:country-asian="CN" style:font-size-complex="10.5pt"/>
    </style:style>
    <style:style style:name="T145" style:family="text">
      <style:text-properties fo:font-size="10.5pt" officeooo:rsid="005d7f23" style:font-size-asian="10.5pt" style:language-asian="zh" style:country-asian="CN" style:font-size-complex="10.5pt"/>
    </style:style>
    <style:style style:name="T146" style:family="text">
      <style:text-properties fo:font-size="10.5pt" officeooo:rsid="006250b0" style:font-size-asian="10.5pt" style:language-asian="zh" style:country-asian="CN" style:font-size-complex="10.5pt"/>
    </style:style>
    <style:style style:name="T147" style:family="text">
      <style:text-properties fo:font-size="10.5pt" style:font-name-asian="SimSun" style:font-size-asian="10.5pt" style:font-size-complex="10.5pt"/>
    </style:style>
    <style:style style:name="T148" style:family="text">
      <style:text-properties fo:font-size="10.5pt" fo:font-weight="normal" style:font-size-asian="10.5pt" style:language-asian="zh" style:country-asian="CN" style:font-weight-asian="normal" style:font-size-complex="10.5pt" style:font-weight-complex="normal"/>
    </style:style>
    <style:style style:name="T149" style:family="text">
      <style:text-properties style:use-window-font-color="true" style:font-name="TimesNewRoman" fo:language="en" fo:country="US" style:letter-kerning="true" style:font-name-asian="TimesNewRoman" style:language-asian="ja" style:country-asian="JP" style:font-name-complex="TimesNewRoman" style:language-complex="ar" style:country-complex="SA"/>
    </style:style>
    <style:style style:name="T150" style:family="text">
      <style:text-properties style:use-window-font-color="true" style:font-name="Courier" fo:language="en" fo:country="US" fo:font-weight="bold" style:letter-kerning="true" style:font-name-asian="Courier" style:language-asian="ja" style:country-asian="JP" style:font-weight-asian="bold" style:font-name-complex="Courier" style:language-complex="ar" style:country-complex="SA" style:font-weight-complex="bold"/>
    </style:style>
    <style:style style:name="T151" style:family="text">
      <style:text-properties style:use-window-font-color="true" fo:font-size="10.5pt" fo:language="en" fo:country="US" fo:font-weight="normal" style:letter-kerning="true" style:font-size-asian="10.5pt" style:language-asian="ja" style:country-asian="JP" style:font-weight-asian="normal" style:font-size-complex="12pt" style:language-complex="ar" style:country-complex="SA" style:font-weight-complex="normal"/>
    </style:style>
    <style:style style:name="T152" style:family="text">
      <style:text-properties style:use-window-font-color="true" fo:font-size="10.5pt" fo:language="en" fo:country="US" style:letter-kerning="true" style:font-size-asian="10.5pt" style:language-asian="ja" style:country-asian="JP" style:font-size-complex="12pt" style:language-complex="ar" style:country-complex="SA"/>
    </style:style>
    <style:style style:name="T153" style:family="text">
      <style:text-properties style:use-window-font-color="true" fo:font-size="10.5pt" fo:language="en" fo:country="US" style:letter-kerning="true" style:font-size-asian="10.5pt" style:language-asian="zh" style:country-asian="CN" style:font-size-complex="12pt" style:language-complex="ar" style:country-complex="SA"/>
    </style:style>
    <style:style style:name="T154" style:family="text">
      <style:text-properties style:use-window-font-color="true" fo:font-size="10.5pt" fo:language="en" fo:country="US" style:letter-kerning="true" style:font-name-asian="SimSun" style:font-size-asian="10.5pt" style:language-asian="zh" style:country-asian="CN" style:font-size-complex="12pt" style:language-complex="ar" style:country-complex="SA"/>
    </style:style>
    <style:style style:name="T155" style:family="text">
      <style:text-properties style:use-window-font-color="true" fo:font-size="10.5pt" fo:language="en" fo:country="US" style:letter-kerning="true" style:font-name-asian="SimSun" style:font-size-asian="10.5pt" style:language-asian="ja" style:country-asian="JP" style:font-size-complex="12pt" style:language-complex="ar" style:country-complex="SA"/>
    </style:style>
    <style:style style:name="T156" style:family="text">
      <style:text-properties style:use-window-font-color="true" fo:language="en" fo:country="US" style:letter-kerning="true" style:font-name-asian="SimSun" style:language-asian="ja" style:country-asian="JP" style:font-size-complex="12pt" style:language-complex="ar" style:country-complex="SA"/>
    </style:style>
    <style:style style:name="T157" style:family="text">
      <style:text-properties style:use-window-font-color="true" fo:language="en" fo:country="US" style:letter-kerning="true" style:language-asian="ja" style:country-asian="JP" style:font-size-complex="12pt" style:language-complex="ar" style:country-complex="SA"/>
    </style:style>
    <style:style style:name="T158" style:family="text">
      <style:text-properties style:use-window-font-color="true" style:font-name="TimesNewRoman,Bold" fo:font-size="10.5pt" fo:language="en" fo:country="US" fo:font-weight="normal"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T159" style:family="text">
      <style:text-properties style:use-window-font-color="true" style:font-name="Arial2" fo:font-size="10.5pt" fo:language="en" fo:country="US" fo:font-weight="normal" style:letter-kerning="true" style:font-name-asian="TimesNewRoman,Bold" style:font-size-asian="10.5pt" style:language-asian="ja" style:country-asian="JP" style:font-weight-asian="normal" style:font-name-complex="TimesNewRoman,Bold" style:font-size-complex="10.5pt" style:language-complex="ar" style:country-complex="SA" style:font-weight-complex="normal"/>
    </style:style>
    <style:style style:name="T160" style:family="text">
      <style:text-properties style:use-window-font-color="true" style:font-name="TimesNewRoman,Bold" fo:font-size="12pt" fo:language="en" fo:country="US" fo:font-weight="bold" style:letter-kerning="true" style:font-name-asian="TimesNewRoman,Bold" style:font-size-asian="12pt" style:language-asian="ja" style:country-asian="JP" style:font-weight-asian="bold" style:font-name-complex="TimesNewRoman,Bold" style:font-size-complex="12pt" style:language-complex="ar" style:country-complex="SA" style:font-weight-complex="bold"/>
    </style:style>
    <style:style style:name="T161" style:family="text">
      <style:text-properties style:use-window-font-color="true" style:font-name="TimesNewRoman,Bold" fo:font-size="12pt" fo:language="en" fo:country="US" fo:font-weight="normal" style:letter-kerning="true" style:font-name-asian="TimesNewRoman,Bold" style:font-size-asian="12pt" style:language-asian="ja" style:country-asian="JP" style:font-weight-asian="normal" style:font-name-complex="TimesNewRoman,Bold" style:font-size-complex="12pt" style:language-complex="ar" style:country-complex="SA" style:font-weight-complex="normal"/>
    </style:style>
    <style:style style:name="T162" style:family="text">
      <style:text-properties style:use-window-font-color="true" style:font-name="Arial2" fo:font-size="12pt" fo:language="en" fo:country="US" fo:font-weight="bold" style:letter-kerning="true" style:font-name-asian="TimesNewRoman,Bold" style:font-size-asian="12pt" style:language-asian="ja" style:country-asian="JP" style:font-weight-asian="bold" style:font-name-complex="TimesNewRoman,Bold" style:font-size-complex="12pt" style:language-complex="ar" style:country-complex="SA" style:font-weight-complex="bold"/>
    </style:style>
    <style:style style:name="T163" style:family="text">
      <style:text-properties style:use-window-font-color="true" style:font-name="Arial2" fo:font-size="12pt" fo:language="en" fo:country="US" fo:font-weight="normal" style:letter-kerning="true" style:font-name-asian="TimesNewRoman,Bold" style:font-size-asian="12pt" style:language-asian="ja" style:country-asian="JP" style:font-weight-asian="normal" style:font-name-complex="TimesNewRoman,Bold" style:font-size-complex="12pt" style:language-complex="ar" style:country-complex="SA" style:font-weight-complex="normal"/>
    </style:style>
    <style:style style:name="T164" style:family="text">
      <style:text-properties style:use-window-font-color="true" style:font-name="Arial2" fo:language="en" fo:country="US" style:letter-kerning="true" style:language-asian="ja" style:country-asian="JP" style:font-size-complex="12pt" style:language-complex="ar" style:country-complex="SA"/>
    </style:style>
    <style:style style:name="T165" style:family="text">
      <style:text-properties style:use-window-font-color="true" style:font-name="Arial2" fo:language="en" fo:country="US" fo:font-weight="bold" style:letter-kerning="true" style:language-asian="ja" style:country-asian="JP" style:font-weight-asian="bold" style:font-size-complex="12pt" style:language-complex="ar" style:country-complex="SA" style:font-weight-complex="bold"/>
    </style:style>
    <style:style style:name="T166" style:family="text">
      <style:text-properties style:use-window-font-color="true" style:font-name="Arial2" fo:language="en" fo:country="US" fo:font-weight="normal" style:letter-kerning="true" style:language-asian="ja" style:country-asian="JP" style:font-weight-asian="normal" style:font-size-complex="12pt" style:language-complex="ar" style:country-complex="SA" style:font-weight-complex="normal"/>
    </style:style>
    <style:style style:name="T167" style:family="text">
      <style:text-properties fo:font-weight="bold" style:font-name-asian="SimSun" style:language-asian="zh" style:country-asian="CN"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language-asian="zh" style:country-asian="CN" style:font-weight-asian="bold" style:font-weight-complex="bold"/>
    </style:style>
    <style:style style:name="T170" style:family="text">
      <style:text-properties fo:color="#ff0000" style:font-name="TimesNewRoman" fo:font-size="9pt" style:font-size-asian="9pt" style:language-asian="zh" style:country-asian="CN" style:font-name-complex="TimesNewRoman" style:font-size-complex="9pt"/>
    </style:style>
    <style:style style:name="T171" style:family="text">
      <style:text-properties fo:color="#ff0000" style:font-name="TimesNewRoman" fo:font-size="9pt" style:font-size-asian="9pt" style:font-name-complex="TimesNewRoman" style:font-size-complex="9pt"/>
    </style:style>
    <style:style style:name="T172" style:family="text">
      <style:text-properties fo:color="#ff0000" style:font-name="TimesNewRoman" fo:font-size="10pt" style:font-name-asian="TimesNewRoman" style:font-size-asian="10pt" style:font-name-complex="TimesNewRoman" style:font-size-complex="10pt"/>
    </style:style>
    <style:style style:name="T173" style:family="text">
      <style:text-properties fo:color="#ff0000" style:font-name="TimesNewRoman" fo:font-size="10pt" style:font-name-asian="TimesNewRoman" style:font-size-asian="10pt" style:language-asian="zh" style:country-asian="CN" style:font-name-complex="TimesNewRoman" style:font-size-complex="10pt"/>
    </style:style>
    <style:style style:name="T174" style:family="text">
      <style:text-properties style:font-name="MJOKKL+TimesNewRoman" style:font-name-asian="MJOKKL+TimesNewRoman" style:font-name-complex="MJOKKL+TimesNewRoman"/>
    </style:style>
    <style:style style:name="T175" style:family="text">
      <style:text-properties style:font-name="MJOKKL+TimesNewRoman" style:font-name-asian="MJOKKL+TimesNewRoman" style:language-asian="zh" style:country-asian="CN" style:font-name-complex="MJOKKL+TimesNewRoman"/>
    </style:style>
    <style:style style:name="T176" style:family="text">
      <style:text-properties style:font-name="MJOKKL+TimesNewRoman" fo:font-size="10.5pt" style:font-name-asian="MJOKKL+TimesNewRoman" style:font-size-asian="10.5pt" style:language-asian="zh" style:country-asian="CN" style:font-name-complex="MJOKKL+TimesNewRoman" style:font-size-complex="10.5pt"/>
    </style:style>
    <style:style style:name="T177" style:family="text">
      <style:text-properties style:font-name="MJOKKL+TimesNewRoman" fo:font-size="10.5pt" style:font-size-asian="10.5pt" style:language-asian="zh" style:country-asian="CN" style:font-name-complex="MJOKKL+TimesNewRoman" style:font-size-complex="10.5pt"/>
    </style:style>
    <style:style style:name="T178" style:family="text">
      <style:text-properties style:font-name="MJOKKL+TimesNewRoman" fo:font-size="10.5pt" fo:font-weight="normal" style:font-name-asian="MJOKKL+TimesNewRoman" style:font-size-asian="10.5pt" style:language-asian="zh" style:country-asian="CN" style:font-weight-asian="normal" style:font-name-complex="MJOKKL+TimesNewRoman" style:font-size-complex="10.5pt" style:font-weight-complex="normal"/>
    </style:style>
    <style:style style:name="T179" style:family="text">
      <style:text-properties style:font-name="MJOKKL+TimesNewRoman" fo:font-size="9pt" style:font-size-asian="9pt" style:language-asian="zh" style:country-asian="CN" style:font-name-complex="MJOKKL+TimesNewRoman" style:font-size-complex="9pt"/>
    </style:style>
    <style:style style:name="T180" style:family="text">
      <style:text-properties style:font-name="MJOKKL+TimesNewRoman" fo:font-size="9pt" style:font-size-asian="9pt" style:font-name-complex="MJOKKL+TimesNewRoman" style:font-size-complex="9pt"/>
    </style:style>
    <style:style style:name="T181" style:family="text">
      <style:text-properties style:font-name="MJOKKL+TimesNewRoman" style:font-name-complex="MJOKKL+TimesNewRoman"/>
    </style:style>
    <style:style style:name="T182" style:family="text">
      <style:text-properties style:font-name="MJOKKL+TimesNewRoman" style:language-asian="zh" style:country-asian="CN" style:font-name-complex="MJOKKL+TimesNewRoman"/>
    </style:style>
    <style:style style:name="T183" style:family="text">
      <style:text-properties style:font-name="Courier-Bold" style:font-name-asian="Courier-Bold" style:font-name-complex="Courier-Bold"/>
    </style:style>
    <style:style style:name="T184" style:family="text">
      <style:text-properties style:font-name="Courier-Bold" style:font-name-asian="Courier-Bold" style:language-asian="zh" style:country-asian="CN" style:font-name-complex="Courier-Bold"/>
    </style:style>
    <style:style style:name="T185" style:family="text">
      <style:text-properties style:font-name="Courier-Bold" fo:font-size="9pt" style:font-name-asian="Courier-Bold" style:font-size-asian="9pt" style:font-name-complex="Courier-Bold" style:font-size-complex="9pt"/>
    </style:style>
    <style:style style:name="T186" style:family="text">
      <style:text-properties style:font-name="Courier-Bold" fo:font-size="9pt" style:font-name-asian="Courier-Bold" style:font-size-asian="9pt" style:language-asian="zh" style:country-asian="CN" style:font-name-complex="Courier-Bold" style:font-size-complex="9pt"/>
    </style:style>
    <style:style style:name="T187" style:family="text">
      <style:text-properties style:font-name="Courier-Bold" fo:font-size="10.5pt" style:font-name-asian="Courier-Bold" style:font-size-asian="10.5pt" style:language-asian="zh" style:country-asian="CN" style:font-name-complex="Courier-Bold" style:font-size-complex="10.5pt"/>
    </style:style>
    <style:style style:name="T188" style:family="text">
      <style:text-properties style:font-name="Courier-Bold" fo:font-size="10.5pt" fo:font-weight="normal" style:font-name-asian="Courier-Bold" style:font-size-asian="10.5pt" style:language-asian="zh" style:country-asian="CN" style:font-weight-asian="normal" style:font-name-complex="Courier-Bold" style:font-size-complex="10.5pt" style:font-weight-complex="normal"/>
    </style:style>
    <style:style style:name="T189" style:family="text">
      <style:text-properties style:font-name="Courier-Bold" fo:font-weight="bold" style:font-name-asian="Courier-Bold" style:font-weight-asian="bold" style:font-name-complex="Courier-Bold" style:font-weight-complex="bold"/>
    </style:style>
    <style:style style:name="T190" style:family="text">
      <style:text-properties style:font-name="Courier-Bold" style:language-asian="zh" style:country-asian="CN" style:font-name-complex="Courier-Bold"/>
    </style:style>
    <style:style style:name="T191" style:family="text">
      <style:text-properties style:font-name="Courier-Bold" style:font-name-complex="Courier-Bold"/>
    </style:style>
    <style:style style:name="T192" style:family="text">
      <style:text-properties style:font-name="MJOKGL+TimesNewRoman,Bold" style:font-name-complex="MJOKGL+TimesNewRoman,Bold"/>
    </style:style>
    <style:style style:name="T193" style:family="text">
      <style:text-properties fo:font-size="11pt" style:font-size-asian="11pt" style:font-size-complex="11pt"/>
    </style:style>
    <style:style style:name="T194" style:family="text">
      <style:text-properties style:font-name="TimesNewRoman,Italic" fo:font-style="italic" style:font-name-asian="TimesNewRoman,Italic" style:font-style-asian="italic" style:font-name-complex="TimesNewRoman,Italic" style:font-style-complex="italic"/>
    </style:style>
    <style:style style:name="T195" style:family="text">
      <style:text-properties style:font-name="TimesNewRoman,Italic" fo:font-style="italic" style:font-name-asian="TimesNewRoman,Italic" style:language-asian="zh" style:country-asian="CN" style:font-style-asian="italic" style:font-name-complex="TimesNewRoman,Italic" style:font-style-complex="italic"/>
    </style:style>
    <style:style style:name="T196" style:family="text">
      <style:text-properties style:font-name="TimesNewRoman,Italic" fo:font-style="italic" fo:font-weight="bold" style:font-name-asian="TimesNewRoman,Italic" style:font-style-asian="italic" style:font-weight-asian="bold" style:font-name-complex="TimesNewRoman,Italic" style:font-style-complex="italic" style:font-weight-complex="bold"/>
    </style:style>
    <style:style style:name="T197" style:family="text">
      <style:text-properties style:font-name="TimesNewRoman,Italic" fo:font-size="10.5pt" fo:font-style="italic" style:font-name-asian="TimesNewRoman,Italic" style:font-size-asian="10.5pt" style:language-asian="zh" style:country-asian="CN" style:font-style-asian="italic" style:font-name-complex="TimesNewRoman,Italic" style:font-size-complex="10.5pt" style:font-style-complex="italic"/>
    </style:style>
    <style:style style:name="T198" style:family="text">
      <style:text-properties style:font-name="Times New Roman"/>
    </style:style>
    <style:style style:name="T199" style:family="text">
      <style:text-properties style:font-name-asian="SimSun1" style:language-asian="zh" style:country-asian="CN"/>
    </style:style>
    <style:style style:name="T200" style:family="text">
      <style:text-properties style:font-name="Symbol" style:font-name-asian="Symbol" style:language-asian="zh" style:country-asian="CN" style:font-name-complex="Symbol"/>
    </style:style>
    <style:style style:name="T201" style:family="text">
      <style:text-properties fo:font-size="7pt" style:font-size-asian="7pt" style:font-size-complex="7pt"/>
    </style:style>
    <style:style style:name="T202" style:family="text">
      <style:text-properties fo:font-size="7pt" style:font-name-asian="SimSun1" style:font-size-asian="7pt" style:language-asian="zh" style:country-asian="CN" style:font-size-complex="7pt"/>
    </style:style>
    <style:style style:name="T203" style:family="text">
      <style:text-properties officeooo:rsid="0006c4e4"/>
    </style:style>
    <style:style style:name="T204" style:family="text">
      <style:text-properties officeooo:rsid="0008613d"/>
    </style:style>
    <style:style style:name="T205" style:family="text">
      <style:text-properties style:font-name-asian="Arial,Bold" style:font-name-complex="Arial,Bold" style:font-weight-complex="bold"/>
    </style:style>
    <style:style style:name="T206" style:family="text">
      <style:text-properties style:font-name="Century" style:letter-kerning="true" style:font-name-asian="Century" style:font-name-complex="TimesNewRoman"/>
    </style:style>
    <style:style style:name="T207" style:family="text">
      <style:text-properties style:font-name="Century" fo:font-style="italic" style:letter-kerning="true" style:font-name-asian="Century" style:font-style-asian="italic" style:font-name-complex="TimesNewRoman,Italic" style:font-style-complex="italic"/>
    </style:style>
    <style:style style:name="T208" style:family="text">
      <style:text-properties style:font-name="Century" fo:font-style="italic" style:font-name-asian="Century" style:font-style-asian="italic" style:font-name-complex="TimesNewRoman,Italic" style:font-style-complex="italic"/>
    </style:style>
    <style:style style:name="T209" style:family="text">
      <style:text-properties style:font-name="Arial2" fo:font-size="10.5pt" fo:font-weight="normal" style:letter-kerning="true" style:font-name-asian="TimesNewRoman,Bold" style:font-size-asian="10.5pt" style:font-weight-asian="normal" style:font-name-complex="TimesNewRoman,Bold" style:font-size-complex="10.5pt" style:font-weight-complex="normal"/>
    </style:style>
    <style:style style:name="T210" style:family="text">
      <style:text-properties style:font-name="Arial2" fo:font-size="10.5pt" fo:font-weight="normal" style:letter-kerning="true" style:font-name-asian="TimesNewRoman,Bold" style:font-size-asian="10.5pt" style:language-asian="zh" style:country-asian="CN" style:font-weight-asian="normal" style:font-name-complex="TimesNewRoman,Bold" style:font-size-complex="10.5pt" style:font-weight-complex="normal"/>
    </style:style>
    <style:style style:name="T211" style:family="text">
      <style:text-properties style:font-name="Arial2" fo:font-size="10.5pt" fo:font-weight="normal" style:letter-kerning="true" style:font-name-asian="TimesNewRomanPSMT" style:font-size-asian="10.5pt" style:font-weight-asian="normal" style:font-name-complex="TimesNewRomanPSMT" style:font-size-complex="10.5pt" style:font-weight-complex="normal"/>
    </style:style>
    <style:style style:name="T212" style:family="text">
      <style:text-properties style:font-name="Arial2" fo:font-size="10.5pt" fo:font-weight="normal" style:letter-kerning="true" style:font-size-asian="10.5pt" style:language-asian="zh" style:country-asian="CN" style:font-weight-asian="normal" style:font-size-complex="10.5pt" style:font-weight-complex="normal"/>
    </style:style>
    <style:style style:name="T213" style:family="text">
      <style:text-properties style:font-name="Arial2" fo:font-size="10.5pt" fo:font-weight="normal" style:letter-kerning="true" style:font-name-asian="TimesNewRoman" style:font-size-asian="10.5pt" style:language-asian="zh" style:country-asian="CN" style:font-weight-asian="normal" style:font-name-complex="TimesNewRoman" style:font-size-complex="10.5pt" style:font-weight-complex="normal"/>
    </style:style>
    <style:style style:name="T214" style:family="text">
      <style:text-properties style:font-name="Arial2" fo:font-size="10.5pt" fo:font-weight="normal" style:font-name-asian="TimesNewRoman,Bold" style:font-size-asian="10.5pt" style:font-weight-asian="normal" style:font-name-complex="TimesNewRoman,Bold" style:font-size-complex="10.5pt" style:font-weight-complex="normal"/>
    </style:style>
    <style:style style:name="T215" style:family="text">
      <style:text-properties officeooo:rsid="000bd9ab"/>
    </style:style>
    <style:style style:name="T216" style:family="text">
      <style:text-properties officeooo:rsid="0013d854"/>
    </style:style>
    <style:style style:name="T217" style:family="text">
      <style:text-properties officeooo:rsid="001fdc6a"/>
    </style:style>
    <style:style style:name="T218" style:family="text">
      <style:text-properties officeooo:rsid="00409e30"/>
    </style:style>
    <style:style style:name="T219" style:family="text">
      <style:text-properties officeooo:rsid="0055169c"/>
    </style:style>
    <style:style style:name="T220" style:family="text">
      <style:text-properties officeooo:rsid="0057591c"/>
    </style:style>
    <style:style style:name="T221" style:family="text">
      <style:text-properties officeooo:rsid="005cae5b"/>
    </style:style>
    <style:style style:name="T222" style:family="text">
      <style:text-properties officeooo:rsid="005d7f23"/>
    </style:style>
    <style:style style:name="T223" style:family="text">
      <style:text-properties officeooo:rsid="005f1d1e"/>
    </style:style>
    <style:style style:name="T224" style:family="text">
      <style:text-properties officeooo:rsid="00610935"/>
    </style:style>
    <style:style style:name="T225" style:family="text">
      <style:text-properties style:font-name="TimesNewRoman" fo:font-size="10pt" style:font-size-asian="10pt" style:font-name-complex="TimesNewRoman" style:font-size-complex="10pt"/>
    </style:style>
    <style:style style:name="T226" style:family="text">
      <style:text-properties style:font-name="TimesNewRoman" fo:font-size="10pt" style:font-size-asian="10pt" style:language-asian="zh" style:country-asian="CN" style:font-name-complex="TimesNewRoman" style:font-size-complex="10pt"/>
    </style:style>
    <style:style style:name="T227" style:family="text">
      <style:text-properties style:font-name="TimesNewRoman" style:font-name-asian="TimesNewRoman" style:font-name-complex="TimesNewRoman"/>
    </style:style>
    <style:style style:name="T228" style:family="text">
      <style:text-properties style:font-name="TimesNewRoman" fo:font-size="10.5pt" style:font-name-asian="TimesNewRoman" style:font-size-asian="10.5pt" style:language-asian="zh" style:country-asian="CN" style:font-name-complex="TimesNewRoman" style:font-size-complex="10.5pt"/>
    </style:style>
    <style:style style:name="T229" style:family="text">
      <style:text-properties style:font-name="TimesNewRoman" fo:font-size="10.5pt" officeooo:rsid="006250b0" style:font-name-asian="TimesNewRoman" style:font-size-asian="10.5pt" style:language-asian="zh" style:country-asian="CN" style:font-name-complex="TimesNewRoman" style:font-size-complex="10.5pt"/>
    </style:style>
    <style:style style:name="T230" style:family="text">
      <style:text-properties style:font-name="TimesNewRoman" style:font-name-complex="TimesNewRoman"/>
    </style:style>
    <style:style style:name="T231" style:family="text">
      <style:text-properties style:font-name="TimesNewRoman" fo:font-size="9pt" style:font-size-asian="9pt" style:language-asian="zh" style:country-asian="CN" style:font-name-complex="TimesNewRoman" style:font-size-complex="9pt"/>
    </style:style>
    <style:style style:name="T232" style:family="text">
      <style:text-properties style:font-name="Courier" fo:font-weight="bold" style:font-name-asian="Courier" style:font-weight-asian="bold" style:font-name-complex="Courier" style:font-weight-complex="bold"/>
    </style:style>
    <style:style style:name="T233" style:family="text">
      <style:text-properties style:font-name="Courier" fo:font-weight="bold" style:font-weight-asian="bold" style:font-name-complex="Courier" style:font-weight-complex="bold"/>
    </style:style>
    <style:style style:name="T234" style:family="text">
      <style:text-properties style:font-name="Courier" fo:font-style="italic" style:font-name-asian="Courier" style:font-style-asian="italic" style:font-name-complex="Courier" style:font-style-complex="italic"/>
    </style:style>
    <style:style style:name="T235" style:family="text">
      <style:text-properties style:font-name="Courier" fo:font-size="10.5pt" fo:font-style="italic" style:font-name-asian="Courier" style:font-size-asian="10.5pt" style:language-asian="zh" style:country-asian="CN" style:font-style-asian="italic" style:font-name-complex="Courier" style:font-size-complex="10.5pt" style:font-style-complex="italic"/>
    </style:style>
    <style:style style:name="T236" style:family="text">
      <style:text-properties style:font-name="Courier" fo:font-size="10.5pt" fo:font-weight="bold" style:font-name-asian="Courier" style:font-size-asian="10.5pt" style:language-asian="zh" style:country-asian="CN" style:font-weight-asian="bold" style:font-name-complex="Courier" style:font-size-complex="10.5pt" style:font-weight-complex="bold"/>
    </style:style>
    <style:style style:name="T237" style:family="text">
      <style:text-properties style:font-name="TimesNewRoman,Italic" fo:font-style="italic" style:font-name-asian="TimesNewRoman,Italic" style:font-style-asian="italic" style:font-name-complex="TimesNewRoman,Italic" style:font-style-complex="italic"/>
    </style:style>
    <style:style style:name="T238" style:family="text">
      <style:text-properties style:font-name="TimesNewRoman,Bold" fo:font-weight="bold" style:font-weight-asian="bold" style:font-name-complex="TimesNewRoman,Bold" style:font-weight-complex="bold"/>
    </style:style>
    <style:style style:name="T239" style:family="text">
      <style:text-properties style:font-name="TimesNewRoman,Bold" fo:font-size="9pt" fo:font-weight="bold" style:font-name-asian="TimesNewRoman,Bold" style:font-size-asian="9pt" style:font-weight-asian="bold" style:font-name-complex="TimesNewRoman,Bold" style:font-size-complex="9pt" style:font-weight-complex="bold"/>
    </style:style>
    <style:style style:name="T240" style:family="text">
      <style:text-properties style:font-name="TimesNewRoman,Bold" fo:font-size="12pt" fo:font-weight="bold" style:font-size-asian="12pt" style:font-weight-asian="bold" style:font-name-complex="TimesNewRoman,Bold" style:font-size-complex="12pt" style:font-weight-complex="bold"/>
    </style:style>
    <style:style style:name="T241" style:family="text">
      <style:text-properties style:font-name="TimesNewRoman,Bold" fo:font-size="12pt" fo:font-weight="bold" style:font-size-asian="12pt" style:language-asian="zh" style:country-asian="CN" style:font-weight-asian="bold" style:font-name-complex="TimesNewRoman,Bold" style:font-size-complex="12pt" style:font-weight-complex="bold"/>
    </style:style>
    <style:style style:name="T242" style:family="text">
      <style:text-properties officeooo:rsid="007005d4"/>
    </style:style>
    <style:style style:name="T243" style:family="text">
      <style:text-properties fo:font-size="12pt" fo:font-weight="bold" style:font-size-asian="12pt" style:language-asian="zh" style:country-asian="CN" style:font-weight-asian="bold" style:font-name-complex="TimesNewRoman,Bold" style:font-size-complex="12pt" style:font-weight-complex="bold"/>
    </style:style>
    <style:style style:name="T244" style:family="text">
      <style:text-properties fo:font-size="12pt" fo:font-weight="bold" style:font-size-asian="12pt" style:font-weight-asian="bold" style:font-name-complex="TimesNewRoman,Bold" style:font-size-complex="12pt" style:font-weight-complex="bold"/>
    </style:style>
    <style:style style:name="T245" style:family="text">
      <style:text-properties fo:font-size="12pt" style:font-size-asian="12pt" style:language-asian="zh" style:country-asian="CN" style:font-name-complex="TimesNewRoman,Bold" style:font-size-complex="12pt"/>
    </style:style>
    <style:style style:name="T246" style:family="text">
      <style:text-properties fo:font-size="12pt" style:font-size-asian="12pt" style:font-name-complex="TimesNewRoman,Bold" style:font-size-complex="12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ITU-T X.68<text:span text:style-name="T88">1</text:span></text:p>
      <text:p text:style-name="P179">(07/2002)</text:p>
      <text:p text:style-name="P1"/>
      <text:p text:style-name="P1">Information technology <text:span text:style-name="T1">–</text:span></text:p>
      <text:p text:style-name="P1">Abstract Syntax Notation One (ASN.1):</text:p>
      <text:p text:style-name="P206"><text:span text:style-name="T32">Information object </text:span><text:span text:style-name="T205">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text:soft-page-break/><text:tab/>这篇文档是为了以后的工作学习ASN.1标准时顺便翻译的，由于ASN.1中包含了一些XML相关的内容，而且近期不会用到，所以有关XML相关的内容没有进行翻译，但是将原文留下并用蓝色字体表示，例如：</text:p>
      <text:p text:style-name="P147"><text:span text:style-name="T64">An "xmlbstring" shall consist of an arbitrary number (possibly zero) of zeros, ones or white-space. Any white-space </text:span><text:span text:style-name="T62">characters that appear within a binary string item have no significance.</text:span></text:p>
      <text:p text:style-name="P5"><text:tab/>此外由于本人英文水平有限，有些句子或者段落不能够理解其中的含义，这种情况下原文也被留下并使用红色字体表示，例如：</text:p>
      <text:p text:style-name="P61"><text:span text:style-name="T3">The application of a constraint to a parent type which is already</text:span> <text:span text:style-name="T3">constrained.</text:span></text:p>
      <text:p text:style-name="P6">王博</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目次1">
        <text:table-of-content-source text:outline-level="1">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text:soft-page-break/>目次</text:p>
          </text:index-title>
          <text:p text:style-name="P316"><text:a xlink:type="simple" xlink:href="#__RefHeading__8769_611686203" text:style-name="Index_20_Link" text:visited-style-name="Index_20_Link">1 Scope<text:tab/>5</text:a></text:p>
          <text:p text:style-name="P316"><text:a xlink:type="simple" xlink:href="#__RefHeading__8771_611686203" text:style-name="Index_20_Link" text:visited-style-name="Index_20_Link">2 Normative references<text:tab/>5</text:a></text:p>
          <text:p text:style-name="P316"><text:a xlink:type="simple" xlink:href="#__RefHeading__8777_611686203" text:style-name="Index_20_Link" text:visited-style-name="Index_20_Link">3 Definitions<text:tab/>5</text:a></text:p>
          <text:p text:style-name="P316"><text:a xlink:type="simple" xlink:href="#__RefHeading__8957_611686203" text:style-name="Index_20_Link" text:visited-style-name="Index_20_Link">4 Abbreviations<text:tab/>8</text:a></text:p>
          <text:p text:style-name="P316"><text:a xlink:type="simple" xlink:href="#__RefHeading__22029_346319175" text:style-name="Index_20_Link" text:visited-style-name="Index_20_Link">5 Convention<text:tab/>8</text:a></text:p>
          <text:p text:style-name="P316"><text:a xlink:type="simple" xlink:href="#__RefHeading__8959_611686203" text:style-name="Index_20_Link" text:visited-style-name="Index_20_Link">6 Notation<text:tab/>8</text:a></text:p>
          <text:p text:style-name="P316"><text:a xlink:type="simple" xlink:href="#__RefHeading__22031_346319175" text:style-name="Index_20_Link" text:visited-style-name="Index_20_Link">7 ASN.1 lexical items<text:tab/>10</text:a></text:p>
          <text:p text:style-name="P316"><text:a xlink:type="simple" xlink:href="#__RefHeading__22033_346319175" text:style-name="Index_20_Link" text:visited-style-name="Index_20_Link">8 Referencing definitions<text:tab/>11</text:a></text:p>
          <text:p text:style-name="P316"><text:a xlink:type="simple" xlink:href="#__RefHeading__22035_346319175" text:style-name="Index_20_Link" text:visited-style-name="Index_20_Link">9 Information object class definition and assignment<text:tab/>13</text:a></text:p>
          <text:p text:style-name="P316"><text:a xlink:type="simple" xlink:href="#__RefHeading__22037_346319175" text:style-name="Index_20_Link" text:visited-style-name="Index_20_Link">10 Syntax List<text:tab/>18</text:a></text:p>
          <text:p text:style-name="P316"><text:a xlink:type="simple" xlink:href="#__RefHeading__22039_346319175" text:style-name="Index_20_Link" text:visited-style-name="Index_20_Link">11 Information object definition and assignment<text:tab/>22</text:a></text:p>
          <text:p text:style-name="P316"><text:a xlink:type="simple" xlink:href="#__RefHeading__22041_346319175" text:style-name="Index_20_Link" text:visited-style-name="Index_20_Link">12 Information object set definition and assignment<text:tab/>25</text:a></text:p>
          <text:p text:style-name="P316"><text:a xlink:type="simple" xlink:href="#__RefHeading__22043_346319175" text:style-name="Index_20_Link" text:visited-style-name="Index_20_Link">13 Associated tables<text:tab/>27</text:a></text:p>
          <text:p text:style-name="P316"><text:a xlink:type="simple" xlink:href="#__RefHeading__22045_346319175" text:style-name="Index_20_Link" text:visited-style-name="Index_20_Link">14 Notation for the object class field type<text:tab/>28</text:a></text:p>
          <text:p text:style-name="P316"><text:a xlink:type="simple" xlink:href="#__RefHeading__22047_346319175" text:style-name="Index_20_Link" text:visited-style-name="Index_20_Link">15 Information from objects<text:tab/>32</text:a></text:p>
          <text:p text:style-name="P316"><text:a xlink:type="simple" xlink:href="#__RefHeading__22049_346319175" text:style-name="Index_20_Link" text:visited-style-name="Index_20_Link">Annex A The TYPE-IDENTIFIER information object class<text:tab/>36</text:a></text:p>
          <text:p text:style-name="P316"><text:a xlink:type="simple" xlink:href="#__RefHeading__19977_1385791319" text:style-name="Index_20_Link" text:visited-style-name="Index_20_Link">Annex B <text:s/>Abstract syntax definitions<text:tab/>36</text:a></text:p>
          <text:p text:style-name="P316"><text:a xlink:type="simple" xlink:href="#__RefHeading__19979_1385791319" text:style-name="Index_20_Link" text:visited-style-name="Index_20_Link">Annex C <text:s/>The instance-of type<text:tab/>37</text:a></text:p>
          <text:p text:style-name="P316"><text:a xlink:type="simple" xlink:href="#__RefHeading__19981_1385791319" text:style-name="Index_20_Link" text:visited-style-name="Index_20_Link">Annex D <text:s/>Examples<text:tab/>38</text:a></text:p>
          <text:p text:style-name="P316"><text:a xlink:type="simple" xlink:href="#__RefHeading__19983_1385791319" text:style-name="Index_20_Link" text:visited-style-name="Index_20_Link">Annex E <text:s/>Tutorial annex on the ASN.1 model of object set extension<text:tab/>39</text:a></text:p>
          <text:p text:style-name="P316"><text:a xlink:type="simple" xlink:href="#__RefHeading__19985_1385791319" text:style-name="Index_20_Link" text:visited-style-name="Index_20_Link">Annex F <text:s/>Summary of the notation<text:tab/>40</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86" text:outline-level="1"><text:bookmark-start text:name="__RefHeading__8769_611686203"/><text:soft-page-break/>1 Scope<text:bookmark-end text:name="__RefHeading__8769_611686203"/></text:h>
      <text:p text:style-name="P4"><text:span text:style-name="T31">这篇国际标准是抽象语法符号</text:span><text:span text:style-name="T34">1(ASN.1)的一部分并且提供了描述信息对象类，信息对象和信息对象集合的表示法。</text:span></text:p>
      <text:p text:style-name="P46"/>
      <text:h text:style-name="P286" text:outline-level="1"><text:bookmark-start text:name="__RefHeading__8771_611686203"/>2 Normative references<text:bookmark-end text:name="__RefHeading__8771_611686203"/></text:h>
      <text:p text:style-name="P46">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p>
      <text:p text:style-name="P46"/>
      <text:h text:style-name="P291" text:outline-level="2"><text:bookmark-start text:name="__RefHeading__8773_611686203"/>2.1 Identical Recommendations | International Standards<text:bookmark-end text:name="__RefHeading__8773_611686203"/></text:h>
      <text:p text:style-name="P215"><text:span text:style-name="T206">– ITU-T Recommendation X.680 (2002) | ISO/IEC 8824-1:2002, </text:span><text:span text:style-name="T207">Information technology – Abstract Syntax </text:span><text:span text:style-name="T208">Notation One (ASN.1): Specification of basic notation</text:span><text:span text:style-name="T194">.</text:span></text:p>
      <text:p text:style-name="P211"><text:span text:style-name="T2">– </text:span><text:span text:style-name="T4">ITU-T Recommendation X.682 (2002) | ISO/IEC 8824-3:2002, </text:span><text:span text:style-name="T5">Information</text:span><text:span text:style-name="T6"> </text:span><text:span text:style-name="T5">technology – Abstract</text:span><text:span text:style-name="T6"> </text:span><text:span text:style-name="T5">Syntax Notation One (ASN.1): Constraint specification</text:span><text:span text:style-name="T4">.</text:span></text:p>
      <text:p text:style-name="P211"><text:span text:style-name="T2">– </text:span><text:span text:style-name="T4">ITU-T Recommendation X.683 (2002) | ISO/IEC 8824-4:2002, </text:span><text:span text:style-name="T5">Information</text:span><text:span text:style-name="T6"> </text:span><text:span text:style-name="T5">technology – Abstract</text:span><text:span text:style-name="T6"> </text:span><text:span text:style-name="T5">Syntax Notation One (ASN.1): Parameterization of ASN.1 specifications</text:span><text:span text:style-name="T4">.</text:span></text:p>
      <text:p text:style-name="P46"/>
      <text:h text:style-name="P286" text:outline-level="1"><text:bookmark-start text:name="__RefHeading__8777_611686203"/>3 Definitions<text:bookmark-end text:name="__RefHeading__8777_611686203"/></text:h>
      <text:p text:style-name="P46">这篇国际标准中使用了如下的定义.</text:p>
      <text:p text:style-name="P46"/>
      <text:h text:style-name="Heading_20_2" text:outline-level="2"><text:bookmark-start text:name="__RefHeading__8779_611686203"/><text:span text:style-name="T31">3.1 </text:span><text:span text:style-name="T209">Specification of basic notation</text:span><text:bookmark-end text:name="__RefHeading__8779_611686203"/></text:h>
      <text:p text:style-name="P47"><text:span text:style-name="T10">这篇国际标准中使用了定义在</text:span><text:span text:style-name="T23">ITU-T Rec. X.68</text:span><text:span text:style-name="T24">0</text:span><text:span text:style-name="T23"> | ISO/IEC 8824-</text:span><text:span text:style-name="T24">1</text:span><text:span text:style-name="T25">中的术语。</text:span></text:p>
      <text:p text:style-name="P46"/>
      <text:h text:style-name="P292" text:outline-level="2"><text:bookmark-start text:name="__RefHeading__8781_611686203"/>3.2 Constraint specification<text:bookmark-end text:name="__RefHeading__8781_611686203"/></text:h>
      <text:p text:style-name="P47"><text:span text:style-name="T10">这篇国际标准中使用了定义在</text:span><text:span text:style-name="T23">ITU-T Rec. X.682 | ISO/IEC 8824-3</text:span><text:span text:style-name="T25">中的术语</text:span><text:span text:style-name="T23">:</text:span></text:p>
      <text:p text:style-name="P213"><text:span text:style-name="T2">–</text:span><text:span text:style-name="T3"> table constraint.</text:span><text:span text:style-name="T10">(表约束)</text:span></text:p>
      <text:p text:style-name="P46"/>
      <text:h text:style-name="P292" text:outline-level="2"><text:bookmark-start text:name="__RefHeading__8783_611686203"/>3.3 Parameterization of ASN.1 specification<text:bookmark-end text:name="__RefHeading__8783_611686203"/></text:h>
      <text:p text:style-name="P47"><text:span text:style-name="T10">这篇国际标准中使用了定义在</text:span><text:span text:style-name="T23">ITU-T Rec. X.683 | ISO/IEC 8824-4</text:span><text:span text:style-name="T25">中的术语</text:span><text:span text:style-name="T23">:</text:span></text:p>
      <text:p text:style-name="P214"><text:span text:style-name="T3">a) parameterized type;</text:span><text:span text:style-name="T11">(参数化类型)</text:span></text:p>
      <text:p text:style-name="P214"><text:span text:style-name="T3">b) parameterized value.</text:span><text:span text:style-name="T11">(参数化值)</text:span></text:p>
      <text:p text:style-name="P46"/>
      <text:h text:style-name="P292" text:outline-level="2"><text:bookmark-start text:name="__RefHeading__8789_611686203"/><text:soft-page-break/>3.<text:span text:style-name="T204">4</text:span> Additional definitions<text:bookmark-end text:name="__RefHeading__8789_611686203"/></text:h>
      <text:h text:style-name="P301" text:outline-level="3"><text:bookmark-start text:name="__RefHeading__8791_611686203"/><text:span text:style-name="T31">3.</text:span><text:span text:style-name="T36">4</text:span><text:span text:style-name="T31">.1 </text:span><text:span text:style-name="T214">associated table</text:span><text:span text:style-name="T211">:</text:span><text:bookmark-end text:name="__RefHeading__8791_611686203"/></text:h>
      <text:p text:style-name="P70"><text:span text:style-name="T85">(For some information object or information object set) an abstract table, derivable from the </text:span><text:span text:style-name="T42">object or object set by flattening the hierarchical structure resulting from the presence of link fields (see 3.4.15).</text:span></text:p>
      <text:p text:style-name="P64">NOTE – An associated table can be used to determine the precise nature of some constraint (see ITU-T Rec. X.682 |</text:p>
      <text:p text:style-name="P63">ISO/IEC 8824-3) which has been applied using an object set.</text:p>
      <text:p text:style-name="P60"/>
      <text:h text:style-name="P302" text:outline-level="3"><text:bookmark-start text:name="__RefHeading__8793_611686203"/><text:span text:style-name="T35">3.</text:span><text:span text:style-name="T36">4</text:span><text:span text:style-name="T35">.2</text:span><text:span text:style-name="T31"> </text:span><text:span text:style-name="T214">default syntax</text:span><text:span text:style-name="T31">:</text:span><text:bookmark-end text:name="__RefHeading__8793_611686203"/></text:h>
      <text:p text:style-name="P46">是一种表示法，它应该被用来定义类的信息对象，这些类的定义者没有提供定义的语法。</text:p>
      <text:p text:style-name="P59"/>
      <text:h text:style-name="P302" text:outline-level="3"><text:bookmark-start text:name="__RefHeading__8795_611686203"/><text:span text:style-name="T31">3</text:span><text:span text:style-name="T35">.</text:span><text:span text:style-name="T36">4</text:span><text:span text:style-name="T35">.</text:span><text:span text:style-name="T31">3 </text:span><text:span text:style-name="T214">defined syntax</text:span><text:span text:style-name="T31">:</text:span><text:bookmark-end text:name="__RefHeading__8795_611686203"/></text:h>
      <text:p text:style-name="P46">一种表示法，由类的定义者提供，它允许这个类的信息对象使用一种用户友好的方式进行定义。</text:p>
      <text:p text:style-name="P57"><text:span text:style-name="T86">NOTE – </text:span><text:span text:style-name="T33">例如类</text:span><text:span text:style-name="T120">OPERATION </text:span><text:span text:style-name="T33">的定义语法可能允许类的实例通过词</text:span><text:span text:style-name="T120">ARGUMENT </text:span><text:span text:style-name="T33">后面是</text:span><text:span text:style-name="T120">&amp;ArgumentType</text:span><text:span text:style-name="T33">， 然后是词</text:span><text:span text:style-name="T120">RESULT </text:span><text:span text:style-name="T33">后面是，接下来是词</text:span><text:span text:style-name="T120">CODE </text:span><text:span text:style-name="T33">后面是</text:span><text:span text:style-name="T120">&amp;operationCode</text:span><text:span text:style-name="T33">的方式定义。</text:span></text:p>
      <text:p text:style-name="P46"/>
      <text:h text:style-name="P302" text:outline-level="3"><text:bookmark-start text:name="__RefHeading__8797_611686203"/><text:span text:style-name="T31">3.</text:span><text:span text:style-name="T36">4</text:span><text:span text:style-name="T31">.4 </text:span><text:span text:style-name="T214">extensible object set</text:span><text:span text:style-name="T31">:</text:span><text:bookmark-end text:name="__RefHeading__8797_611686203"/></text:h>
      <text:p text:style-name="P4">带有扩展符号的对象集合或者是通过使用与可扩展的对象集合进行集合运算的方式定义的对象集合。</text:p>
      <text:p text:style-name="P4"/>
      <text:h text:style-name="P302" text:outline-level="3"><text:bookmark-start text:name="__RefHeading__8799_611686203"/><text:span text:style-name="T31">3.</text:span><text:span text:style-name="T36">4</text:span><text:span text:style-name="T31">.5 </text:span><text:span text:style-name="T214">field</text:span><text:span text:style-name="T31">:</text:span><text:bookmark-end text:name="__RefHeading__8799_611686203"/></text:h>
      <text:p text:style-name="P4">信息对象类的组件。每一个域是类型域，固定类型值域，可变类型值域，固定类型值集合域，可变类型值集合域，信息对向域或者是信息对象集合域。</text:p>
      <text:p text:style-name="P52"/>
      <text:h text:style-name="P302" text:outline-level="3"><text:bookmark-start text:name="__RefHeading__8801_611686203"/><text:span text:style-name="T31">3.</text:span><text:span text:style-name="T36">4</text:span><text:span text:style-name="T31">.6 </text:span><text:span text:style-name="T214">field name</text:span><text:span text:style-name="T31">:</text:span><text:bookmark-end text:name="__RefHeading__8801_611686203"/></text:h>
      <text:p text:style-name="P4">标识类的一个域的名字；类直接制定域，这种情况下这个名字就是原始域名，或者类拥有一个指向这个名字实际指定的域的链接的链。</text:p>
      <text:p text:style-name="P52"/>
      <text:h text:style-name="P303" text:outline-level="3"><text:bookmark-start text:name="__RefHeading__8803_611686203"/><text:span text:style-name="T31">3.</text:span><text:span text:style-name="T37">4</text:span><text:span text:style-name="T31">.7 </text:span><text:span text:style-name="T214">governing (class); governor</text:span><text:span text:style-name="T31">:</text:span><text:bookmark-end text:name="__RefHeading__8803_611686203"/></text:h>
      <text:p text:style-name="P3"><text:span text:style-name="T87">一个信息对象类定义或者是引用，它影响了</text:span><text:span text:style-name="T89">ASN.1语法部分的解析，要求引用或者指定管辖的类的信息对象。</text:span></text:p>
      <text:p text:style-name="P4"/>
      <text:h text:style-name="P303" text:outline-level="3"><text:bookmark-start text:name="__RefHeading__8805_611686203"/><text:span text:style-name="T31">3.</text:span><text:span text:style-name="T37">4</text:span><text:span text:style-name="T31">.8 </text:span><text:span text:style-name="T214">identifier field</text:span><text:span text:style-name="T31">:</text:span><text:bookmark-end text:name="__RefHeading__8805_611686203"/></text:h>
      <text:p text:style-name="P4">类的一个固定类型值域，用来提供这样的类中的信息对象的唯一标识。如果支持的话，标识符域的值要求在为类定义的任何信息对象集合中都是明确的。它们可能是但不必须是，用来在更广阔的范围内标识这个类的信息对象。</text:p>
      <text:p text:style-name="P51"><text:soft-page-break/><text:span text:style-name="T49">NOTE 1 – </text:span><text:span text:style-name="T27">标识符域有固定的</text:span><text:span text:style-name="T28">ASN.1语法，并且这个类型的值能够在协议中携带来表示类内的信息对象。</text:span></text:p>
      <text:p text:style-name="P51"><text:span text:style-name="T84">NOTE 2 – </text:span><text:span text:style-name="T27">标识符信明确的范围是一个信息对象集合。但是它也可以通过为标识符域使用对象标识符类型在给定的抽象语法或者整个应用上下文中明确含义，甚至可以全局访问所有类和所有应用上下文。</text:span></text:p>
      <text:p text:style-name="P208"/>
      <text:h text:style-name="P303" text:outline-level="3"><text:bookmark-start text:name="__RefHeading__8807_611686203"/><text:span text:style-name="T35">3.</text:span><text:span text:style-name="T37">4</text:span><text:span text:style-name="T35">.9</text:span><text:span text:style-name="T212"> </text:span><text:span text:style-name="T214">information object</text:span><text:span text:style-name="T35">:</text:span><text:bookmark-end text:name="__RefHeading__8807_611686203"/></text:h>
      <text:p text:style-name="P4">某些信息对象类的实例，由域的集合组成，这些域都是符合类的域描述的。</text:p>
      <text:p text:style-name="P57"><text:span text:style-name="T58">NOTE – </text:span><text:span text:style-name="T11">例如，信息对象类</text:span><text:span text:style-name="T116">OPERATION </text:span><text:span text:style-name="T11">的一个指定的实例</text:span><text:span text:style-name="T12">(3.4.10的例子中提到)可能是</text:span><text:span text:style-name="T117">invertMatrix</text:span><text:span text:style-name="T12">，它具有一个</text:span><text:span text:style-name="T117">&amp;ArgumentType</text:span><text:span text:style-name="T12">域包含类型</text:span><text:span text:style-name="T117">Matrix</text:span><text:span text:style-name="T12">，一个</text:span><text:span text:style-name="T117">&amp;ResultType</text:span><text:span text:style-name="T12">域也包含</text:span><text:span text:style-name="T117">Matrix</text:span><text:span text:style-name="T12">，以及一个</text:span><text:span text:style-name="T117">&amp;operationCode</text:span><text:span text:style-name="T12">域包含值7。</text:span></text:p>
      <text:p text:style-name="P53"/>
      <text:h text:style-name="P300" text:outline-level="3"><text:bookmark-start text:name="__RefHeading__8809_611686203"/><text:span text:style-name="T35">3.</text:span><text:span text:style-name="T38">4</text:span><text:span text:style-name="T35">.10</text:span><text:span text:style-name="T212"> </text:span><text:span text:style-name="T210">information object class (class)</text:span><text:span text:style-name="T213">:</text:span><text:bookmark-end text:name="__RefHeading__8809_611686203"/></text:h>
      <text:p text:style-name="P4">域的集合，为了潜在的无限的信息对象定义组织的模版，信息对象是类的实例。</text:p>
      <text:p text:style-name="P82"><text:span text:style-name="T51">NOTE – </text:span><text:span text:style-name="T106">例如，一个信息对象类</text:span><text:span text:style-name="T112">OPERATION </text:span><text:span text:style-name="T106">可能被定义成对应于远程操作服务</text:span><text:span text:style-name="T107">(ROS)的</text:span><text:span text:style-name="T113">operation </text:span><text:span text:style-name="T107">概念。各个命名的域描述中的每一个将对应一些从一个操作到另一操作的可变的方面。因此这里可能有</text:span><text:span text:style-name="T113">&amp;ArgumentType，&amp;ResultType，&amp;operationCode</text:span><text:span text:style-name="T107">域，前两个指定了类型域，第三个指定了值域。</text:span></text:p>
      <text:p text:style-name="P4"/>
      <text:h text:style-name="P304" text:outline-level="3"><text:bookmark-start text:name="__RefHeading__8811_611686203"/><text:span text:style-name="T35">3.</text:span><text:span text:style-name="T39">4</text:span><text:span text:style-name="T35">.11 </text:span><text:span text:style-name="T214">information object field</text:span><text:span text:style-name="T35">:</text:span><text:bookmark-end text:name="__RefHeading__8811_611686203"/></text:h>
      <text:p text:style-name="P4">包含指定类的信息对象的域。</text:p>
      <text:p text:style-name="P4"/>
      <text:h text:style-name="P304" text:outline-level="3"><text:bookmark-start text:name="__RefHeading__8813_611686203"/><text:span text:style-name="T35">3.</text:span><text:span text:style-name="T39">4</text:span><text:span text:style-name="T35">.12 </text:span><text:span text:style-name="T214">information object set</text:span><text:span text:style-name="T35">:</text:span><text:bookmark-end text:name="__RefHeading__8813_611686203"/></text:h>
      <text:p text:style-name="P4">信息对象的非空集合，所有定义通过名字来引用相同的信息对象类。</text:p>
      <text:p text:style-name="P82"><text:span text:style-name="T51">NOTE – </text:span><text:span text:style-name="T106">例如一个信息对象集合，类</text:span><text:span text:style-name="T112">OPERATION </text:span><text:span text:style-name="T106">的</text:span><text:span text:style-name="T112">MatrixOperations </text:span><text:span text:style-name="T106">可能包含</text:span><text:span text:style-name="T112">invertMatrix </text:span><text:span text:style-name="T106">以及其他相关的操作，例如</text:span><text:span text:style-name="T112">addMatrices</text:span><text:span text:style-name="T51">, </text:span><text:span text:style-name="T112">multiplyMatrices </text:span><text:span text:style-name="T106">等。这样一个对象集合可能用在定义抽象语法中，这个抽象语法构建了所有这些操作的调用以及结果报告。</text:span></text:p>
      <text:p text:style-name="P52"/>
      <text:h text:style-name="P305" text:outline-level="3"><text:bookmark-start text:name="__RefHeading__8815_611686203"/><text:span text:style-name="T35">3.</text:span><text:span text:style-name="T40">4</text:span><text:span text:style-name="T35">.13 </text:span><text:span text:style-name="T214">information object set field</text:span><text:span text:style-name="T35">:</text:span><text:bookmark-end text:name="__RefHeading__8815_611686203"/></text:h>
      <text:p text:style-name="P4">包含指定类的信息对象集合的域。</text:p>
      <text:p text:style-name="P4"/>
      <text:h text:style-name="P306" text:outline-level="3"><text:bookmark-start text:name="__RefHeading__8817_611686203"/>3.<text:span text:style-name="T215">4</text:span>.14 <text:span text:style-name="T215">instance-of type</text:span>:<text:bookmark-end text:name="__RefHeading__8817_611686203"/></text:h>
      <text:p text:style-name="P4">用过引用一个与对象标识符类型关联的对象信息类来定义的类型。</text:p>
      <text:p text:style-name="P4"/>
      <text:h text:style-name="P305" text:outline-level="3"><text:bookmark-start text:name="__RefHeading__8819_611686203"/><text:span text:style-name="T35">3.</text:span><text:span text:style-name="T40">4</text:span><text:span text:style-name="T35">.15 </text:span><text:span text:style-name="T214">link field</text:span><text:span text:style-name="T35">:</text:span><text:bookmark-end text:name="__RefHeading__8819_611686203"/></text:h>
      <text:p text:style-name="P4">一个对象或者对象集合域。</text:p>
      <text:p text:style-name="P4"/>
      <text:h text:style-name="P305" text:outline-level="3"><text:bookmark-start text:name="__RefHeading__8821_611686203"/><text:span text:style-name="T35">3.</text:span><text:span text:style-name="T40">4</text:span><text:span text:style-name="T35">.16 </text:span><text:span text:style-name="T214">object class field type</text:span><text:span text:style-name="T35">:</text:span><text:bookmark-end text:name="__RefHeading__8821_611686203"/></text:h>
      <text:p text:style-name="P3"><text:span text:style-name="T87">通过引用一个对象信息类中的一些域来指定的类型。在</text:span><text:span text:style-name="T90">X.682中提供了通过引用这个类的信</text:span><text:soft-page-break/><text:span text:style-name="T90">息对象集合来约束这个类型的标识法。</text:span></text:p>
      <text:p text:style-name="P4"/>
      <text:h text:style-name="P305" text:outline-level="3"><text:bookmark-start text:name="__RefHeading__8823_611686203"/><text:span text:style-name="T35">3.</text:span><text:span text:style-name="T40">4</text:span><text:span text:style-name="T35">.17 </text:span><text:span text:style-name="T214">primitive field name</text:span><text:span text:style-name="T35">:</text:span><text:bookmark-end text:name="__RefHeading__8823_611686203"/></text:h>
      <text:p text:style-name="P4">在一个对象信息类定义中不实用链接域直接指定的名字。</text:p>
      <text:p text:style-name="P52"/>
      <text:h text:style-name="P300" text:outline-level="3"><text:bookmark-start text:name="__RefHeading__8825_611686203"/><text:span text:style-name="T35">3.</text:span><text:span text:style-name="T40">4</text:span><text:span text:style-name="T35">.18 </text:span><text:span text:style-name="T210">recursive definition (of a reference name)</text:span><text:span text:style-name="T213">:</text:span><text:bookmark-end text:name="__RefHeading__8825_611686203"/></text:h>
      <text:p text:style-name="P4">一个引用名的决定了本身，或者是一个引用名字的定义的管辖类型需要这个引用名字类决定。</text:p>
      <text:p text:style-name="P207"><text:span text:style-name="T53">NOTE – </text:span><text:span text:style-name="T55">信息对象类的递归定义是合法的。信息对象或者信息对象集合的递归定义是不允许的。</text:span></text:p>
      <text:p text:style-name="P209"/>
      <text:h text:style-name="P305" text:outline-level="3"><text:bookmark-start text:name="__RefHeading__8827_611686203"/><text:span text:style-name="T35">3.</text:span><text:span text:style-name="T40">4</text:span><text:span text:style-name="T35">.19 </text:span><text:span text:style-name="T214">recursive instantiation (of a parameterized reference name)</text:span><text:span text:style-name="T212">:</text:span><text:bookmark-end text:name="__RefHeading__8827_611686203"/></text:h>
      <text:p text:style-name="P4">一个引用名字的实例，决定实际的参数要求决定原始的引用名字。</text:p>
      <text:p text:style-name="P82"><text:span text:style-name="T51">NOTE – </text:span><text:span text:style-name="T106">信息对象类的递归实例是允许的。信息对象和信息对象集合的递归实例是不允许的。</text:span></text:p>
      <text:p text:style-name="P4"/>
      <text:h text:style-name="P305" text:outline-level="3"><text:bookmark-start text:name="__RefHeading__8829_611686203"/><text:span text:style-name="T35">3.</text:span><text:span text:style-name="T40">4</text:span><text:span text:style-name="T35">.20 </text:span><text:span text:style-name="T214">type field</text:span><text:span text:style-name="T35">:</text:span><text:bookmark-end text:name="__RefHeading__8829_611686203"/></text:h>
      <text:p text:style-name="P4">包含任意类型的域。</text:p>
      <text:p text:style-name="P210"/>
      <text:h text:style-name="P305" text:outline-level="3"><text:bookmark-start text:name="__RefHeading__8831_611686203"/><text:span text:style-name="T35">3.</text:span><text:span text:style-name="T40">4</text:span><text:span text:style-name="T35">.21 </text:span><text:span text:style-name="T214">value field</text:span><text:span text:style-name="T212">:</text:span><text:bookmark-end text:name="__RefHeading__8831_611686203"/></text:h>
      <text:p text:style-name="P4">一个包含值的域。这样的域要么是固定类型要么是可变类型。前一种情况值的类型是被域描述固定了。后一种情况值的类型包含在一些信息对象的指定类型域中。</text:p>
      <text:p text:style-name="P4"/>
      <text:h text:style-name="P307" text:outline-level="3"><text:bookmark-start text:name="__RefHeading__8833_611686203"/><text:span text:style-name="T35">3.</text:span><text:span text:style-name="T41">4</text:span><text:span text:style-name="T35">.22 </text:span><text:span text:style-name="T214">value set field</text:span><text:span text:style-name="T212">:</text:span><text:bookmark-end text:name="__RefHeading__8833_611686203"/></text:h>
      <text:p text:style-name="P4">包含一些类型的值的非空集合。这样的域要么是固定类型或者是可变类型。前一种情况值的类型被域描述固定了。后一种情况值的类型包含在一些信息对象的一些类型域中。</text:p>
      <text:p text:style-name="P83"><text:span text:style-name="T50">NOTE – </text:span><text:span text:style-name="T105">值集合域中的值的集合是为了一个信息对象构成指定类型的子类型。</text:span></text:p>
      <text:p text:style-name="P4"/>
      <text:h text:style-name="P287" text:outline-level="1"><text:bookmark-start text:name="__RefHeading__8957_611686203"/>4 Abbreviations<text:bookmark-end text:name="__RefHeading__8957_611686203"/></text:h>
      <text:p text:style-name="P4">本标准适用如下缩略语:</text:p>
      <text:p text:style-name="P212"><text:span text:style-name="T29">ASN.1 </text:span><text:span text:style-name="T30"><text:tab/></text:span><text:span text:style-name="T29">Abstract Syntax Notation One</text:span><text:span text:style-name="T26">(抽象语法符号1)</text:span></text:p>
      <text:p text:style-name="P4"/>
      <text:h text:style-name="P290" text:outline-level="1"><text:bookmark-start text:name="__RefHeading__22029_346319175"/><text:span text:style-name="T156">5 </text:span><text:span text:style-name="T159">Convention</text:span><text:bookmark-end text:name="__RefHeading__22029_346319175"/></text:h>
      <text:p text:style-name="P4">本标准采用了X.680第5章中定义的表示法惯例。</text:p>
      <text:p text:style-name="P4"/>
      <text:h text:style-name="P287" text:outline-level="1"><text:bookmark-start text:name="__RefHeading__8959_611686203"/><text:span text:style-name="T87">6</text:span> Notation<text:bookmark-end text:name="__RefHeading__8959_611686203"/></text:h>
      <text:p text:style-name="P4">这一章总结了定义在本标准中的表示法。</text:p>
      <text:p text:style-name="P4"/>
      <text:h text:style-name="P294" text:outline-level="2"><text:soft-page-break/><text:span text:style-name="T154">6</text:span><text:span text:style-name="T155">.</text:span><text:span text:style-name="T154">1</text:span><text:span text:style-name="T155"> </text:span><text:span text:style-name="T159">Assignments</text:span></text:h>
      <text:p text:style-name="P115"><text:span text:style-name="T87">下面的产生式定义在本标准中，这个产生式用作X.680第12章中的</text:span><text:span text:style-name="T49">"Assignment"</text:span><text:span text:style-name="T87">的可选项。</text:span></text:p>
      <text:p text:style-name="P132"><text:tab/>– ObjectClassAssignment (see 9.1);</text:p>
      <text:p text:style-name="P134"><text:tab/>– ObjectAssignment (see 11.1);</text:p>
      <text:p text:style-name="P135"><text:tab/>– ObjectSetAssignment (see 12.1).</text:p>
      <text:p text:style-name="P4"/>
      <text:h text:style-name="P293" text:outline-level="2"><text:bookmark-start text:name="__RefHeading__8971_611686203"/><text:span text:style-name="T153">6</text:span><text:span text:style-name="T152">.2 </text:span><text:span text:style-name="T159">Types</text:span><text:bookmark-end text:name="__RefHeading__8971_611686203"/></text:h>
      <text:h text:style-name="P308" text:outline-level="3"><text:bookmark-start text:name="__RefHeading__8973_611686203"/>6.2.1<text:bookmark-end text:name="__RefHeading__8973_611686203"/></text:h>
      <text:p text:style-name="P85">下列产生式定义在本标准中，这些产生式用作X.680 16.2中定义的<text:span text:style-name="T43">"BuiltinType"</text:span>的可选项。</text:p>
      <text:p text:style-name="P132"><text:tab/>– ObjectClassFieldType (see 14.1);</text:p>
      <text:p text:style-name="P135"><text:tab/>– InstanceOfType (see Annex C).</text:p>
      <text:p text:style-name="P4"/>
      <text:h text:style-name="P308" text:outline-level="3"><text:bookmark-start text:name="__RefHeading__8975_611686203"/>6.2.2<text:bookmark-end text:name="__RefHeading__8975_611686203"/></text:h>
      <text:p text:style-name="P141">The following notations which can be used as alternatives for "ReferencedType" (see ITU-T Rec. X.680 |</text:p>
      <text:p text:style-name="P143">ISO/IEC 8824-1, 16.3) are defined in this Recommendation | International Standard:</text:p>
      <text:p text:style-name="P8"><text:span text:style-name="T136">下列产生式定义在本标准中，这些产生式用作X.680 16.3中定义的</text:span><text:span text:style-name="T69">"ReferencedType"</text:span><text:span text:style-name="T136">的可选项</text:span>。</text:p>
      <text:p text:style-name="P132"><text:tab/>– TypeFromObject (see clause 15);</text:p>
      <text:p text:style-name="P135"><text:tab/>– ValueSetFromObjects (see clause 15).</text:p>
      <text:p text:style-name="P4"/>
      <text:h text:style-name="P293" text:outline-level="2"><text:bookmark-start text:name="__RefHeading__8981_611686203"/><text:span text:style-name="T153">6</text:span><text:span text:style-name="T152">.3 </text:span><text:span text:style-name="T158">Values</text:span><text:bookmark-end text:name="__RefHeading__8981_611686203"/></text:h>
      <text:h text:style-name="P308" text:outline-level="3"><text:bookmark-start text:name="__RefHeading__8983_611686203"/>6.3.1<text:bookmark-end text:name="__RefHeading__8983_611686203"/></text:h>
      <text:p text:style-name="P85">下列产生式定义在本标准中，这些产生式用作X.680 16.7中定义的<text:span text:style-name="T43">"Value"</text:span>的可选项。</text:p>
      <text:p text:style-name="P132"><text:tab/>– ObjectClassFieldValue (see 14.6);</text:p>
      <text:p text:style-name="P4"/>
      <text:h text:style-name="P308" text:outline-level="3">6.3.2</text:h>
      <text:p text:style-name="P86">下面的产生式定义在本标准中，这些产生式用在X680 16.9中定义的<text:span text:style-name="T43">"BuiltinValue"</text:span>的可选项。</text:p>
      <text:p text:style-name="P132"><text:tab/>– InstanceOfValue (see Annex C).</text:p>
      <text:p text:style-name="P4"/>
      <text:h text:style-name="P308" text:outline-level="3">6.3.3</text:h>
      <text:p text:style-name="P10"><text:span text:style-name="T137">下面的产生式定义在本标准中，这些产生式用在X.680 16.11中定义的</text:span><text:span text:style-name="T70">"ReferencedValue"</text:span><text:span text:style-name="T137">的可选项。</text:span></text:p>
      <text:p text:style-name="P241"><text:tab/>– ValueFromObject (see clause 15).</text:p>
      <text:p text:style-name="P4"/>
      <text:h text:style-name="P295" text:outline-level="2"><text:soft-page-break/>6.4 Elements</text:h>
      <text:h text:style-name="P308" text:outline-level="3">6.4.1</text:h>
      <text:p text:style-name="P87">下面这些产生式定义在本标准中，这些产生式用来在X.680 46.5中定义的<text:span text:style-name="T43">"Elements"</text:span>的可选项。</text:p>
      <text:p text:style-name="P132"><text:tab/>– ObjectSetElements (see 12.10).</text:p>
      <text:p text:style-name="P4"/>
      <text:h text:style-name="P287" text:outline-level="1"><text:bookmark-start text:name="__RefHeading__22031_346319175"/>7 ASN.1 lexical items<text:bookmark-end text:name="__RefHeading__22031_346319175"/></text:h>
      <text:p text:style-name="P11"><text:span text:style-name="T137">作为对于X.680第11章中描述的词法术语的补充，本标准中使用下面章节描述的词法术语。可以应用到这些词法术语的规则定义在X.680 11.1中。新的词法使用X.680第10章中定义的字符集以及一个新的字符</text:span><text:span text:style-name="T70">("</text:span><text:span text:style-name="T122">&amp;</text:span><text:span text:style-name="T70">")</text:span><text:span text:style-name="T137">。</text:span></text:p>
      <text:p text:style-name="P55"><text:span text:style-name="T56">NOTE – </text:span><text:span text:style-name="T10">X.680 10.1中的Note对于下面7.1到7.9描述的词法仍然适用。</text:span></text:p>
      <text:p text:style-name="P4"/>
      <text:h text:style-name="P295" text:outline-level="2">7.1 Information object class references</text:h>
      <text:p text:style-name="P87">词法项目名 <text:span text:style-name="T43">– objectclassreference</text:span></text:p>
      <text:p text:style-name="P11"><text:span text:style-name="T137">一个</text:span><text:span text:style-name="T70">"objectclassreference"</text:span><text:span text:style-name="T137">应该由组成X.680 11.2描述的</text:span><text:span text:style-name="T70">"typereference"</text:span><text:span text:style-name="T137">的字符序列组成，此外不应该包含小写字符。</text:span></text:p>
      <text:p text:style-name="P4"/>
      <text:h text:style-name="P295" text:outline-level="2">7.2 Information object references</text:h>
      <text:p text:style-name="P87">词法项目名<text:span text:style-name="T43"> – objectreference</text:span></text:p>
      <text:p text:style-name="P11"><text:span text:style-name="T137">一个</text:span><text:span text:style-name="T70">"objectreference"</text:span><text:span text:style-name="T137">应该由组成X.680 11.4中描述的</text:span><text:span text:style-name="T70">"valuereference"</text:span><text:span text:style-name="T137">的字符序列组成。</text:span></text:p>
      <text:p text:style-name="P4"/>
      <text:h text:style-name="P295" text:outline-level="2">7.3 Information object set references</text:h>
      <text:p text:style-name="P87">词法项目名<text:span text:style-name="T43"> – objectsetreference</text:span></text:p>
      <text:p text:style-name="P11"><text:span text:style-name="T137">一个</text:span><text:span text:style-name="T70">"objectsetreference"</text:span><text:span text:style-name="T137">应该由组成X.680 11.2中描述的</text:span><text:span text:style-name="T70">"typereference"</text:span><text:span text:style-name="T137">的字符序列组成。</text:span></text:p>
      <text:p text:style-name="P4"/>
      <text:h text:style-name="P295" text:outline-level="2">7.4 Type field references</text:h>
      <text:p text:style-name="P88">词法项目名<text:span text:style-name="T43"> – typefieldreference</text:span></text:p>
      <text:p text:style-name="P12"><text:span text:style-name="T137">一个</text:span><text:span text:style-name="T70">"typefieldreference"</text:span><text:span text:style-name="T137">应该由符号</text:span><text:span text:style-name="T70">("</text:span><text:span text:style-name="T122">&amp;</text:span><text:span text:style-name="T70">")</text:span><text:span text:style-name="T137">后面紧跟着组成X.680 11.2中描述的</text:span><text:span text:style-name="T70">"typereference"</text:span><text:span text:style-name="T137">的字符串组成。</text:span></text:p>
      <text:p text:style-name="P4"/>
      <text:h text:style-name="P295" text:outline-level="2">7.5 Value field references</text:h>
      <text:p text:style-name="P88">词法项目名<text:span text:style-name="T43"> – valuefieldreference</text:span></text:p>
      <text:p text:style-name="P12"><text:span text:style-name="T137">一个</text:span><text:span text:style-name="T70">"valuefieldreference"</text:span><text:span text:style-name="T137">应该由字符</text:span><text:span text:style-name="T70">("</text:span><text:span text:style-name="T122">&amp;</text:span><text:span text:style-name="T70">")</text:span><text:span text:style-name="T137">后面紧跟着组成X.680 11.4中描述的</text:span><text:span text:style-name="T70">"valuereference"</text:span><text:span text:style-name="T137">的字符序列组成。</text:span></text:p>
      <text:p text:style-name="P4"/>
      <text:h text:style-name="P295" text:outline-level="2"><text:soft-page-break/>7.6 Value set field references</text:h>
      <text:p text:style-name="P88">词法项目名<text:span text:style-name="T43"> – valuesetfieldreference</text:span></text:p>
      <text:p text:style-name="P13"><text:span text:style-name="T137">一个</text:span><text:span text:style-name="T70">"valuesetfieldreference"</text:span><text:span text:style-name="T137">应该由字符</text:span><text:span text:style-name="T70">("</text:span><text:span text:style-name="T122">&amp;</text:span><text:span text:style-name="T70">")</text:span><text:span text:style-name="T137">后面紧跟着组成X.680 11.2中描述的</text:span><text:span text:style-name="T70">"typereference"</text:span><text:span text:style-name="T137">的字符序列组成。</text:span></text:p>
      <text:p text:style-name="P4"/>
      <text:h text:style-name="P295" text:outline-level="2">7.7 Object field references</text:h>
      <text:p text:style-name="P89">词法项目名<text:span text:style-name="T43"> – objectfieldreference</text:span></text:p>
      <text:p text:style-name="P14"><text:span text:style-name="T137">一个</text:span><text:span text:style-name="T70">"objectfieldreference"</text:span><text:span text:style-name="T137">应该由字符</text:span><text:span text:style-name="T70">("</text:span><text:span text:style-name="T122">&amp;</text:span><text:span text:style-name="T70">")</text:span><text:span text:style-name="T137">后面紧跟着组成7.2节描述的</text:span><text:span text:style-name="T70">"objectreference"</text:span><text:span text:style-name="T137">的字符序列组成。</text:span></text:p>
      <text:p text:style-name="P4"/>
      <text:h text:style-name="P295" text:outline-level="2">7.8 Object set field references</text:h>
      <text:p text:style-name="P89">词法项目名<text:span text:style-name="T43"> – objectsetfieldreference</text:span></text:p>
      <text:p text:style-name="P14"><text:span text:style-name="T137">一个</text:span><text:span text:style-name="T70">"objectsetfieldreference"</text:span><text:span text:style-name="T137">应该由字符</text:span><text:span text:style-name="T70">("</text:span><text:span text:style-name="T122">&amp;</text:span><text:span text:style-name="T70">")</text:span><text:span text:style-name="T137">后面紧跟着组成7.3节描述的</text:span><text:span text:style-name="T70">"objectsetreference"</text:span><text:span text:style-name="T137">的字符序列组成。</text:span></text:p>
      <text:p text:style-name="P4"/>
      <text:h text:style-name="P295" text:outline-level="2">7.9 Word</text:h>
      <text:p text:style-name="P89">词法项目名<text:span text:style-name="T43"> – word</text:span></text:p>
      <text:p text:style-name="P14"><text:span text:style-name="T137">一个</text:span><text:span text:style-name="T70">"word"</text:span><text:span text:style-name="T137">应该由组成X.680 11.2节描述的</text:span><text:span text:style-name="T70">"typereference"</text:span><text:span text:style-name="T137">的字符序列组成，此外不包含小写字符以及数字。</text:span></text:p>
      <text:p text:style-name="P4"/>
      <text:h text:style-name="P295" text:outline-level="2">7.10 Additional keywords</text:h>
      <text:p text:style-name="P14"><text:span text:style-name="T137">列举在X.680 11.27中的名字</text:span><text:span text:style-name="T122">CLASS</text:span><text:span text:style-name="T70">, </text:span><text:span text:style-name="T122">INSTANCE</text:span><text:span text:style-name="T70">, </text:span><text:span text:style-name="T122">SYNTAX </text:span><text:span text:style-name="T70">and </text:span><text:span text:style-name="T122">UNIQUE </text:span><text:span text:style-name="T137">作为保留字。</text:span></text:p>
      <text:p text:style-name="P4"/>
      <text:h text:style-name="P287" text:outline-level="1"><text:bookmark-start text:name="__RefHeading__22033_346319175"/>8 Referencing definitions<text:bookmark-end text:name="__RefHeading__22033_346319175"/></text:h>
      <text:h text:style-name="P295" text:outline-level="2">8.1</text:h>
      <text:p text:style-name="P4">产生式结构：</text:p>
      <text:p text:style-name="P73"><text:tab/>DefinedObjectClass ::=</text:p>
      <text:p text:style-name="P76"><text:tab/><text:tab/>ExternalObjectClassReference</text:p>
      <text:p text:style-name="P76"><text:tab/> <text:s text:c="13"/>| objectclassreference</text:p>
      <text:p text:style-name="P76"><text:tab/> <text:s text:c="13"/>| UsefulObjectClassReference</text:p>
      <text:p text:style-name="P76"><text:tab/>DefinedObject ::=</text:p>
      <text:p text:style-name="P76"><text:tab/><text:tab/>ExternalObjectReference</text:p>
      <text:p text:style-name="P76"><text:tab/> <text:s text:c="13"/>| objectreference</text:p>
      <text:p text:style-name="P76"><text:tab/> DefinedObjectSet ::=</text:p>
      <text:p text:style-name="P76"><text:tab/><text:tab/>ExternalObjectSetReference</text:p>
      <text:p text:style-name="P77"><text:tab/> <text:s text:c="13"/>| objectsetreference</text:p>
      <text:p text:style-name="P4"><text:soft-page-break/>分别用来引用类，信息对象和信息对象集合的定义。</text:p>
      <text:p text:style-name="P4"/>
      <text:h text:style-name="P295" text:outline-level="2">8.2</text:h>
      <text:p text:style-name="P3"><text:span text:style-name="T87">引用信息对象和信息对象集合需要有一个管辖类。这就要求被引用的信息对象和被引用信息对象集合中的信息对象应该隶属于管辖类。这里没有为信息对象指定的“值映射”的等价物</text:span><text:span text:style-name="T91">(X.680 附录B)，这样就意味着信息对象或者信息对象集合必须使用与管辖类系统的的信息对象类定义来引用</text:span><text:span text:style-name="T92">(或者简单的使用引用赋值)。两个等价的信息对象类实例(但是字面上不同)不能标识相同的信息对象类。</text:span></text:p>
      <text:p text:style-name="P4"/>
      <text:h text:style-name="P295" text:outline-level="2">8.3</text:h>
      <text:p text:style-name="P90">除了x.680 12.15中描述的情况，<text:span text:style-name="T43">"objectclassreference", "objectreference", and "objectsetreference"</text:span>可选项应该仅仅被用在一个类或者信息对象或者信息对象集合被赋值给引用的那个模块中。<text:span text:style-name="T43">"ExternalObjectClassReference", "ExternalObjectReference", and "ExternalObjectSetReference"</text:span>定义如下：</text:p>
      <text:p text:style-name="P73"><text:tab/>ExternalObjectClassReference ::=</text:p>
      <text:p text:style-name="P76"><text:tab/><text:tab/>modulereference</text:p>
      <text:p text:style-name="P78"><text:span text:style-name="T168"><text:tab/><text:tab/>"</text:span><text:span text:style-name="T114">.</text:span><text:span text:style-name="T168">"</text:span></text:p>
      <text:p text:style-name="P76"><text:tab/><text:tab/>objectclassreference</text:p>
      <text:p text:style-name="P76"><text:tab/>ExternalObjectReference ::=</text:p>
      <text:p text:style-name="P76"><text:tab/><text:tab/>modulereference</text:p>
      <text:p text:style-name="P78"><text:span text:style-name="T168"><text:tab/><text:tab/>"</text:span><text:span text:style-name="T114">.</text:span><text:span text:style-name="T168">"</text:span></text:p>
      <text:p text:style-name="P76"><text:tab/><text:tab/>objectreference</text:p>
      <text:p text:style-name="P76"><text:tab/>ExternalObjectSetReference ::=</text:p>
      <text:p text:style-name="P76"><text:tab/><text:tab/>modulereference</text:p>
      <text:p text:style-name="P78"><text:span text:style-name="T168"><text:tab/><text:tab/>"</text:span><text:span text:style-name="T114">.</text:span><text:span text:style-name="T168">"</text:span></text:p>
      <text:p text:style-name="P77"><text:tab/><text:tab/>objectsetreference</text:p>
      <text:p text:style-name="P90">除了相应的<text:span text:style-name="T43">"objectclassreference", "objectreference", or "objectsetreference"</text:span>已经在相应的<text:span text:style-name="T43">"modulereference"</text:span>表示的模块中<text:span text:style-name="T216">(不同于引用模块)</text:span>被赋值给一个类或者信息对象或者信息对象集合，否则这些可选项不能够被使用。类或者信息对象或者信息对象集合分别被引用。</text:p>
      <text:p text:style-name="P4"/>
      <text:h text:style-name="P295" text:outline-level="2">8.4</text:h>
      <text:p text:style-name="P90"><text:span text:style-name="T43">"DefinedObjectClass"</text:span>的<text:span text:style-name="T43">"UsefulObjectClassReference"</text:span>可选项定义如下：</text:p>
      <text:p text:style-name="P73"><text:tab/>UsefulObjectClassReference ::= <text:span text:style-name="T128">TYPE-IDENTIFIER </text:span>| <text:span text:style-name="T128">ABSTRACT-SYNTAX</text:span></text:p>
      <text:p text:style-name="P4">第一个可选项在附录A中介绍，第二个在附录B中介绍。</text:p>
      <text:p text:style-name="P82"><text:span text:style-name="T51">NOTE – </text:span><text:span text:style-name="T106">名字</text:span><text:span text:style-name="T112">TYPE-IDENTIFIER </text:span><text:span text:style-name="T51">and </text:span><text:span text:style-name="T112">ABSTRACT-SYNTAX </text:span><text:span text:style-name="T106">作为保留字列举在X.680 11.27中。</text:span></text:p>
      <text:p text:style-name="P4"/>
      <text:h text:style-name="P287" text:outline-level="1"><text:bookmark-start text:name="__RefHeading__22035_346319175"/><text:soft-page-break/>9 Information object class definition and assignment<text:bookmark-end text:name="__RefHeading__22035_346319175"/></text:h>
      <text:h text:style-name="P295" text:outline-level="2">9.1</text:h>
      <text:p text:style-name="P91">结构<text:span text:style-name="T43">"ObjectClassAssignment"</text:span>用在将信息对象类赋值给一个引用名<text:span text:style-name="T43">("objectclassreference")</text:span>。这个结构是定义在X.680 第12章中的<text:span text:style-name="T43">"Assignment</text:span>的一个可选项，定义如下：</text:p>
      <text:p text:style-name="P73"><text:tab/>ObjectClassAssignment ::=</text:p>
      <text:p text:style-name="P76"><text:tab/><text:tab/>objectclassreference</text:p>
      <text:p text:style-name="P78"><text:span text:style-name="T168"><text:tab/><text:tab/>"</text:span><text:span text:style-name="T114">::=</text:span><text:span text:style-name="T168">"</text:span></text:p>
      <text:p text:style-name="P77"><text:tab/><text:tab/>ObjectClass</text:p>
      <text:p text:style-name="P4"/>
      <text:h text:style-name="P295" text:outline-level="2">9.2</text:h>
      <text:p text:style-name="P91">信息对象类使用结构<text:span text:style-name="T43">"ObjectClass"</text:span>定义：</text:p>
      <text:p text:style-name="P73"><text:tab/>ObjectClass ::=</text:p>
      <text:p text:style-name="P76"><text:tab/><text:tab/>DefinedObjectClass</text:p>
      <text:p text:style-name="P76"><text:tab/> <text:s text:c="12"/>| ObjectClassDefn</text:p>
      <text:p text:style-name="P77"><text:tab/> <text:s text:c="12"/>| ParameterizedObjectClass</text:p>
      <text:p text:style-name="P91">如果<text:span text:style-name="T43">"ObjectClass</text:span>是：</text:p>
      <text:p text:style-name="P118"><text:span text:style-name="T56">a) "DefinedObjectClass</text:span><text:span text:style-name="T10">，这样类定义与被引用的类相同；</text:span></text:p>
      <text:p text:style-name="P118"><text:span text:style-name="T56">b) "ObjectClassDefn", </text:span><text:span text:style-name="T10">这样类就像9.3节描述那样定义；</text:span></text:p>
      <text:p text:style-name="P119"><text:span text:style-name="T58">c) "ParameterizedObjectClass", </text:span><text:span text:style-name="T11">这样类定义就像X.683 9.2节描述那样定义。</text:span></text:p>
      <text:p text:style-name="P4"/>
      <text:h text:style-name="P295" text:outline-level="2">9.3</text:h>
      <text:p text:style-name="P91">每一个类最终是通过<text:span text:style-name="T43">"ObjectClassDefn"</text:span>定义的：</text:p>
      <text:p text:style-name="P73"><text:tab/>ObjectClassDefn ::=</text:p>
      <text:p text:style-name="P167"><text:tab/><text:tab/>CLASS</text:p>
      <text:p text:style-name="P78"><text:span text:style-name="T168"><text:tab/><text:tab/>"</text:span><text:span text:style-name="T114">{</text:span><text:span text:style-name="T168">" FieldSpec "," + "</text:span><text:span text:style-name="T114">}</text:span><text:span text:style-name="T168">"</text:span></text:p>
      <text:p text:style-name="P76"><text:tab/><text:tab/>WithSyntaxSpec?</text:p>
      <text:p text:style-name="P117"><text:span text:style-name="T98"><text:tab/>WithSyntaxSpec ::= </text:span><text:span text:style-name="T114">WITH SYNTAX </text:span><text:span text:style-name="T98">SyntaxList</text:span></text:p>
      <text:p text:style-name="P15"><text:span text:style-name="T137">这个表示法允许类的定义者提供命名的域描述，每一个域描述就是一个定义在9.4中的</text:span><text:span text:style-name="T70">"FieldSpec"</text:span><text:span text:style-name="T137">。定义者可以提供一个可选的信息对象定义语法，这定义在10.5中。类的定义者可能还描述了与类的定义相关的语义。</text:span></text:p>
      <text:p text:style-name="P4"/>
      <text:h text:style-name="P295" text:outline-level="2">9.4</text:h>
      <text:p text:style-name="P116"><text:span text:style-name="T87">每一个</text:span><text:span text:style-name="T49">"FieldSpec"</text:span><text:span text:style-name="T87">描述和命名了域中的一个，这些域应该或者可能与类的实例相关：</text:span></text:p>
      <text:p text:style-name="P76"><text:tab/>FieldSpec ::=</text:p>
      <text:p text:style-name="P76"><text:tab/><text:tab/>TypeFieldSpec</text:p>
      <text:p text:style-name="P76"><text:tab/> <text:s text:c="13"/>| FixedTypeValueFieldSpec</text:p>
      <text:p text:style-name="P76"><text:soft-page-break/><text:tab/> <text:s text:c="13"/>| VariableTypeValueFieldSpec</text:p>
      <text:p text:style-name="P76"><text:tab/> <text:s text:c="13"/>| FixedTypeValueSetFieldSpec</text:p>
      <text:p text:style-name="P76"><text:tab/> <text:s text:c="13"/>| VariableTypeValueSetFieldSpec</text:p>
      <text:p text:style-name="P76"><text:tab/> <text:s text:c="13"/>| ObjectFieldSpec</text:p>
      <text:p text:style-name="P77"><text:tab/> <text:s text:c="13"/>| ObjectSetFieldSpec</text:p>
      <text:p text:style-name="P92"><text:span text:style-name="T43">"FieldSpec"</text:span>的多个可选项都在接下来的子章节中描述：</text:p>
      <text:p text:style-name="P4"/>
      <text:h text:style-name="P295" text:outline-level="2">9.5</text:h>
      <text:p text:style-name="P92"><text:span text:style-name="T43">"TypeFieldSpec"</text:span>描述的域是类型域：</text:p>
      <text:p text:style-name="P73"><text:tab/>TypeFieldSpec ::=</text:p>
      <text:p text:style-name="P76"><text:tab/><text:tab/>typefieldreference</text:p>
      <text:p text:style-name="P76"><text:tab/><text:tab/>TypeOptionalitySpec?</text:p>
      <text:p text:style-name="P117"><text:span text:style-name="T98"><text:tab/>TypeOptionalitySpec ::= </text:span><text:span text:style-name="T114">OPTIONAL </text:span><text:span text:style-name="T98">| </text:span><text:span text:style-name="T114">DEFAULT </text:span><text:span text:style-name="T98">Type</text:span></text:p>
      <text:p text:style-name="P16"><text:span text:style-name="T137">域的名字是</text:span><text:span text:style-name="T70">"typefieldreference"</text:span><text:span text:style-name="T137">。如果</text:span><text:span text:style-name="T70">"TypeOptionalitySpec"</text:span><text:span text:style-name="T137">不存在，这个类的所有信息对象定义都要求为这个域包含一个类型描述。如果</text:span><text:span text:style-name="T122">OPTIONAL </text:span><text:span text:style-name="T137">出现，这个域可以留下不定义。如果</text:span><text:span text:style-name="T122">DEFAULT </text:span><text:span text:style-name="T137">出现，接下来的</text:span><text:span text:style-name="T70">"Type"</text:span><text:span text:style-name="T137">在定义中它被忽略的时候作为默认设置提供。</text:span></text:p>
      <text:p text:style-name="P4"/>
      <text:h text:style-name="P295" text:outline-level="2">9.6</text:h>
      <text:p text:style-name="P93"><text:span text:style-name="T43">"FixedTypeValueFieldSpec"</text:span>描述的域是固定类型值域：</text:p>
      <text:p text:style-name="P73"><text:tab/>FixedTypeValueFieldSpec ::=</text:p>
      <text:p text:style-name="P76"><text:tab/><text:tab/>valuefieldreference</text:p>
      <text:p text:style-name="P76"><text:tab/><text:tab/>Type</text:p>
      <text:p text:style-name="P78"><text:span text:style-name="T114"><text:tab/><text:tab/>UNIQUE </text:span><text:span text:style-name="T168">?</text:span></text:p>
      <text:p text:style-name="P76"><text:tab/><text:tab/>ValueOptionalitySpec ?</text:p>
      <text:p text:style-name="P117"><text:span text:style-name="T98"><text:tab/><text:tab/>ValueOptionalitySpec ::= </text:span><text:span text:style-name="T114">OPTIONAL </text:span><text:span text:style-name="T98">| </text:span><text:span text:style-name="T114">DEFAULT </text:span><text:span text:style-name="T98">Value</text:span></text:p>
      <text:p text:style-name="P17"><text:span text:style-name="T137">域的名字是</text:span><text:span text:style-name="T70">"valuefieldreference"</text:span><text:span text:style-name="T137">。</text:span><text:span text:style-name="T70">"Type"</text:span><text:span text:style-name="T137">结构描述了域中包含的值的类型。如果</text:span><text:span text:style-name="T70">"ValueOptionalitySpec"</text:span><text:span text:style-name="T137">出现，表示值可能在信息对象定义中忽略，或者在 </text:span><text:span text:style-name="T122">DEFAULT </text:span><text:span text:style-name="T137">的情况下，省略产生了接下来的</text:span><text:span text:style-name="T70">"Value"</text:span><text:span text:style-name="T137">，这个值应该是那个类型。关键字</text:span><text:span text:style-name="T122">UNIQUE </text:span><text:span text:style-name="T137">出现，表示这个域是如3.4.8中定义的标识符域。如果关键字出现，那么</text:span><text:span text:style-name="T70">"ValueOptionalitySpec"</text:span><text:span text:style-name="T137">就不应该是</text:span><text:span text:style-name="T70">"</text:span><text:span text:style-name="T122">DEFAULT </text:span><text:span text:style-name="T70">Value"</text:span><text:span text:style-name="T137">。</text:span></text:p>
      <text:p text:style-name="P4"/>
      <text:h text:style-name="P295" text:outline-level="2">9.7</text:h>
      <text:p text:style-name="P3"><text:span text:style-name="T87">当一个值被赋值给标识符域，那么这个值要求在任何定义的信息对象集合中是明确的</text:span><text:span text:style-name="T93">(唯一的)。</text:span></text:p>
      <text:p text:style-name="P4"/>
      <text:h text:style-name="P295" text:outline-level="2"><text:soft-page-break/>9.8</text:h>
      <text:p text:style-name="P94"><text:span text:style-name="T43">"VariableTypeValueFieldSpec"</text:span>描述的域是可变类型值域：</text:p>
      <text:p text:style-name="P73"><text:tab/>VariableTypeValueFieldSpec ::=</text:p>
      <text:p text:style-name="P76"><text:tab/><text:tab/>valuefieldreference</text:p>
      <text:p text:style-name="P76"><text:tab/><text:tab/>FieldName</text:p>
      <text:p text:style-name="P77"><text:tab/><text:tab/>ValueOptionalitySpec?</text:p>
      <text:p text:style-name="P18"><text:span text:style-name="T137">域的名字是</text:span><text:span text:style-name="T70">"valuefieldreference"</text:span><text:span text:style-name="T137">。</text:span><text:span text:style-name="T70">"FieldName"</text:span><text:span text:style-name="T137">是与正在定义的类相关联的，它应该是这个类的一个类型域；这个类型域包含值的类型，类型域要么是域值域在相同的信息对象中，要么是通过对象域的链进行连接的，这个对象域的引用出现在中</text:span><text:span text:style-name="T70">"FieldName"</text:span><text:span text:style-name="T137">。</text:span><text:span text:style-name="T138">(所有域引用出现在</text:span><text:span text:style-name="T71">"FieldName"</text:span><text:span text:style-name="T138">中的连接域都应该是对象域)。如果</text:span><text:span text:style-name="T71">"ValueOptionalitySpec"</text:span><text:span text:style-name="T138">出现，值可能在一个信息对象定义中被忽略，或者在</text:span><text:span text:style-name="T123">DEFAULT </text:span><text:span text:style-name="T138">情况下，这种忽略导致了接下来的</text:span><text:span text:style-name="T71">"Value"</text:span><text:span text:style-name="T138">被使用。</text:span><text:span text:style-name="T71">"ValueOptionalitySpec"</text:span><text:span text:style-name="T138">应该像下面这样：</text:span></text:p>
      <text:p text:style-name="P118"><text:span text:style-name="T56">a) </text:span><text:span text:style-name="T10">如果由</text:span><text:span text:style-name="T56">"FieldName"</text:span><text:span text:style-name="T10">确定的类型域有一个有 </text:span><text:span text:style-name="T114">OPTIONAL </text:span><text:span text:style-name="T10">的</text:span><text:span text:style-name="T56"> "TypeOptionalitySpec"</text:span><text:span text:style-name="T10">，那么这个</text:span><text:span text:style-name="T56">"ValueOptionalitySpec"</text:span><text:span text:style-name="T10">也应该是</text:span><text:span text:style-name="T114">OPTIONAL</text:span><text:span text:style-name="T10">；并且</text:span></text:p>
      <text:p text:style-name="P119"><text:span text:style-name="T58">b) </text:span><text:span text:style-name="T11">如果</text:span><text:span text:style-name="T58">"ValueOptionalitySpec"</text:span><text:span text:style-name="T11">是</text:span><text:span text:style-name="T58">"</text:span><text:span text:style-name="T116">DEFAULT </text:span><text:span text:style-name="T58">Value"</text:span><text:span text:style-name="T11">，那么由</text:span><text:span text:style-name="T58">"FieldName"</text:span><text:span text:style-name="T11">确定的类型域也应该是有</text:span><text:span text:style-name="T58">"</text:span><text:span text:style-name="T116">DEFAULT </text:span><text:span text:style-name="T58">Type"</text:span><text:span text:style-name="T11">的</text:span><text:span text:style-name="T58">"TypeOptionalitySpec"</text:span><text:span text:style-name="T11">，并且</text:span><text:span text:style-name="T58">"Value"</text:span><text:span text:style-name="T11">应该是这个类型的值。</text:span></text:p>
      <text:p text:style-name="P4"/>
      <text:h text:style-name="P295" text:outline-level="2">9.9</text:h>
      <text:p text:style-name="P95"><text:span text:style-name="T43">"FixedTypeValueSetFieldSpec"</text:span>描述的域是一个固定类型值集合域：</text:p>
      <text:p text:style-name="P73"><text:tab/>FixedTypeValueSetFieldSpec ::=</text:p>
      <text:p text:style-name="P76"><text:tab/><text:tab/>valuesetfieldreference</text:p>
      <text:p text:style-name="P76"><text:tab/><text:tab/>Type</text:p>
      <text:p text:style-name="P77"><text:tab/><text:tab/>ValueSetOptionalitySpec ?</text:p>
      <text:p text:style-name="P73"><text:tab/>ValueSetOptionalitySpec ::= <text:span text:style-name="T128">OPTIONAL </text:span>| <text:span text:style-name="T128">DEFAULT </text:span>ValueSet</text:p>
      <text:p text:style-name="P57"><text:span text:style-name="T58">NOTE – </text:span><text:span text:style-name="T58">"ValueSet"</text:span><text:span text:style-name="T11">定义在X.680 15.6和15.7，并且显式的列举值的集合</text:span><text:span text:style-name="T13">(在花括号中)</text:span><text:span text:style-name="T11">，或者为</text:span><text:span text:style-name="T58">"Type"</text:span><text:span text:style-name="T11">的子类型使用</text:span><text:span text:style-name="T58">"typereference"</text:span><text:span text:style-name="T11">。</text:span></text:p>
      <text:p text:style-name="P19"><text:span text:style-name="T137">域的名字是</text:span><text:span text:style-name="T70">"valuesetfieldreference"</text:span><text:span text:style-name="T137">。</text:span><text:span text:style-name="T70">"Type"</text:span><text:span text:style-name="T137">结构描述了域中包含的值的类型。如果</text:span><text:span text:style-name="T70">"ValueSetOptionalitySpec"</text:span><text:span text:style-name="T137">出现，描述信息对象定义中这个域可能没有被指定，或者在 </text:span><text:span text:style-name="T122">DEFAULT </text:span><text:span text:style-name="T137">的情况下，忽略导致了使用后面的</text:span><text:span text:style-name="T70">"ValueSet"</text:span><text:span text:style-name="T137">，它应该是这个类型的子类型。</text:span></text:p>
      <text:p text:style-name="P4"/>
      <text:h text:style-name="P295" text:outline-level="2">9.10</text:h>
      <text:p text:style-name="P96"><text:span text:style-name="T43">"VariableTypeValueSetFieldSpec"</text:span>定义的域是可变类型值集合域：</text:p>
      <text:p text:style-name="P73"><text:tab/>VariableTypeValueSetFieldSpec ::=</text:p>
      <text:p text:style-name="P76"><text:tab/><text:tab/>valuesetfieldreference</text:p>
      <text:p text:style-name="P76"><text:tab/><text:tab/>FieldName</text:p>
      <text:p text:style-name="P77"><text:tab/><text:tab/>ValueSetOptionalitySpec?</text:p>
      <text:p text:style-name="P20"><text:soft-page-break/><text:span text:style-name="T139">域的名字是</text:span><text:span text:style-name="T72">"valuesetfieldreference"</text:span><text:span text:style-name="T139">。</text:span><text:span text:style-name="T72">"FieldName"</text:span><text:span text:style-name="T139">是与正在被定义的类相关，它应该是这个类的一个类型域；类型域要么是在与值集合与相同的信息对象中，要么是通过对象域链链接的，对象域的引用应该出现在中</text:span><text:span text:style-name="T72">"FieldName"</text:span><text:span text:style-name="T139">，这个值域包含着值的类型。</text:span><text:span text:style-name="T138">(所有域引用出现在</text:span><text:span text:style-name="T71">"FieldName"</text:span><text:span text:style-name="T138">中的连接域都应该是对象域)。如果</text:span><text:span text:style-name="T71">"ValueSetOptionalitySpec"</text:span><text:span text:style-name="T138">出现，表示值集合可能在信息对象定义中被忽略，或者在 </text:span><text:span text:style-name="T123">DEFAULT </text:span><text:span text:style-name="T138">的情况下，这样的忽略导致了使用随后的</text:span><text:span text:style-name="T71">"ValueSet"</text:span><text:span text:style-name="T138">。</text:span><text:span text:style-name="T71">"ValueSetOptionalitySpec"</text:span><text:span text:style-name="T138">应该如下表示：</text:span></text:p>
      <text:p text:style-name="P118"><text:span text:style-name="T56">a) </text:span><text:span text:style-name="T10">如果由</text:span><text:span text:style-name="T56">"FieldName"</text:span><text:span text:style-name="T10">确定的类型域拥有一个带有</text:span><text:span text:style-name="T114">OPTIONAL </text:span><text:span text:style-name="T10">的</text:span><text:span text:style-name="T56">"TypeOptionalitySpec"</text:span><text:span text:style-name="T10">，那么</text:span><text:span text:style-name="T56">"ValueSetOptionalitySpec"</text:span><text:span text:style-name="T10">也应该有</text:span><text:span text:style-name="T114">OPTIONAL</text:span><text:span text:style-name="T10">；并且</text:span></text:p>
      <text:p text:style-name="P119"><text:span text:style-name="T58">b) </text:span><text:span text:style-name="T11">如果</text:span><text:span text:style-name="T58">"ValueSetOptionalitySpec"</text:span><text:span text:style-name="T11">是</text:span><text:span text:style-name="T58">"</text:span><text:span text:style-name="T116">DEFAULT </text:span><text:span text:style-name="T58">ValueSet"</text:span><text:span text:style-name="T11">，那么由</text:span><text:span text:style-name="T58">"FieldName"</text:span><text:span text:style-name="T11">确定的类型域也应该有带有</text:span><text:span text:style-name="T58">"</text:span><text:span text:style-name="T116">DEFAULT </text:span><text:span text:style-name="T58">Type"</text:span><text:span text:style-name="T11">的</text:span><text:span text:style-name="T58">"TypeOptionalitySpec"</text:span><text:span text:style-name="T11">，并且</text:span><text:span text:style-name="T58">"ValueSet"</text:span><text:span text:style-name="T11">应该是那个类型的子类型。</text:span></text:p>
      <text:p text:style-name="P4"/>
      <text:h text:style-name="P295" text:outline-level="2">9.11</text:h>
      <text:p text:style-name="P97"><text:span text:style-name="T43">"ObjectFieldSpec"</text:span>描述的域是信息对象域：</text:p>
      <text:p text:style-name="P73"><text:tab/>ObjectFieldSpec ::=</text:p>
      <text:p text:style-name="P76"><text:tab/><text:tab/>objectfieldreference</text:p>
      <text:p text:style-name="P76"><text:tab/><text:tab/>DefinedObjectClass</text:p>
      <text:p text:style-name="P76"><text:tab/><text:tab/>ObjectOptionalitySpec ?</text:p>
      <text:p text:style-name="P117"><text:span text:style-name="T98"><text:tab/>ObjectOptionalitySpec ::= </text:span><text:span text:style-name="T114">OPTIONAL </text:span><text:span text:style-name="T98">| </text:span><text:span text:style-name="T114">DEFAULT </text:span><text:span text:style-name="T98">Object</text:span></text:p>
      <text:p text:style-name="P21"><text:span text:style-name="T137">域的名字是</text:span><text:span text:style-name="T70">"objectfieldreference"</text:span><text:span text:style-name="T137">。</text:span><text:span text:style-name="T70">"DefinedObjectClass"</text:span><text:span text:style-name="T137">引用域中包含的对象的类</text:span><text:span text:style-name="T140">(可能是当前定义的</text:span><text:span text:style-name="T73">"ObjectClass"</text:span><text:span text:style-name="T140">)。如果</text:span><text:span text:style-name="T73">"ObjectOptionalitySpec"</text:span><text:span text:style-name="T140">出现，表示这个域可能在信息对象定义中没有指定，或者在</text:span><text:span text:style-name="T124">DEFAULT </text:span><text:span text:style-name="T140">情况下，忽略导致了使用后续的</text:span><text:span text:style-name="T73">"Object"</text:span><text:span text:style-name="T140">，它应该是</text:span><text:span text:style-name="T73">"DefinedObjectClass"</text:span><text:span text:style-name="T140">的对象。</text:span></text:p>
      <text:p text:style-name="P4"/>
      <text:h text:style-name="P295" text:outline-level="2">9.12</text:h>
      <text:p text:style-name="P97"><text:span text:style-name="T43">"ObjectSetFieldSpec"</text:span>描述的域是信息对象集合域：</text:p>
      <text:p text:style-name="P73"><text:tab/>ObjectSetFieldSpec ::=</text:p>
      <text:p text:style-name="P76"><text:tab/><text:tab/>objectsetfieldreference</text:p>
      <text:p text:style-name="P76"><text:tab/><text:tab/>DefinedObjectClass</text:p>
      <text:p text:style-name="P76"><text:tab/><text:tab/>ObjectSetOptionalitySpec ?</text:p>
      <text:p text:style-name="P117"><text:span text:style-name="T98"><text:tab/>ObjectSetOptionalitySpec ::= </text:span><text:span text:style-name="T114">OPTIONAL </text:span><text:span text:style-name="T98">| </text:span><text:span text:style-name="T114">DEFAULT </text:span><text:span text:style-name="T98">ObjectSet</text:span></text:p>
      <text:p text:style-name="P22"><text:span text:style-name="T137">域的名字是</text:span><text:span text:style-name="T70">"objectsetfieldreference"</text:span><text:span text:style-name="T137">。</text:span><text:span text:style-name="T70">"DefinedObjectClass"</text:span><text:span text:style-name="T137">引用了域中包含的对象的类。如果</text:span><text:span text:style-name="T70">"ObjectSetOptionalitySpec"</text:span><text:span text:style-name="T137">出现，表示这个域可能在信息对象定义中没有指定，或者在 </text:span><text:span text:style-name="T122">DEFAULT </text:span><text:span text:style-name="T137">的情况下，忽略表示使用后续的</text:span><text:span text:style-name="T70">"ObjectSet"</text:span><text:span text:style-name="T137">，所有的对象都应该是</text:span><text:span text:style-name="T70">"DefinedObjectClass"</text:span><text:span text:style-name="T137">的对象。</text:span></text:p>
      <text:p text:style-name="P4"/>
      <text:h text:style-name="P295" text:outline-level="2"><text:soft-page-break/>9.13</text:h>
      <text:p text:style-name="P98"><text:span text:style-name="T43">"PrimitiveFieldName"</text:span>结构用来表示一个域，这个域与包含它的描述的类相关：</text:p>
      <text:p text:style-name="P73"><text:tab/>PrimitiveFieldName ::=</text:p>
      <text:p text:style-name="P76"><text:tab/><text:tab/>typefieldreference</text:p>
      <text:p text:style-name="P76"><text:tab/> <text:s text:c="13"/>| valuefieldreference</text:p>
      <text:p text:style-name="P76"><text:tab/> <text:s text:c="13"/>| valuesetfieldreference</text:p>
      <text:p text:style-name="P76"><text:tab/> <text:s text:c="13"/>| objectfieldreference</text:p>
      <text:p text:style-name="P77"><text:tab/> <text:s text:c="13"/>| objectsetfieldreference</text:p>
      <text:p text:style-name="P4">在类定义中指定的所有域的名字应该都是不同的。</text:p>
      <text:p text:style-name="P4"/>
      <text:h text:style-name="P295" text:outline-level="2">9.14</text:h>
      <text:p text:style-name="P98"><text:span text:style-name="T43">"FieldName"</text:span>结构用来标识一个域一些类相关的域，这些类或者包含直接描述的域或者包含一个链接域，链接域指向包含直接描述的类。链由一系列中间由点号分隔的<text:span text:style-name="T43">"PrimitiveFieldName"</text:span>组成。</text:p>
      <text:p text:style-name="P73"><text:tab/>FieldName ::= PrimitiveFieldName "<text:span text:style-name="T128">.</text:span>" +</text:p>
      <text:p text:style-name="P4"/>
      <text:h text:style-name="P295" text:outline-level="2">9.15</text:h>
      <text:p text:style-name="P4">如果这里有任何一个链接域描述的链<text:span text:style-name="T217">(长度是1或者更长)，那么：</text:span></text:p>
      <text:p text:style-name="P118"><text:span text:style-name="T56">a) </text:span><text:span text:style-name="T10">第一个在正在被定义的类中并且本身不是被定义的域；并且</text:span></text:p>
      <text:p text:style-name="P118"><text:span text:style-name="T56">b) </text:span><text:span text:style-name="T10">接下来的每一个都是一个在前面定义中使用的类中的一个域；并且</text:span></text:p>
      <text:p text:style-name="P118"><text:span text:style-name="T56">c) </text:span><text:span text:style-name="T10">最后一个被用来定义的类是当前正在定义的类，</text:span></text:p>
      <text:p text:style-name="P23"><text:span text:style-name="T137">这样，至少有一个域描述应该有</text:span><text:span text:style-name="T70">"ObjectOptionalitySpec" or "ObjectSetOptionalitySpec"</text:span><text:span text:style-name="T137">。</text:span></text:p>
      <text:p text:style-name="P57"><text:span text:style-name="T58">NOTE – </text:span><text:span text:style-name="T11">这防止了递归信息对象类定义</text:span><text:span text:style-name="T14">(这通常是不允许的)，一个递归类的信息对象将会被无限的再解析。</text:span></text:p>
      <text:p text:style-name="P4"/>
      <text:h text:style-name="P295" text:outline-level="2">9.16 Examples</text:h>
      <text:p text:style-name="P4">在3.4.10中的一个非正式的信息对象类的例子的扩展版本可能的定义如下：</text:p>
      <text:p text:style-name="P165"><text:tab/>OPERATION ::= CLASS</text:p>
      <text:p text:style-name="P167"><text:tab/>{</text:p>
      <text:p text:style-name="P167"><text:tab/><text:tab/>&amp;ArgumentType OPTIONAL,</text:p>
      <text:p text:style-name="P167"><text:tab/><text:tab/>&amp;ResultType OPTIONAL,</text:p>
      <text:p text:style-name="P167"><text:tab/><text:tab/>&amp;Errors ERROR OPTIONAL,</text:p>
      <text:p text:style-name="P167"><text:tab/><text:tab/>&amp;Linked OPERATION OPTIONAL,</text:p>
      <text:p text:style-name="P167"><text:tab/><text:tab/>&amp;resultReturned BOOLEAN DEFAULT TRUE,</text:p>
      <text:p text:style-name="P167"><text:tab/><text:tab/>&amp;code INTEGER UNIQUE</text:p>
      <text:p text:style-name="P167"><text:tab/>}</text:p>
      <text:p text:style-name="P167"><text:tab/>ERROR ::= CLASS</text:p>
      <text:p text:style-name="P167"><text:soft-page-break/><text:tab/>{</text:p>
      <text:p text:style-name="P167"><text:tab/><text:tab/>&amp;ParameterType OPTIONAL,</text:p>
      <text:p text:style-name="P167"><text:tab/><text:tab/>&amp;code INTEGER UNIQUE</text:p>
      <text:p text:style-name="P166"><text:tab/>}</text:p>
      <text:p text:style-name="P57"><text:span text:style-name="T58">NOTE 1 – </text:span><text:span text:style-name="T11">这个例子是基于远端操作标准的操作和错误的概念，但是为了展示的目的简化了。</text:span></text:p>
      <text:p text:style-name="P57"><text:span text:style-name="T58">NOTE 2 – </text:span><text:span text:style-name="T11">这个类中包含的域包括两个类型域</text:span><text:span text:style-name="T58"> (</text:span><text:span text:style-name="T116">&amp;ArgumentType </text:span><text:span text:style-name="T58">and </text:span><text:span text:style-name="T116">&amp;ResultType</text:span><text:span text:style-name="T58">)</text:span><text:span text:style-name="T15">，两个对象集合域</text:span><text:span text:style-name="T59">(</text:span><text:span text:style-name="T118">&amp;Errors </text:span><text:span text:style-name="T59">and </text:span><text:span text:style-name="T118">&amp;Linked</text:span><text:span text:style-name="T59">)</text:span><text:span text:style-name="T15">和两个值域</text:span><text:span text:style-name="T59">(</text:span><text:span text:style-name="T118">&amp;resultReturned </text:span><text:span text:style-name="T59">and </text:span><text:span text:style-name="T118">&amp;code</text:span><text:span text:style-name="T59">)</text:span><text:span text:style-name="T15">后一个是标识符域。</text:span></text:p>
      <text:p text:style-name="P57"><text:span text:style-name="T58">NOTE 3 – </text:span><text:span text:style-name="T11">由</text:span><text:span text:style-name="T116">OPERATION</text:span><text:span text:style-name="T58">s </text:span><text:span text:style-name="T11">构建起来的任何信息对象必须是这样的，集合中没有两个对象的</text:span><text:span text:style-name="T116">&amp;code</text:span><text:span text:style-name="T11">域具有相同的值。</text:span><text:span text:style-name="T15">(通用样也适用于</text:span><text:span text:style-name="T118">ERROR</text:span><text:span text:style-name="T15">)</text:span></text:p>
      <text:p text:style-name="P57"><text:span text:style-name="T58">NOTE 4 – </text:span><text:span text:style-name="T116">OPERATION </text:span><text:span text:style-name="T11">信息对象类包含一个9.15中描述的链接域链。链的长度是1并且由</text:span><text:span text:style-name="T58"> </text:span><text:span text:style-name="T116">&amp;Linked</text:span><text:span text:style-name="T11">域组成， 它递归由</text:span><text:span text:style-name="T116">OPERATION</text:span><text:span text:style-name="T58"> </text:span><text:span text:style-name="T11">指定。但是这是相当正确的，因为这个域已经被</text:span><text:span text:style-name="T116">OPTIONAL </text:span><text:span text:style-name="T11">划定了。</text:span></text:p>
      <text:p text:style-name="P57"><text:span text:style-name="T58">NOTE 5 – </text:span><text:span text:style-name="T11">这些例子中没有包含</text:span><text:span text:style-name="T58">"WithSyntaxSpec"</text:span><text:span text:style-name="T11">。但是10.13中给出的相应的类子包含了。</text:span></text:p>
      <text:p text:style-name="P4"/>
      <text:h text:style-name="P287" text:outline-level="1"><text:bookmark-start text:name="__RefHeading__22037_346319175"/>10 Syntax List<text:bookmark-end text:name="__RefHeading__22037_346319175"/></text:h>
      <text:h text:style-name="P295" text:outline-level="2">10.1</text:h>
      <text:p text:style-name="P9">通常的情况是一个单独的描述定义了信息对象类，很多其他独立的描述分别定义信息对象。这样类的定义者可以为类的信息对象的定义适当的提供用户友好的说明。</text:p>
      <text:p text:style-name="P4"/>
      <text:h text:style-name="P295" text:outline-level="2">10.2</text:h>
      <text:p text:style-name="P4">本小结提供了一种表示法，用来在类定义中为类的信息对象描述提供类特定的定义语法。</text:p>
      <text:p text:style-name="P4"/>
      <text:h text:style-name="P295" text:outline-level="2">10.3</text:h>
      <text:p text:style-name="P24"><text:span text:style-name="T137">这种标识符的语法结构是</text:span><text:span text:style-name="T70">"SyntaxList"</text:span><text:span text:style-name="T137">，它出现在语法结构</text:span><text:span text:style-name="T70">"ObjectClassDefn"</text:span><text:span text:style-name="T137">中：</text:span></text:p>
      <text:p text:style-name="P4"/>
      <text:h text:style-name="P295" text:outline-level="2">10.4</text:h>
      <text:p text:style-name="P24"><text:span text:style-name="T70">"SyntaxList"</text:span><text:span text:style-name="T137">描述了正在被定义的类的单一信息对象定义的语法。语法作为</text:span><text:span text:style-name="T70">"DefinedSyntax"</text:span><text:span text:style-name="T137">出现在接下来的小结中。</text:span></text:p>
      <text:p text:style-name="P82"><text:span text:style-name="T51">NOTE – </text:span><text:span text:style-name="T106">这篇描述有一个特点，由</text:span><text:span text:style-name="T51">"SyntaxList"</text:span><text:span text:style-name="T106">定义的语法结构的结尾可以按照如下方式确定：</text:span></text:p>
      <text:p text:style-name="P55"><text:span text:style-name="T56">a) </text:span><text:span text:style-name="T10">忽略ASN.1注释；</text:span></text:p>
      <text:p text:style-name="P55"><text:span text:style-name="T56">b) </text:span><text:span text:style-name="T10">将字符串值作为词法符号;</text:span></text:p>
      <text:p text:style-name="P69"><text:span text:style-name="T50">c) expecting an initial "</text:span><text:span text:style-name="T135">{</text:span><text:span text:style-name="T50">", matching nested "</text:span><text:span text:style-name="T135">{</text:span><text:span text:style-name="T50">" and "</text:span><text:span text:style-name="T135">}</text:span><text:span text:style-name="T50">", and terminating on an unmatched "</text:span><text:span text:style-name="T135">}</text:span><text:span text:style-name="T50">".</text:span></text:p>
      <text:p text:style-name="P4"/>
      <text:h text:style-name="P295" text:outline-level="2">10.5</text:h>
      <text:p text:style-name="P25"><text:span text:style-name="T70">"SyntaxList"</text:span><text:span text:style-name="T137">指定了</text:span><text:span text:style-name="T70">"DefinedSyntaxToken"</text:span><text:span text:style-name="T137">序列，它出现在</text:span><text:span text:style-name="T70">"DefinedSyntax"</text:span><text:span text:style-name="T137">中：</text:span></text:p>
      <text:p text:style-name="P73"><text:tab/>SyntaxList ::= "<text:span text:style-name="T128">{</text:span>" TokenOrGroupSpec empty + "<text:span text:style-name="T128">}</text:span>"</text:p>
      <text:p text:style-name="P73"><text:tab/>TokenOrGroupSpec ::= RequiredToken | OptionalGroup</text:p>
      <text:p text:style-name="P73"><text:soft-page-break/><text:tab/>OptionalGroup ::= "[" TokenOrGroupSpec empty + "]"</text:p>
      <text:p text:style-name="P76"><text:tab/>RequiredToken ::=</text:p>
      <text:p text:style-name="P76"><text:tab/><text:tab/>Literal</text:p>
      <text:p text:style-name="P77"><text:tab/> <text:s text:c="13"/>| PrimitiveFieldName</text:p>
      <text:p text:style-name="P82"><text:span text:style-name="T51">NOTE 1 – </text:span><text:span text:style-name="T51">"SyntaxList"</text:span><text:span text:style-name="T106">的作者并没有给出完整的BNF。大致上，符号能力等同于为命令解释器指定命令行语法。列举出可能的</text:span><text:span text:style-name="T51">"RequiredToken"</text:span><text:span text:style-name="T106">列表是为了使它们合法；通过将它们放在方括号内使得一个或者多个连续的项变得可选。</text:span></text:p>
      <text:p text:style-name="P82"><text:span text:style-name="T51">NOTE 2 – </text:span><text:span text:style-name="T106">当解析的</text:span><text:span text:style-name="T51">"SyntaxList"</text:span><text:span text:style-name="T106">时候，任何</text:span><text:span text:style-name="T51">"</text:span><text:span text:style-name="T112">[[</text:span><text:span text:style-name="T51">" (or "</text:span><text:span text:style-name="T112">]]</text:span><text:span text:style-name="T51">")</text:span><text:span text:style-name="T106">都不能够解释成为X.680中定义的</text:span><text:span text:style-name="T51">"</text:span><text:span text:style-name="T112">[[</text:span><text:span text:style-name="T51">" (or "</text:span><text:span text:style-name="T112">]]</text:span><text:span text:style-name="T51">")</text:span><text:span text:style-name="T106">，而应该单独解释成为</text:span><text:span text:style-name="T51">"</text:span><text:span text:style-name="T112">[</text:span><text:span text:style-name="T51">" and "</text:span><text:span text:style-name="T112">[</text:span><text:span text:style-name="T51">" (or "</text:span><text:span text:style-name="T112">]</text:span><text:span text:style-name="T51">" and "</text:span><text:span text:style-name="T112">]</text:span><text:span text:style-name="T51">" respectively)</text:span><text:span text:style-name="T106">。</text:span></text:p>
      <text:p text:style-name="P4"/>
      <text:h text:style-name="P295" text:outline-level="2">10.6</text:h>
      <text:p text:style-name="P99"><text:span text:style-name="T43">"Literal"</text:span>在中使用的<text:span text:style-name="T43">"word"</text:span>符号不能够是如下的任何一个：</text:p>
      <text:p text:style-name="P165"><text:tab/>BIT</text:p>
      <text:p text:style-name="P167"><text:tab/>BOOLEAN</text:p>
      <text:p text:style-name="P167"><text:tab/>CHARACTER</text:p>
      <text:p text:style-name="P167"><text:tab/>CHOICE</text:p>
      <text:p text:style-name="P167"><text:tab/>EMBEDDED</text:p>
      <text:p text:style-name="P167"><text:tab/>END</text:p>
      <text:p text:style-name="P167"><text:tab/>ENUMERATED</text:p>
      <text:p text:style-name="P167"><text:tab/>EXTERNAL</text:p>
      <text:p text:style-name="P167"><text:tab/>FALSE</text:p>
      <text:p text:style-name="P167"><text:tab/>INSTANCE</text:p>
      <text:p text:style-name="P167"><text:tab/>INTEGER</text:p>
      <text:p text:style-name="P167"><text:tab/>INTERSECTION</text:p>
      <text:p text:style-name="P167"><text:tab/>MINUS-INFINITY</text:p>
      <text:p text:style-name="P167"><text:tab/>NULL</text:p>
      <text:p text:style-name="P167"><text:tab/>OBJECT</text:p>
      <text:p text:style-name="P167"><text:tab/>OCTET</text:p>
      <text:p text:style-name="P167"><text:tab/>PLUS-INFINITY</text:p>
      <text:p text:style-name="P167"><text:tab/>REAL</text:p>
      <text:p text:style-name="P167"><text:tab/>RELATIVE-OID</text:p>
      <text:p text:style-name="P167"><text:tab/>SEQUENCE</text:p>
      <text:p text:style-name="P167"><text:tab/>SET</text:p>
      <text:p text:style-name="P167"><text:tab/>TRUE</text:p>
      <text:p text:style-name="P166"><text:tab/>UNION</text:p>
      <text:p text:style-name="P82"><text:span text:style-name="T51">NOTE – </text:span><text:span text:style-name="T106">这个列表仅仅包含能够出现在</text:span><text:span text:style-name="T51">"Type", "Value", "ValueSet", "Object" or "ObjectSet"</text:span><text:span text:style-name="T106">中的第一个词法项目</text:span><text:soft-page-break/><text:span text:style-name="T106">的所有ASN.1保留字，以及保留字</text:span><text:span text:style-name="T112">END</text:span><text:span text:style-name="T106">。使用其他的ASN.1保留字不会引起歧义并且是允许的。等定义语法被用在</text:span><text:span text:style-name="T51">"word"</text:span><text:span text:style-name="T106">也作为</text:span><text:span text:style-name="T51">"typereference" or "objectsetreference"</text:span><text:span text:style-name="T106">的环境中，那么优先使用</text:span><text:span text:style-name="T51">"word"</text:span><text:span text:style-name="T106">。</text:span></text:p>
      <text:p text:style-name="P4"><text:soft-page-break/></text:p>
      <text:h text:style-name="P295" text:outline-level="2">10.7</text:h>
      <text:p text:style-name="P26"><text:span text:style-name="T70">"Literal"</text:span><text:span text:style-name="T137">描述了</text:span><text:span text:style-name="T70">"Literal"</text:span><text:span text:style-name="T137">实际包含的内容，要么是</text:span><text:span text:style-name="T70">"word"</text:span><text:span text:style-name="T137">或者是逗号</text:span><text:span text:style-name="T70">(",")</text:span><text:span text:style-name="T137">，在定义语法的位置中：</text:span></text:p>
      <text:p text:style-name="P73"><text:tab/>Literal ::=</text:p>
      <text:p text:style-name="P76"><text:tab/><text:tab/>word</text:p>
      <text:p text:style-name="P77"><text:tab/> <text:s text:c="13"/>| ","</text:p>
      <text:p text:style-name="P4"/>
      <text:h text:style-name="P295" text:outline-level="2">10.8</text:h>
      <text:p text:style-name="P27"><text:span text:style-name="T137">每一个</text:span><text:span text:style-name="T70">"PrimitiveFieldName"</text:span><text:span text:style-name="T137">描述了对于相应的域的</text:span><text:span text:style-name="T70">"Setting"</text:span><text:span text:style-name="T137">的包含。</text:span></text:p>
      <text:p text:style-name="P4"/>
      <text:h text:style-name="P296" text:outline-level="2">10.9</text:h>
      <text:p text:style-name="P100">信息对象类的每一个<text:span text:style-name="T43">"PrimitiveFieldName"</text:span>应该仅仅出现一次。</text:p>
      <text:p text:style-name="P4"/>
      <text:h text:style-name="P296" text:outline-level="2">10.10</text:h>
      <text:p text:style-name="P28"><text:span text:style-name="T137">在解析的过程中，当遇到一个</text:span><text:span text:style-name="T70">"OptionalGroup"</text:span><text:span text:style-name="T137">的时候，接下来的词法项目作为可选组中的第一个词法项目在语法上可接受，这样这个组就被人为存在了。如果在可选组中不能够作为第一个词法项目在语法上可接受，那么就认为这个组不存在。</text:span></text:p>
      <text:p text:style-name="P82"><text:span text:style-name="T51">NOTE – </text:span><text:span text:style-name="T106">为了避免意外的影响，设计者应该通常把可选组中的第一个词法项目设置为</text:span><text:span text:style-name="T51">"Literal"</text:span><text:span text:style-name="T106">。</text:span></text:p>
      <text:p text:style-name="P4"/>
      <text:h text:style-name="P296" text:outline-level="2">10.11</text:h>
      <text:p text:style-name="P29"><text:span text:style-name="T137">一个</text:span><text:span text:style-name="T70">"DefinedSyntax"</text:span><text:span text:style-name="T137">的使用实例是无效的除非它描述了所有信息对象类的全部强制域。</text:span></text:p>
      <text:p text:style-name="P4"/>
      <text:h text:style-name="P296" text:outline-level="2">10.12</text:h>
      <text:p text:style-name="P4">为了确保新语法的解析简单并且防止滥用，下面的附加限制应用于新语法的定义者：</text:p>
      <text:p text:style-name="P119"><text:span text:style-name="T58">a) </text:span><text:span text:style-name="T11">每一个</text:span><text:span text:style-name="T58">"OptionalGroup"</text:span><text:span text:style-name="T11">要求至少要有一个</text:span><text:span text:style-name="T58">"PrimitiveFieldName"</text:span><text:span text:style-name="T11">或者</text:span><text:span text:style-name="T58">"OptionalGroup"</text:span><text:span text:style-name="T11">。</text:span></text:p>
      <text:p text:style-name="P55"><text:span text:style-name="T56">NOTE 1 – </text:span><text:span text:style-name="T10">这明显是为了帮助手机不会出现在信息对象中的任何域中的信息。</text:span></text:p>
      <text:p text:style-name="P65">b) The use of "OptionalGroup"s shall be such that at no time in the parsing process can a "Setting" appear</text:p>
      <text:p text:style-name="P66">that could potentially be a setting for more than one "FieldName".</text:p>
      <text:p text:style-name="P65">c) If an "OptionalGroup" starts with a "Literal", then the first token following the "OptionalGroup" shall</text:p>
      <text:p text:style-name="P67">also be a "Literal" and shall be different from the first "Literal" of all immediately preceding "OptionalGroup"s,</text:p>
      <text:p text:style-name="P101">同时下面的限制应用到<text:span text:style-name="T43">"DefinedSyntax"</text:span>的用户上：</text:p>
      <text:p text:style-name="P119"><text:span text:style-name="T58">d) </text:span><text:span text:style-name="T11">每当出现在</text:span><text:span text:style-name="T58">"OptionalGroup"</text:span><text:span text:style-name="T11">中的</text:span><text:span text:style-name="T58">"Literal"</text:span><text:span text:style-name="T11">中，在这个</text:span><text:span text:style-name="T58">"OptionalGroup"</text:span><text:span text:style-name="T11">中</text:span><text:soft-page-break/><text:span text:style-name="T11">的</text:span><text:span text:style-name="T58">"PrimitiveFieldName"</text:span><text:span text:style-name="T11">的</text:span><text:span text:style-name="T58">"Setting"</text:span><text:span text:style-name="T11">应该也出现。</text:span></text:p>
      <text:p text:style-name="P140">NOTE 2 – This is to help prevent the apparent collection of information which is not reflected in any field of the</text:p>
      <text:p text:style-name="P139">information object.</text:p>
      <text:p text:style-name="P141"><text:span text:style-name="T109">NOTE 3 – The following example is a legal syntax but restriction d) prevents the user from writing </text:span><text:span text:style-name="T135">LITERAL</text:span></text:p>
      <text:p text:style-name="P139">without following it by one or both of the optional groups:</text:p>
      <text:p text:style-name="P174">[LITERAL [A &amp;field] [B &amp;field2]]</text:p>
      <text:p text:style-name="P4"/>
      <text:h text:style-name="P296" text:outline-level="2">10.13 Examples</text:h>
      <text:p text:style-name="P3"><text:span text:style-name="T87">来自于9.16节的类定义的实例可以配上定义语法来提供类实例定义的更用户友好的方式</text:span><text:span text:style-name="T94">(这个定义语法还将在11.11节的例子中使用)：</text:span></text:p>
      <text:p text:style-name="P165"><text:tab/>OPERATION ::= CLASS</text:p>
      <text:p text:style-name="P167"><text:tab/>{</text:p>
      <text:p text:style-name="P167"><text:tab/><text:tab/>&amp;ArgumentType <text:tab/>OPTIONAL,</text:p>
      <text:p text:style-name="P167"><text:tab/><text:tab/>&amp;ResultType <text:tab/><text:tab/>OPTIONAL,</text:p>
      <text:p text:style-name="P167"><text:tab/><text:tab/>&amp;Errors <text:tab/><text:tab/>ERROR OPTIONAL,</text:p>
      <text:p text:style-name="P167"><text:tab/><text:tab/>&amp;Linked <text:tab/><text:tab/>OPERATION OPTIONAL,</text:p>
      <text:p text:style-name="P167"><text:tab/><text:tab/>&amp;resultReturned <text:tab/>BOOLEAN DEFAULT TRUE,</text:p>
      <text:p text:style-name="P167"><text:tab/><text:tab/>&amp;operationCode <text:tab/>INTEGER UNIQUE</text:p>
      <text:p text:style-name="P167"><text:tab/>}</text:p>
      <text:p text:style-name="P167"><text:tab/>WITH SYNTAX</text:p>
      <text:p text:style-name="P167"><text:tab/>{</text:p>
      <text:p text:style-name="P167"><text:tab/><text:tab/>[ARGUMENT <text:tab/><text:tab/>&amp;ArgumentType]</text:p>
      <text:p text:style-name="P167"><text:tab/><text:tab/>[RESULT <text:tab/><text:tab/>&amp;ResultType]</text:p>
      <text:p text:style-name="P167"><text:tab/><text:tab/>[RETURN RESULT <text:tab/>&amp;resultReturned]</text:p>
      <text:p text:style-name="P167"><text:tab/><text:tab/>[ERRORS <text:tab/><text:tab/>&amp;Errors]</text:p>
      <text:p text:style-name="P167"><text:tab/><text:tab/>[LINKED <text:tab/><text:tab/>&amp;Linked]</text:p>
      <text:p text:style-name="P167"><text:tab/><text:tab/>CODE <text:tab/><text:tab/><text:tab/>&amp;operationCode</text:p>
      <text:p text:style-name="P167"><text:tab/>}</text:p>
      <text:p text:style-name="P167"><text:tab/>ERROR ::= CLASS</text:p>
      <text:p text:style-name="P167"><text:tab/>{</text:p>
      <text:p text:style-name="P167"><text:tab/><text:tab/>&amp;ParameterType <text:tab/>OPTIONAL,</text:p>
      <text:p text:style-name="P167"><text:tab/><text:tab/>&amp;errorCode <text:tab/><text:tab/>INTEGER UNIQUE</text:p>
      <text:p text:style-name="P167"><text:tab/>}</text:p>
      <text:p text:style-name="P167"><text:tab/>WITH SYNTAX</text:p>
      <text:p text:style-name="P167"><text:tab/>{</text:p>
      <text:p text:style-name="P167"><text:tab/><text:tab/>[PARAMETER <text:tab/><text:tab/>&amp;ParameterType]</text:p>
      <text:p text:style-name="P167"><text:soft-page-break/><text:tab/><text:tab/>CODE <text:tab/><text:tab/><text:tab/>&amp;errorCode</text:p>
      <text:p text:style-name="P166"><text:tab/>}</text:p>
      <text:p text:style-name="P4"/>
      <text:h text:style-name="P287" text:outline-level="1"><text:bookmark-start text:name="__RefHeading__22039_346319175"/>11 Information object definition and assignment<text:bookmark-end text:name="__RefHeading__22039_346319175"/></text:h>
      <text:h text:style-name="P296" text:outline-level="2">11.1</text:h>
      <text:p text:style-name="P30"><text:span text:style-name="T137">语法结构</text:span><text:span text:style-name="T70">"ObjectAssignment"</text:span><text:span text:style-name="T137">用来将指定类的信息对象赋值给一个引用名。这个结构是定义在X.680第12章中的</text:span><text:span text:style-name="T70">"Assignment"</text:span><text:span text:style-name="T137">的一个可选项，具体如下：</text:span></text:p>
      <text:p text:style-name="P73"><text:tab/>ObjectAssignment ::=</text:p>
      <text:p text:style-name="P76"><text:tab/><text:tab/>objectreference</text:p>
      <text:p text:style-name="P76"><text:tab/><text:tab/>DefinedObjectClass</text:p>
      <text:p text:style-name="P78"><text:span text:style-name="T168"><text:tab/><text:tab/>"</text:span><text:span text:style-name="T114">::=</text:span><text:span text:style-name="T168">"</text:span></text:p>
      <text:p text:style-name="P77"><text:tab/><text:tab/>Object</text:p>
      <text:p text:style-name="P4"/>
      <text:h text:style-name="P296" text:outline-level="2">11.2</text:h>
      <text:p text:style-name="P102">不应该有<text:span text:style-name="T43">"objectreference"</text:span>的递归定义，也不应该有<text:span text:style-name="T43">"objectreference"</text:span>的递归实例。</text:p>
      <text:p text:style-name="P4"/>
      <text:h text:style-name="P296" text:outline-level="2">11.3</text:h>
      <text:p text:style-name="P31"><text:span text:style-name="T137">信息对象应该是被</text:span><text:span text:style-name="T70">"DefinedObjectClass"</text:span><text:span text:style-name="T137">引用的类的对象，通过结构</text:span><text:span text:style-name="T70">"Object"</text:span><text:span text:style-name="T137">定义：</text:span></text:p>
      <text:p text:style-name="P73"><text:tab/>Object ::=</text:p>
      <text:p text:style-name="P76"><text:tab/><text:tab/>DefinedObject</text:p>
      <text:p text:style-name="P76"><text:tab/> <text:s text:c="13"/>| ObjectDefn</text:p>
      <text:p text:style-name="P76"><text:tab/> <text:s text:c="13"/>| ObjectFromObject</text:p>
      <text:p text:style-name="P77"><text:tab/> <text:s text:c="13"/>| ParameterizedObject</text:p>
      <text:p text:style-name="P103">如果<text:span text:style-name="T43">"Object"</text:span>是：</text:p>
      <text:p text:style-name="P118"><text:span text:style-name="T56">a) "DefinedObject", </text:span><text:span text:style-name="T10">这个对象就和被提及的是一样的；</text:span></text:p>
      <text:p text:style-name="P118"><text:span text:style-name="T56">b) "ObjectDefn", </text:span><text:span text:style-name="T10">这个对象就像11.4节描述的那样；</text:span></text:p>
      <text:p text:style-name="P118"><text:span text:style-name="T56">c) "ObjectFromObject", </text:span><text:span text:style-name="T10">这个对象就像第15章描述的那样；</text:span></text:p>
      <text:p text:style-name="P118"><text:span text:style-name="T56">d) "ParameterizedObject", </text:span><text:span text:style-name="T10">这个对象就像X.683 9.2描述的那样</text:span></text:p>
      <text:p text:style-name="P4"/>
      <text:h text:style-name="P296" text:outline-level="2">11.4</text:h>
      <text:p text:style-name="P103">每个信息对象最终由<text:span text:style-name="T43">"ObjectDefn"</text:span>定义：</text:p>
      <text:p text:style-name="P73"><text:tab/>ObjectDefn ::=</text:p>
      <text:p text:style-name="P76"><text:tab/><text:tab/>DefaultSyntax</text:p>
      <text:p text:style-name="P77"><text:tab/> <text:s text:c="13"/>| DefinedSyntax</text:p>
      <text:p text:style-name="P32"><text:span text:style-name="T137">如果类定义不包含</text:span><text:span text:style-name="T70">"WithSyntaxSpec"</text:span><text:span text:style-name="T137">，那么</text:span><text:span text:style-name="T70">"ObjectDefn"</text:span><text:span text:style-name="T137">应该是</text:span><text:span text:style-name="T70">"DefaultSyntax"</text:span><text:span text:style-name="T137">，如果包含，那么应该是</text:span><text:span text:style-name="T70">"DefinedSyntax"</text:span><text:span text:style-name="T137">。</text:span></text:p>
      <text:p text:style-name="P4"><text:soft-page-break/></text:p>
      <text:h text:style-name="P296" text:outline-level="2">11.5</text:h>
      <text:p text:style-name="P104"><text:span text:style-name="T43">"DefaultSyntax"</text:span>结构定义如下：</text:p>
      <text:p text:style-name="P73"><text:tab/>DefaultSyntax ::= "<text:span text:style-name="T128">{</text:span>" FieldSetting "," * "<text:span text:style-name="T128">}</text:span>"</text:p>
      <text:p text:style-name="P73"><text:tab/>FieldSetting ::= PrimitiveFieldName Setting</text:p>
      <text:p text:style-name="P33"><text:span text:style-name="T137">对于类定义中的非</text:span><text:span text:style-name="T122">OPTIONAL </text:span><text:span text:style-name="T137">以及没有</text:span><text:span text:style-name="T122">DEFAULT </text:span><text:span text:style-name="T137">的</text:span><text:span text:style-name="T70">"FieldSpec"</text:span><text:span text:style-name="T137">，这里应该有一个</text:span><text:span text:style-name="T70">"FieldSetting"</text:span><text:span text:style-name="T137">与之对应，并且诶对于每一个</text:span><text:span text:style-name="T70">"FieldSpec"</text:span><text:span text:style-name="T137">最多有一个</text:span><text:span text:style-name="T70">"FieldSetting"</text:span><text:span text:style-name="T137">。</text:span><text:span text:style-name="T70">"FieldSetting"</text:span><text:span text:style-name="T137">可以以任何顺序出现。每一个</text:span><text:span text:style-name="T70">"FieldSetting"</text:span><text:span text:style-name="T137">中的</text:span><text:span text:style-name="T70">"PrimitiveFieldName"</text:span><text:span text:style-name="T137">应该是相应的</text:span><text:span text:style-name="T70">"FieldSpec"</text:span><text:span text:style-name="T137">的名字。结构</text:span><text:span text:style-name="T70">"Setting"</text:span><text:span text:style-name="T137">在11.7中描述。</text:span></text:p>
      <text:p text:style-name="P4"/>
      <text:h text:style-name="P296" text:outline-level="2">11.6</text:h>
      <text:p text:style-name="P105"><text:span text:style-name="T43">"DefinedSyntax"</text:span>结构定义如下：</text:p>
      <text:p text:style-name="P73"><text:tab/>DefinedSyntax ::= "<text:span text:style-name="T128">{</text:span>" DefinedSyntaxToken empty * "<text:span text:style-name="T128">}</text:span>"</text:p>
      <text:p text:style-name="P73"><text:tab/>DefinedSyntaxToken ::=</text:p>
      <text:p text:style-name="P76"><text:tab/><text:tab/>Literal</text:p>
      <text:p text:style-name="P77"><text:tab/> <text:s text:c="13"/>| Setting</text:p>
      <text:p text:style-name="P34"><text:span text:style-name="T70">"WithSyntaxSpec"</text:span><text:span text:style-name="T137">中的</text:span><text:span text:style-name="T70">"SyntaxList"</text:span><text:span text:style-name="T137">决定了应该出现在</text:span><text:span text:style-name="T70">"DefinedSyntax"</text:span><text:span text:style-name="T137">中的</text:span><text:span text:style-name="T70">"DefinedSyntaxToken"</text:span><text:span text:style-name="T137">序列。结构</text:span><text:span text:style-name="T70">"Setting"</text:span><text:span text:style-name="T137">在11.7中描述；每一条都描述了信息对象的一些域的设置。结构</text:span><text:span text:style-name="T70">"Literal" </text:span><text:span text:style-name="T137">定义在10.7中；</text:span><text:span text:style-name="T70"> "Literal"</text:span><text:span text:style-name="T137">的出现是为了更可读。</text:span></text:p>
      <text:p text:style-name="P4"/>
      <text:h text:style-name="P296" text:outline-level="2">11.7</text:h>
      <text:p text:style-name="P106"><text:span text:style-name="T43">"Setting"</text:span>描述了正在被定义的信息对象中一些域的设置：</text:p>
      <text:p text:style-name="P73"><text:tab/>Setting ::=</text:p>
      <text:p text:style-name="P76"><text:tab/><text:tab/>Type</text:p>
      <text:p text:style-name="P76"><text:tab/> <text:s text:c="13"/>| Value</text:p>
      <text:p text:style-name="P76"><text:tab/> <text:s text:c="13"/>| ValueSet</text:p>
      <text:p text:style-name="P76"><text:tab/> <text:s text:c="13"/>| Object</text:p>
      <text:p text:style-name="P77"><text:tab/> <text:s text:c="13"/>| ObjectSet</text:p>
      <text:p text:style-name="P4">如果这个域是：</text:p>
      <text:p text:style-name="P118"><text:span text:style-name="T56">a) </text:span><text:span text:style-name="T10">一个类型域，那么使用</text:span><text:span text:style-name="T56">"Type"</text:span><text:span text:style-name="T10">可选项；</text:span></text:p>
      <text:p text:style-name="P118"><text:span text:style-name="T56">b) </text:span><text:span text:style-name="T10">是一个值域，使用</text:span><text:span text:style-name="T56">"Value"</text:span><text:span text:style-name="T10">可选项；</text:span></text:p>
      <text:p text:style-name="P118"><text:span text:style-name="T56">c) </text:span><text:span text:style-name="T10">是一个值集合域，使用</text:span><text:span text:style-name="T56">"ValueSet"</text:span><text:span text:style-name="T10">可选项；</text:span></text:p>
      <text:p text:style-name="P118"><text:span text:style-name="T56">d) </text:span><text:span text:style-name="T10">是一个信息对象域，使用</text:span><text:span text:style-name="T56">"Object"</text:span><text:span text:style-name="T10">可选项；</text:span></text:p>
      <text:p text:style-name="P118"><text:span text:style-name="T56">e) </text:span><text:span text:style-name="T10">是一个信息对象集合域，使用</text:span><text:span text:style-name="T56">"ObjectSet"</text:span><text:span text:style-name="T10">可选项；</text:span></text:p>
      <text:p text:style-name="P55"><text:span text:style-name="T56">NOTE – </text:span><text:span text:style-name="T10">设置的进一步的约束出现在上面的</text:span><text:span text:style-name="T18">9.5和9.12以及下面的11.8到11.9</text:span></text:p>
      <text:p text:style-name="P4"/>
      <text:h text:style-name="P296" text:outline-level="2"><text:soft-page-break/>11.8</text:h>
      <text:p text:style-name="P3"><text:span text:style-name="T87">可变类型值域的设置应该是相同或者是链接对象的相应的类型域指定的类型的值</text:span><text:span text:style-name="T95">(对于开放类型值表示法不适用)</text:span><text:span text:style-name="T87">。</text:span></text:p>
      <text:p text:style-name="P4"/>
      <text:h text:style-name="P296" text:outline-level="2">11.9</text:h>
      <text:p text:style-name="P4">可变类型值集合域应该是相同或者链接对象的相应类型域的类型的值集合<text:span text:style-name="T218">(开放类型值表示法不适用)。</text:span></text:p>
      <text:p text:style-name="P4"/>
      <text:h text:style-name="P296" text:outline-level="2">11.10 Examples (Default Syntax)</text:h>
      <text:p text:style-name="P35"><text:span text:style-name="T137">给出上面9.16定义的信息对象类</text:span><text:span text:style-name="T141">(不包含</text:span><text:span text:style-name="T74">"WithSyntaxSpec"</text:span><text:span text:style-name="T141">)的实例，使用</text:span><text:span text:style-name="T74">"DefaultSyntax"</text:span><text:span text:style-name="T141">定义类实例。例如：</text:span></text:p>
      <text:p text:style-name="P165"><text:tab/>invertMatrix OPERATION ::=</text:p>
      <text:p text:style-name="P167"><text:tab/>{</text:p>
      <text:p text:style-name="P167"><text:tab/><text:tab/>&amp;ArgumentType <text:tab/><text:tab/>Matrix,</text:p>
      <text:p text:style-name="P167"><text:tab/><text:tab/>&amp;ResultType <text:tab/><text:tab/><text:tab/>Matrix,</text:p>
      <text:p text:style-name="P167"><text:tab/><text:tab/>&amp;Errors <text:tab/><text:tab/><text:tab/>{determinantIsZero},</text:p>
      <text:p text:style-name="P167"><text:tab/><text:tab/>&amp;operationCode <text:tab/><text:tab/>7</text:p>
      <text:p text:style-name="P167"><text:tab/>}</text:p>
      <text:p text:style-name="P167"><text:tab/>determinantIsZero ERROR ::=</text:p>
      <text:p text:style-name="P167"><text:tab/>{</text:p>
      <text:p text:style-name="P167"><text:tab/><text:tab/>&amp;errorCode <text:tab/><text:tab/><text:tab/>1</text:p>
      <text:p text:style-name="P166"><text:tab/>}</text:p>
      <text:p text:style-name="P4"/>
      <text:h text:style-name="P296" text:outline-level="2">11.11 Examples (Defined Syntax)</text:h>
      <text:p text:style-name="P35"><text:span text:style-name="T137">10.13的类子中类提供了</text:span><text:span text:style-name="T70">"WithSyntaxSpec"</text:span><text:span text:style-name="T137">，类的实例就使用</text:span><text:span text:style-name="T70">"DefinedSyntax"</text:span><text:span text:style-name="T137">进行定义。11.10的例子就会写成如下这样：</text:span></text:p>
      <text:p text:style-name="P165"><text:tab/>invertMatrix OPERATION ::=</text:p>
      <text:p text:style-name="P167"><text:tab/>{</text:p>
      <text:p text:style-name="P167"><text:tab/><text:tab/>ARGUMENT <text:tab/><text:tab/>Matrix</text:p>
      <text:p text:style-name="P167"><text:tab/><text:tab/>RESULT <text:tab/><text:tab/>Matrix</text:p>
      <text:p text:style-name="P167"><text:tab/><text:tab/>ERRORS <text:tab/><text:tab/>{determinantIsZero}</text:p>
      <text:p text:style-name="P167"><text:tab/><text:tab/>CODE <text:tab/><text:tab/><text:tab/>7</text:p>
      <text:p text:style-name="P167"><text:tab/>}</text:p>
      <text:p text:style-name="P167"><text:tab/>determinantIsZero ERROR ::=</text:p>
      <text:p text:style-name="P167"><text:tab/>{</text:p>
      <text:p text:style-name="P167"><text:tab/><text:tab/>CODE <text:tab/><text:tab/><text:tab/>1</text:p>
      <text:p text:style-name="P166"><text:soft-page-break/><text:tab/>}</text:p>
      <text:p text:style-name="P4"/>
      <text:h text:style-name="P287" text:outline-level="1"><text:bookmark-start text:name="__RefHeading__22041_346319175"/>12 Information object set definition and assignment<text:bookmark-end text:name="__RefHeading__22041_346319175"/></text:h>
      <text:h text:style-name="P296" text:outline-level="2">12.1</text:h>
      <text:p text:style-name="P36"><text:span text:style-name="T137">语法结构</text:span><text:span text:style-name="T70">"ObjectSetAssignment"</text:span><text:span text:style-name="T137">用来将一个指定类的信息对象的集合赋值给一个引用名。这个结构是X.680第12章定义的</text:span><text:span text:style-name="T70">"Assignment"</text:span><text:span text:style-name="T137">的一个可选项，定义如下：</text:span></text:p>
      <text:p text:style-name="P73"><text:tab/>ObjectSetAssignment ::=</text:p>
      <text:p text:style-name="P76"><text:tab/><text:tab/>objectsetreference</text:p>
      <text:p text:style-name="P76"><text:tab/><text:tab/>DefinedObjectClass</text:p>
      <text:p text:style-name="P78"><text:span text:style-name="T168"><text:tab/><text:tab/>"</text:span><text:span text:style-name="T114">::=</text:span><text:span text:style-name="T168">"</text:span></text:p>
      <text:p text:style-name="P77"><text:tab/><text:tab/>ObjectSet</text:p>
      <text:p text:style-name="P4"/>
      <text:h text:style-name="P296" text:outline-level="2">12.2</text:h>
      <text:p text:style-name="P37"><text:span text:style-name="T137">不应该有</text:span><text:span text:style-name="T70">"objectsetreference"</text:span><text:span text:style-name="T137">的递归定义，也不应该有</text:span><text:span text:style-name="T70">"objectsetreference"</text:span><text:span text:style-name="T137">的递归实例。</text:span></text:p>
      <text:p text:style-name="P4"/>
      <text:h text:style-name="P296" text:outline-level="2">12.3</text:h>
      <text:p text:style-name="P38"><text:span text:style-name="T137">信息对象集合应该是</text:span><text:span text:style-name="T70">"DefinedObjectClass"</text:span><text:span text:style-name="T137">引用的类的对象集合，由</text:span><text:span text:style-name="T70">"ObjectSet"</text:span><text:span text:style-name="T137">结构定义：</text:span></text:p>
      <text:p text:style-name="P73"><text:tab/>ObjectSet ::= "<text:span text:style-name="T128">{</text:span>" ObjectSetSpec "<text:span text:style-name="T128">}</text:span>"</text:p>
      <text:p text:style-name="P73"><text:tab/>ObjectSetSpec ::=</text:p>
      <text:p text:style-name="P76"><text:tab/><text:tab/>RootElementSetSpec</text:p>
      <text:p text:style-name="P78"><text:span text:style-name="T168"><text:tab/> <text:s text:c="13"/>| RootElementSetSpec "," "</text:span><text:span text:style-name="T114">...</text:span><text:span text:style-name="T168">"</text:span></text:p>
      <text:p text:style-name="P78"><text:span text:style-name="T168"><text:tab/> <text:s text:c="13"/>| "</text:span><text:span text:style-name="T114">...</text:span><text:span text:style-name="T168">"</text:span></text:p>
      <text:p text:style-name="P78"><text:span text:style-name="T168"><text:tab/> <text:s text:c="13"/>| "</text:span><text:span text:style-name="T114">...</text:span><text:span text:style-name="T168">" "," AdditionalElementSetSpec</text:span></text:p>
      <text:p text:style-name="P117"><text:span text:style-name="T98"><text:tab/> <text:s text:c="13"/>| RootElementSetSpec "," "</text:span><text:span text:style-name="T114">...</text:span><text:span text:style-name="T98">" "," AdditionalElementSetSpec</text:span></text:p>
      <text:p text:style-name="P39"><text:span text:style-name="T70">"RootElementSetSpec" and "AdditionalElementSetSpec"</text:span><text:span text:style-name="T137">都定义在X.680中并且允许一个信息对象集合被描述为管辖类的信息对象或者集合。除了使用</text:span><text:span text:style-name="T70">"ObjectSetSpec"</text:span><text:span text:style-name="T137">的第三个可选项</text:span><text:span text:style-name="T70">("</text:span><text:span text:style-name="T122">...</text:span><text:span text:style-name="T70">")</text:span><text:span text:style-name="T137">以外，集合中应该至少有一个信息对象。省略号的出现表示对象集合初始时是空，并且应用程序会动态添加对象。</text:span></text:p>
      <text:p text:style-name="P55"><text:span text:style-name="T56">NOTE 1 – "ObjectSetSpec"</text:span><text:span text:style-name="T10">涉及到的元素是</text:span><text:span text:style-name="T56">"RootElementSetSpec" and "AdditionalElementSetSpec"</text:span><text:span text:style-name="T10">涉及到的元素的并集。</text:span></text:p>
      <text:p text:style-name="P82"><text:span text:style-name="T51">NOTE 2 – </text:span><text:span text:style-name="T106">这里的扩展与SET或者SEQUENCE这样的类型扩展以及可扩展的子类型约束不同，类型扩展或者子类型约束扩展都是静态的，在ASN.1描述的每一个版本中都可以理解被设置值，可扩展的对象集合在给定的版本内是可以动态添加的。实际上它可以将应用程序使用的实例作为定义或者非定义的对象动态的扩展和合并。</text:span></text:p>
      <text:p text:style-name="P4"/>
      <text:h text:style-name="P296" text:outline-level="2"><text:soft-page-break/>12.4</text:h>
      <text:p text:style-name="P4">涉及到可扩展的信息对象集合的集合运算的结果在X.680第46章中定义。</text:p>
      <text:p text:style-name="P4"/>
      <text:h text:style-name="P296" text:outline-level="2">12.5</text:h>
      <text:p text:style-name="P4">如果一个可变信息对象集合A在另一个对象集合B中被引用，那么它的扩展符号以及扩展项都被B继承。</text:p>
      <text:p text:style-name="P4"/>
      <text:h text:style-name="P296" text:outline-level="2">12.6</text:h>
      <text:p text:style-name="P40"><text:span text:style-name="T137">如果</text:span><text:span text:style-name="T70">"ValueSetFromObjects"</text:span><text:span text:style-name="T137">使用可扩展的信息对象集合定义，结果值集合不会继承来自于信息对象集合的扩展符号。</text:span></text:p>
      <text:p text:style-name="P4"/>
      <text:h text:style-name="P296" text:outline-level="2">12.7</text:h>
      <text:p text:style-name="P41"><text:span text:style-name="T137">如果一个类型被一个表约束限制并且在表约束中应用的对象集合是可扩展的，这个类型不会继承来自于对象集合的扩展符号。如果先要让这个类型本身是可扩展的，那么扩展符号应该加在它的</text:span><text:span text:style-name="T70">"ElementSetSpecs"</text:span><text:span text:style-name="T137">上。</text:span></text:p>
      <text:p text:style-name="P4"/>
      <text:h text:style-name="P296" text:outline-level="2">12.8</text:h>
      <text:p text:style-name="P4">如果一个类型被一个不可扩展的信息对象集合约束，一个合格的实现应该支持集合中的所有的信息对象，并且诶对于集合外的信息对象不会产生编码。</text:p>
      <text:p text:style-name="P4"/>
      <text:h text:style-name="P296" text:outline-level="2">12.9</text:h>
      <text:p text:style-name="P68"><text:span text:style-name="T65">If a type is constrained by an information object set that is extensible, then a conforming implementation may </text:span><text:span text:style-name="T63">choose to support an information object in either the root or the extensions as a local decision on each instance of the constrained type. </text:span><text:span text:style-name="T63">It shall not generate encodings using other information objects with values for any </text:span><text:span text:style-name="T111">UNIQUE </text:span><text:span text:style-name="T63">field which are those of objects in either the root or the extensions of the extensible information object set, but may otherwise generate encodings for any information object of the required class.</text:span></text:p>
      <text:p text:style-name="P4">如果一个类型被一个可扩展的信息对象集合约束，合格的实现可能选择支持被约束类型的每一个实例的根或者扩展作为本地决策。</text:p>
      <text:p text:style-name="P4"/>
      <text:h text:style-name="P296" text:outline-level="2">12.10</text:h>
      <text:p text:style-name="P107"><text:span text:style-name="T43">"ObjectSetElements"</text:span>产生式定义如下：</text:p>
      <text:p text:style-name="P73"><text:tab/>ObjectSetElements ::=</text:p>
      <text:p text:style-name="P76"><text:tab/><text:tab/>Object</text:p>
      <text:p text:style-name="P76"><text:tab/> <text:s text:c="13"/>| DefinedObjectSet</text:p>
      <text:p text:style-name="P76"><text:tab/> <text:s text:c="13"/>| ObjectSetFromObjects</text:p>
      <text:p text:style-name="P77"><text:soft-page-break/><text:tab/> <text:s text:c="13"/>| ParameterizedObjectSet</text:p>
      <text:p text:style-name="P4">这个产生式中那个可选项被选用描述如下：</text:p>
      <text:p text:style-name="P119"><text:span text:style-name="T58">a) </text:span><text:span text:style-name="T11">如果</text:span><text:span text:style-name="T58">"Object"</text:span><text:span text:style-name="T11">可选项被使用，那么这个对象就是这样被描述的。对象应该是管辖类的对象。</text:span></text:p>
      <text:p text:style-name="P118"><text:span text:style-name="T56">b) </text:span><text:span text:style-name="T10">如果其余的任何可选项被使用，那么集合中所有的对象就是这样的描述的。对象应该是管辖类的对象。如果</text:span><text:span text:style-name="T56">"DefinedObjectSet"</text:span><text:span text:style-name="T10">被使用，那么对象集合就是被应用的对象集合。如果</text:span><text:span text:style-name="T56">"ObjectSetFromObjects"</text:span><text:span text:style-name="T10">可选项被使用，对象集合就是第15章中描述的对象集合。如果</text:span><text:span text:style-name="T56">"ParameterizedObjectSet"</text:span><text:span text:style-name="T10">被使用，那么对象集合就像X.683中描述的那样。</text:span></text:p>
      <text:p text:style-name="P4"/>
      <text:h text:style-name="P296" text:outline-level="2">12.11 Example</text:h>
      <text:p text:style-name="P4">在3.4.14的Note中非正式的描述的信息对象集合可以向下面这样描述：</text:p>
      <text:p text:style-name="P165"><text:tab/>MatrixOperations OPERATION ::=</text:p>
      <text:p text:style-name="P167"><text:tab/>{</text:p>
      <text:p text:style-name="P167"><text:tab/><text:tab/>invertMatrix</text:p>
      <text:p text:style-name="P167"><text:tab/> <text:s text:c="4"/>| addMatrices</text:p>
      <text:p text:style-name="P167"><text:tab/> <text:s text:c="4"/>| subtractMatrices</text:p>
      <text:p text:style-name="P167"><text:tab/> <text:s text:c="4"/>| multiplyMatrices</text:p>
      <text:p text:style-name="P166"><text:tab/>}</text:p>
      <text:p text:style-name="P4"/>
      <text:h text:style-name="P287" text:outline-level="1"><text:bookmark-start text:name="__RefHeading__22043_346319175"/>13 Associated tables<text:bookmark-end text:name="__RefHeading__22043_346319175"/></text:h>
      <text:h text:style-name="P296" text:outline-level="2">13.1</text:h>
      <text:p text:style-name="P244">每一个信息对象或者信息对象集合都可以被看作是一个表：它的关联表。关联表的每一个单元都与信息对象的某些域的设置关联，或者是空。关联表的列的集合由对象属于的类确定；但是行的集合由对象或者参与的对象决定。</text:p>
      <text:p text:style-name="P4"/>
      <text:h text:style-name="P296" text:outline-level="2">13.2</text:h>
      <text:p text:style-name="P244">给定一个类的定义，列的集合按照如下方法确定：</text:p>
      <text:p text:style-name="P119"><text:span text:style-name="T58">a) </text:span><text:span text:style-name="T16">在类定义中每一个域描述都是一个列。每一个这样的列都是由的相应的</text:span><text:span text:style-name="T60">"PrimitiveFieldName"</text:span><text:span text:style-name="T16">命名的。</text:span></text:p>
      <text:p text:style-name="P119"><text:span text:style-name="T58">b) </text:span><text:span text:style-name="T16">对于每一个链接域描述相应的有额外的列集合。这些列是通过对于链接域的管辖类应用这些规则来确定的，除了这些名字是由链接域的</text:span><text:span text:style-name="T60">"PrimitiveFieldName"</text:span><text:span text:style-name="T16">以及点开头的。</text:span></text:p>
      <text:p text:style-name="P82"><text:span text:style-name="T51">NOTE – </text:span><text:span text:style-name="T108">这些规则是递归的，如果一个类直接或者间接的自我参照，集合的列就是无限的。这不会被禁止。</text:span></text:p>
      <text:p text:style-name="P52"/>
      <text:h text:style-name="P296" text:outline-level="2">13.3</text:h>
      <text:p text:style-name="P245">给定一些类的信息对象，关联表就是包含这些对象的对象集合应用13.4节的规则的结果。</text:p>
      <text:p text:style-name="P4"/>
      <text:h text:style-name="P296" text:outline-level="2"><text:soft-page-break/>13.4</text:h>
      <text:p text:style-name="P245">给定一些类的信息对象集合，关联表的行的集合就是应用下列递归过程的结构：</text:p>
      <text:p text:style-name="P119"><text:span text:style-name="T58">a) </text:span><text:span text:style-name="T17">从对象集合的每个对象一行开始。在每一个这样的行中，每一项的列由</text:span><text:span text:style-name="T61">"PrimitiveFieldName"</text:span><text:span text:style-name="T17">命名，这样的项与对象中的相应的域的设置对应，其他的项将会是空的。</text:span></text:p>
      <text:p text:style-name="P118"><text:span text:style-name="T56">b) </text:span><text:span text:style-name="T19">在集合的一些行中出现的每一链接域：</text:span></text:p>
      <text:p text:style-name="P118"><text:span text:style-name="T56"><text:tab/>1) </text:span><text:span text:style-name="T19">产生链接域的内容的关联表（从属）。</text:span></text:p>
      <text:p text:style-name="P119"><text:span text:style-name="T58"><text:tab/>2) </text:span><text:span text:style-name="T17">接下来，使用行的集合替换链接域出现的行，每个从属关联表一行替换一行。这<text:tab/>个集合中的每一行与正在被替换的一致，除非被选中的从属关联表的行被用来填充<text:tab/>相应的项，迄今为止是空的，它的</text:span><text:span text:style-name="T61">"FieldName"</text:span><text:span text:style-name="T17">是由链接域的</text:span><text:span text:style-name="T61">"PrimitiveFieldName"</text:span><text:span text:style-name="T17">开<text:tab/>头的。</text:span></text:p>
      <text:p text:style-name="P68"><text:span text:style-name="T51">NOTE – These rules are recursive, and are such that if an information object is directly or indirectly </text:span><text:span text:style-name="T50">self-referential, the procedure will not terminate. This is not prohibited. In practice it is only necessary to know the contents of cells with names of a finite length, and a bounded procedure can be devised for this.</text:span></text:p>
      <text:p text:style-name="P256">这些规则是递归的，如果信息对象直接或者间接字引用，那么这个过程将无法结束。这不会被禁止。实际上不需要使用有限长度的名字来了解项目的内容，</text:p>
      <text:p text:style-name="P4"/>
      <text:h text:style-name="P296" text:outline-level="2">13.5 Examples of valid "FieldName"s</text:h>
      <text:p text:style-name="P42"><text:span text:style-name="T142">如下的</text:span><text:span text:style-name="T75">"FieldName"</text:span><text:span text:style-name="T142">介于</text:span><text:span text:style-name="T125">OPERATION </text:span><text:span text:style-name="T142">类的信息对象或者信息对象集合的关联表是可用的。</text:span></text:p>
      <text:p text:style-name="P165">&amp;ArgumentType</text:p>
      <text:p text:style-name="P167">&amp;Errors.&amp;Parameter</text:p>
      <text:p text:style-name="P167">&amp;Errors.&amp;errorCode</text:p>
      <text:p text:style-name="P167">&amp;Linked.&amp;ArgumentType</text:p>
      <text:p text:style-name="P167">&amp;Linked.&amp;Linked.&amp;operationCode</text:p>
      <text:p text:style-name="P166">&amp;Linked.&amp;Linked.&amp;Linked.&amp;Linked.&amp;Linked.&amp;Errors.&amp;errorCode</text:p>
      <text:p text:style-name="P108"><text:span text:style-name="T219">因为类</text:span><text:span text:style-name="T115">OPERATION </text:span><text:span text:style-name="T219">是自引用的(通过</text:span><text:span text:style-name="T115">&amp;Linked</text:span><text:span text:style-name="T219">域)，所以列的数量是无限的。</text:span></text:p>
      <text:p text:style-name="P4"/>
      <text:h text:style-name="P287" text:outline-level="1"><text:bookmark-start text:name="__RefHeading__22045_346319175"/>14 Notation for the object class field type<text:bookmark-end text:name="__RefHeading__22045_346319175"/></text:h>
      <text:p text:style-name="P246">通过这个表示法引用的类型依赖于域的名字的类别。对于不同的域的名字的类别，14.2到14.5描述了被引用的类型。</text:p>
      <text:p text:style-name="P4"/>
      <text:h text:style-name="P296" text:outline-level="2">14.1</text:h>
      <text:p text:style-name="P109"><text:span text:style-name="T220">对象类域类型的表示法应该是</text:span><text:span text:style-name="T44">"ObjectClassFieldType"</text:span><text:span text:style-name="T220">：</text:span></text:p>
      <text:p text:style-name="P73"><text:tab/>ObjectClassFieldType ::=</text:p>
      <text:p text:style-name="P76"><text:tab/><text:tab/>DefinedObjectClass</text:p>
      <text:p text:style-name="P78"><text:span text:style-name="T168"><text:tab/><text:tab/>"</text:span><text:span text:style-name="T114">.</text:span><text:span text:style-name="T168">"</text:span></text:p>
      <text:p text:style-name="P77"><text:soft-page-break/><text:tab/><text:tab/>FieldName</text:p>
      <text:p text:style-name="P109"><text:span text:style-name="T220">这里</text:span><text:span text:style-name="T44">"FieldName"</text:span><text:span text:style-name="T220">是9.14节中描述的，与通过</text:span><text:span text:style-name="T44">"DefinedObjectClass"</text:span><text:span text:style-name="T220">标识的类相关。</text:span></text:p>
      <text:p text:style-name="P4"/>
      <text:h text:style-name="P296" text:outline-level="2">14.2</text:h>
      <text:p text:style-name="P43"><text:span text:style-name="T143">对于一个类型域，这个表示法定义了一个开放类型，也就是，它的值的集合就是能够使用ASN.1描述的所有可能的值的集合。使用相应的信息对象集合的约束的描述可能将这个类型约束成为一个特定的类型。当</text:span><text:span text:style-name="T76">"FieldName"</text:span><text:span text:style-name="T143">引用一个类型域的时候，下列的约束应用到这个表示法的使用上：</text:span></text:p>
      <text:p text:style-name="P118"><text:span text:style-name="T56">a) </text:span><text:span text:style-name="T20">这个表示法不应该直接或者间接的用在信息对象类的值或者值集合域的类型定义上。</text:span></text:p>
      <text:p text:style-name="P118"><text:span text:style-name="T56">b) </text:span><text:span text:style-name="T20">这个类型拥有一个不确定的标签，因此当要求一个标签有别与其他类型的时候，这个表示法不能够被使用。</text:span></text:p>
      <text:p text:style-name="P55"><text:span text:style-name="T56">NOTE 1 – </text:span><text:span text:style-name="T20">这个约束通常可以采用显式标签的方式避免。</text:span></text:p>
      <text:p text:style-name="P55"><text:span text:style-name="T56">NOTE 2 – </text:span><text:span text:style-name="T20">虽然在X.680的语义中，从概念上讲，为扩展符号添加的元素的标签要与已知的ASN.1类型的标签不同，但是开放类型不应该用在在概念上要求添加的元素具有不同标签的地方。</text:span></text:p>
      <text:p text:style-name="P118"><text:span text:style-name="T56">c) </text:span><text:span text:style-name="T20">这个符号不能够使用隐式标签。</text:span></text:p>
      <text:p text:style-name="P55"><text:span text:style-name="T56">NOTE 3 – </text:span><text:span text:style-name="T20">这一条的原因是当一个开放类型被约束为一个特殊的类型的时候，这个类型有可能是CHOICE类型。</text:span></text:p>
      <text:p text:style-name="P118"><text:span text:style-name="T56">d) </text:span><text:span text:style-name="T20">编码规则要求被赋给以这种方式定义的组件的编码值以一种方式接收者俄可以成功的确定抽象值与所有的结构部分相对应，这样的组件中不会嵌入任何关于真是组件的信息。</text:span></text:p>
      <text:p text:style-name="P55"><text:span text:style-name="T56">NOTE 4 – </text:span><text:span text:style-name="T21">这个</text:span><text:span text:style-name="T57">"Type"</text:span><text:span text:style-name="T21">结构通常使用信息对象集合和X.682第10章中描述的</text:span><text:span text:style-name="T57">"AtNotation"</text:span><text:span text:style-name="T21">进行约束。ASN.1的用户被警告不带约束使用这个标识符将会导致起义的实现，并且应该避免。</text:span></text:p>
      <text:p text:style-name="P4"/>
      <text:h text:style-name="P296" text:outline-level="2">14.3</text:h>
      <text:p text:style-name="P110"><text:span text:style-name="T221">对于固定类型值域或者固定类型值集合域，表示法确定了出现在信息对象类的定义的域描述中的</text:span><text:span text:style-name="T45">"Type"</text:span><text:span text:style-name="T221">。</text:span></text:p>
      <text:p text:style-name="P44"><text:span text:style-name="T144">为对象，标识符，值引用进行名字的特别的选择，下面的产生是中，</text:span><text:span text:style-name="T77">"SimpleTableConstraint"</text:span><text:span text:style-name="T144">可以是一个有效的</text:span><text:span text:style-name="T77">"SingleValue"</text:span><text:span text:style-name="T144">子类型约束。在这种情况下它应该被解释成</text:span><text:span text:style-name="T77">"SimpleTableConstraint"</text:span><text:span text:style-name="T144">。</text:span></text:p>
      <text:p text:style-name="P4"/>
      <text:h text:style-name="P296" text:outline-level="2">14.4</text:h>
      <text:p text:style-name="P247">对于可变类型值域或者可变类型值集合域，这个标识符定义了一个开放类型。它的用途就是用来控制14.2描述的同样的约束。</text:p>
      <text:p text:style-name="P4"/>
      <text:h text:style-name="P296" text:outline-level="2">14.5</text:h>
      <text:p text:style-name="P247">如果域是对象与或者对象集合域，那么这个标识符不允许使用。</text:p>
      <text:p text:style-name="P4"/>
      <text:h text:style-name="P296" text:outline-level="2"><text:soft-page-break/>14.6</text:h>
      <text:p text:style-name="P111"><text:span text:style-name="T222">定义这个类型的一个值的表示法应该是</text:span><text:span text:style-name="T46">"ObjectClassFieldValue"</text:span><text:span text:style-name="T222">，或者使用</text:span><text:span text:style-name="T46">"XMLTypedValue", an "XMLObjectClassFieldValue"</text:span><text:span text:style-name="T222">：</text:span></text:p>
      <text:p text:style-name="P73"><text:tab/>ObjectClassFieldValue ::=</text:p>
      <text:p text:style-name="P76"><text:tab/><text:tab/>OpenTypeFieldVal</text:p>
      <text:p text:style-name="P76"><text:tab/> <text:s text:c="13"/>| FixedTypeFieldVal</text:p>
      <text:p text:style-name="P78"><text:span text:style-name="T168"><text:tab/>OpenTypeFieldVal ::= Type "</text:span><text:span text:style-name="T114">:</text:span><text:span text:style-name="T168">" Value</text:span></text:p>
      <text:p text:style-name="P76"><text:tab/>FixedTypeFieldVal ::= BuiltinValue | ReferencedValue</text:p>
      <text:p text:style-name="P76"><text:tab/>XMLObjectClassFieldValue ::=</text:p>
      <text:p text:style-name="P76"><text:tab/><text:tab/>XMLOpenTypeFieldVal</text:p>
      <text:p text:style-name="P76"><text:tab/> <text:s text:c="13"/>| XMLFixedTypeFieldVal</text:p>
      <text:p text:style-name="P76"><text:tab/>XMLOpenTypeFieldVal ::= XMLTypedValue</text:p>
      <text:p text:style-name="P77"><text:tab/>XMLFixedTypeFieldVal ::= XMLBuiltinValue</text:p>
      <text:p text:style-name="P4"/>
      <text:h text:style-name="P296" text:outline-level="2">14.7</text:h>
      <text:p text:style-name="P45"><text:span text:style-name="T145">对于固定类型值域或者固定类型值集合域，通过</text:span><text:span text:style-name="T78">"ObjectClassFieldType"</text:span><text:span text:style-name="T145">进行定义的，</text:span><text:span text:style-name="T78">应该使用"FixedTypeFieldVal" or "XMLFixedTypeFieldVal"，并且应该是信息对象类定义中指定的"Type"的值。</text:span></text:p>
      <text:p text:style-name="P4"/>
      <text:h text:style-name="P296" text:outline-level="2">14.8</text:h>
      <text:p text:style-name="P112"><text:span text:style-name="T223">对于通过</text:span><text:span text:style-name="T47"> "ObjectClassFieldType"</text:span><text:span text:style-name="T223">定义的类型域或者可变类型值或者值集合域，</text:span><text:span text:style-name="T47">"OpenTypeFieldVal"</text:span><text:span text:style-name="T223">应该用在任何</text:span><text:span text:style-name="T47">"Value"</text:span><text:span text:style-name="T223">中。</text:span><text:span text:style-name="T47">"OpenTypeFieldVal" </text:span><text:span text:style-name="T223">中的</text:span><text:span text:style-name="T47">"Type"</text:span><text:span text:style-name="T223">应该是任何ASN.1类型，</text:span><text:span text:style-name="T47">"Value"</text:span><text:span text:style-name="T223">应该是这个类型的值。</text:span></text:p>
      <text:p text:style-name="P4"/>
      <text:h text:style-name="P296" text:outline-level="2">14.9</text:h>
      <text:p text:style-name="P113"><text:span text:style-name="T224">对于由</text:span><text:span text:style-name="T48">"ObjectClassFieldType"</text:span><text:span text:style-name="T224">定义的类型域或者可变类型值或者值集合域，</text:span><text:span text:style-name="T48">"XMLOpenTypeFieldVal"</text:span><text:span text:style-name="T224">应该用在任何</text:span><text:span text:style-name="T48">"XMLValue"</text:span><text:span text:style-name="T224">中。当在ASN.1模块中使用的时候，通过</text:span><text:span text:style-name="T48">XMLTypedValue </text:span><text:span text:style-name="T224">标识的类型应该是任何ASN.1类型并且</text:span><text:span text:style-name="T48">"XMLTypedValue"</text:span><text:span text:style-name="T224">中的</text:span><text:span text:style-name="T48"> "XMLValue"</text:span><text:span text:style-name="T224">应该是这个类型的任何值。</text:span></text:p>
      <text:p text:style-name="P146"><text:span text:style-name="T51">NOTE – When the notation is used as specified in ITU-T Rec. X.693 | ISO/IEC 8825-4, 8.3.1, the type of the "XMLTypedValue" </text:span><text:span text:style-name="T50">in an "XMLOpenTypeFieldVal" is identified by the protocol (for example, by a component relation constraint), the "NonParameterizedTypeName" in the "XMLTypedValue" is derived from this, and the "XMLValue" is a value of this type.</text:span></text:p>
      <text:p text:style-name="P4"/>
      <text:h text:style-name="P296" text:outline-level="2">14.10</text:h>
      <text:p text:style-name="P146"><text:span text:style-name="T65">The character sequence in the "xmlasn1typename" item for the XML value notation (for an </text:span><text:soft-page-break/><text:span text:style-name="T63">"ObjectClassFieldType") which is a "XMLFixedTypeFieldVal" shall be the character sequence for the "Type" specified in the information object class. The XML value notation for sequence-of and set-of (see ITU-T Rec. X.680 | ISO/IEC 8824-1, Table 5) shall be determined by the "Type" specified in the information object class.</text:span></text:p>
      <text:p text:style-name="P4"/>
      <text:h text:style-name="P296" text:outline-level="2">14.11</text:h>
      <text:p text:style-name="P146"><text:span text:style-name="T65">The character sequence in the "xmlasn1typename" item for the XML value notation (for an </text:span><text:span text:style-name="T63">"ObjectClassFieldType") which is an "XMLOpenTypeFieldVal" shall be "OPEN_TYPE". The XML value notation for sequence-of and set-of (see ITU-T Rec. X.680 | ISO/IEC 8824-1, Table 5) shall be "XMLDelimitedItemList".</text:span></text:p>
      <text:p text:style-name="P4"/>
      <text:h text:style-name="P296" text:outline-level="2">14.12</text:h>
      <text:p text:style-name="P146"><text:span text:style-name="T65">For an "XMLOpenTypeFieldVal", if the "Type" specified in the information object (after ignoring any tags) is a </text:span><text:span text:style-name="T63">"typereference" or an "ExternalTypeReference", then the "NonParameterizedTypeName" shall be that "typereference" or "ExternalTypeReference", otherwise it shall be the "xmlasn1typename" specified in ITU-T Rec. X.680 | ISO/IEC 8824-1, Table 4, corresponding to the built-in type specified in the information object.</text:span></text:p>
      <text:p text:style-name="P4"/>
      <text:h text:style-name="P296" text:outline-level="2">14.13 Example usage of "ObjectClassFieldType"</text:h>
      <text:p text:style-name="P248"><text:span text:style-name="T146">下面的每一个例子都是基于10.13的例子并且诶显示了一个可能的</text:span><text:span text:style-name="T229">"ObjectClassFieldType"</text:span><text:span text:style-name="T146">，示例类型等价的类型(没有使用约束)，以及这个类型的值的表示法的例子。</text:span></text:p>
      <text:p text:style-name="P132"><text:tab/>1 (a) <text:span text:style-name="T114">OPERATION.&amp;operationCode</text:span></text:p>
      <text:p text:style-name="P271"><text:tab/> <text:s text:c="2"/>(b) <text:span text:style-name="T114">INTEGER</text:span></text:p>
      <text:p text:style-name="P279"><text:span text:style-name="T56"><text:tab/> <text:s text:c="2"/>(c) </text:span><text:span text:style-name="T114">7</text:span></text:p>
      <text:p text:style-name="P132"><text:tab/>2 (a) <text:span text:style-name="T114">OPERATION.&amp;ArgumentType</text:span></text:p>
      <text:p text:style-name="P271"><text:tab/> <text:s text:c="2"/>(b) <text:span text:style-name="T194">open type</text:span></text:p>
      <text:p text:style-name="P271"><text:tab/> <text:s text:c="2"/>(c) <text:span text:style-name="T114">Matrix:</text:span></text:p>
      <text:p text:style-name="P283"><text:tab/><text:tab/>{{1, 0, 0, 0},</text:p>
      <text:p text:style-name="P283"><text:tab/><text:tab/>{0, 1, 0, 0},</text:p>
      <text:p text:style-name="P283"><text:tab/><text:tab/>{0, 0, 1, 0},</text:p>
      <text:p text:style-name="P280"><text:span text:style-name="T119"><text:tab/><text:tab/>{0, 0, 0, 1}}</text:span></text:p>
      <text:p text:style-name="P132"><text:tab/>3 (a) <text:span text:style-name="T114">OPERATION.&amp;Linked.&amp;Linked.&amp;Errors.&amp;errorCode</text:span></text:p>
      <text:p text:style-name="P271"><text:tab/> <text:s text:c="2"/>(b) <text:span text:style-name="T114">INTEGER</text:span></text:p>
      <text:p text:style-name="P279"><text:span text:style-name="T56"><text:tab/> <text:s text:c="2"/>(c) </text:span><text:span text:style-name="T114">1</text:span></text:p>
      <text:p text:style-name="P132"><text:tab/>4 (a) <text:span text:style-name="T114">OPERATION.&amp;Linked.&amp;ArgumentType</text:span></text:p>
      <text:p text:style-name="P271"><text:tab/> <text:s text:c="2"/>(b) <text:span text:style-name="T194">open type</text:span></text:p>
      <text:p text:style-name="P279"><text:soft-page-break/><text:span text:style-name="T56"><text:tab/> (c) </text:span><text:span text:style-name="T114">UniversalString:{planckConstant, " and ", hamiltonOperator}</text:span></text:p>
      <text:p text:style-name="P4"/>
      <text:h text:style-name="P287" text:outline-level="1"><text:bookmark-start text:name="__RefHeading__22047_346319175"/>15 Information from objects<text:bookmark-end text:name="__RefHeading__22047_346319175"/></text:h>
      <text:h text:style-name="P297" text:outline-level="2">15.1</text:h>
      <text:p text:style-name="P274">来源于对象或者对象集合的关联表的列的信息能够被<text:span text:style-name="T43">"InformationFromObjects"</text:span>表示法的多种情况引用：</text:p>
      <text:p text:style-name="P73"><text:tab/>InformationFromObjects ::=</text:p>
      <text:p text:style-name="P266"><text:tab/><text:tab/>ValueFromObject</text:p>
      <text:p text:style-name="P266"><text:tab/> <text:s text:c="13"/>| ValueSetFromObjects</text:p>
      <text:p text:style-name="P266"><text:tab/> <text:s text:c="13"/>| TypeFromObject</text:p>
      <text:p text:style-name="P266"><text:tab/> <text:s text:c="13"/>| ObjectFromObject</text:p>
      <text:p text:style-name="P266"><text:tab/> <text:s text:c="13"/>| ObjectSetFromObjects</text:p>
      <text:p text:style-name="P266"><text:tab/>ValueFromObject ::=</text:p>
      <text:p text:style-name="P266"><text:tab/><text:tab/>ReferencedObjects</text:p>
      <text:p text:style-name="P267"><text:span text:style-name="T168"><text:tab/><text:tab/>"</text:span><text:span text:style-name="T114">.</text:span><text:span text:style-name="T168">"</text:span></text:p>
      <text:p text:style-name="P266"><text:tab/><text:tab/>FieldName</text:p>
      <text:p text:style-name="P266"><text:tab/>ValueSetFromObjects ::=</text:p>
      <text:p text:style-name="P266"><text:tab/><text:tab/>ReferencedObjects</text:p>
      <text:p text:style-name="P267"><text:span text:style-name="T168"><text:tab/><text:tab/>"</text:span><text:span text:style-name="T114">.</text:span><text:span text:style-name="T168">"</text:span></text:p>
      <text:p text:style-name="P266"><text:tab/><text:tab/>FieldName</text:p>
      <text:p text:style-name="P266"><text:tab/>TypeFromObject ::=</text:p>
      <text:p text:style-name="P281"><text:span text:style-name="T98"><text:tab/><text:tab/>ReferencedObjects</text:span></text:p>
      <text:p text:style-name="P79"><text:span text:style-name="T168"><text:tab/><text:tab/>"</text:span><text:span text:style-name="T114">.</text:span><text:span text:style-name="T168">"</text:span></text:p>
      <text:p text:style-name="P266"><text:tab/><text:tab/>FieldName</text:p>
      <text:p text:style-name="P266"><text:tab/>ObjectFromObject ::=</text:p>
      <text:p text:style-name="P266"><text:tab/><text:tab/>ReferencedObjects</text:p>
      <text:p text:style-name="P267"><text:span text:style-name="T168"><text:tab/><text:tab/>"</text:span><text:span text:style-name="T114">.</text:span><text:span text:style-name="T168">"</text:span></text:p>
      <text:p text:style-name="P266"><text:tab/><text:tab/>FieldName</text:p>
      <text:p text:style-name="P266"><text:tab/>ObjectSetFromObjects ::=</text:p>
      <text:p text:style-name="P266"><text:tab/><text:tab/>ReferencedObjects</text:p>
      <text:p text:style-name="P267"><text:span text:style-name="T168"><text:tab/><text:tab/>"</text:span><text:span text:style-name="T114">.</text:span><text:span text:style-name="T168">"</text:span></text:p>
      <text:p text:style-name="P266"><text:tab/><text:tab/>FieldName</text:p>
      <text:p text:style-name="P266"><text:tab/>ReferencedObjects ::=</text:p>
      <text:p text:style-name="P266"><text:tab/><text:tab/>DefinedObject</text:p>
      <text:p text:style-name="P266"><text:tab/> <text:s text:c="13"/>| ParameterizedObject</text:p>
      <text:p text:style-name="P266"><text:soft-page-break/><text:tab/> <text:s text:c="13"/>| DefinedObjectSet</text:p>
      <text:p text:style-name="P281"><text:span text:style-name="T98"><text:tab/> <text:s text:c="13"/>| ParameterizedObjectSet</text:span></text:p>
      <text:p text:style-name="P82"><text:span text:style-name="T51">NOTE – </text:span><text:span text:style-name="T106">提供</text:span><text:span text:style-name="T51">"InformationFromObjects"</text:span><text:span text:style-name="T106">产生式是为了对于理解和使用引文文本提供帮助。它没有在本标准中被引用。</text:span></text:p>
      <text:p text:style-name="P4"/>
      <text:h text:style-name="P297" text:outline-level="2">15.2</text:h>
      <text:p text:style-name="P275">这个表示法引用被<text:span text:style-name="T43">"ReferencedObjects"</text:span>引用的关联表的列的整个内容。</text:p>
      <text:p text:style-name="P4"/>
      <text:h text:style-name="P297" text:outline-level="2">15.3</text:h>
      <text:p text:style-name="P249"><text:span text:style-name="T137">依赖于</text:span><text:span text:style-name="T70">"ReferencedObjects" and the "FieldName"</text:span><text:span text:style-name="T137">的形式，这个表示法可以确定值，值集合，类型，对象或者对象集合。这五种情况通过</text:span><text:span text:style-name="T70">"ValueFromObject", "ValueSetFromObjects", "TypeFromObject", "ObjectFromObject", and "ObjectSetFromObjects"</text:span><text:span text:style-name="T137">结构分别确定。每一种结构都是</text:span><text:span text:style-name="T70">"InformationFromObjects"</text:span><text:span text:style-name="T137">的特殊情况。</text:span></text:p>
      <text:p text:style-name="P4"/>
      <text:h text:style-name="P297" text:outline-level="2">15.4</text:h>
      <text:p text:style-name="P250"><text:span text:style-name="T70">"InformationFromObjects"</text:span><text:span text:style-name="T137">产生式可以分为两部分。第一部分由删掉最终的</text:span><text:span text:style-name="T70">"PrimitiveFieldName"</text:span><text:span text:style-name="T137">以及它的前置点符号组成。如果第一部分确定了一个对象或者对象集合，那么15.5到15.12被应用。此外的表示法是非法的。第二部分是最终的</text:span><text:span text:style-name="T70">"PrimitiveFieldName"</text:span><text:span text:style-name="T137">。</text:span></text:p>
      <text:p text:style-name="P55"><text:span text:style-name="T56">NOTE – </text:span><text:span text:style-name="T10">给定的如下定义：</text:span></text:p>
      <text:p text:style-name="P162"><text:tab/>obj.&amp;a.&amp;b.&amp;c.&amp;d</text:p>
      <text:p text:style-name="P257">第一部分是<text:span text:style-name="T114">obj.&amp;a.&amp;b.&amp;c </text:span>第二部分是<text:span text:style-name="T114">&amp;d</text:span>。</text:p>
      <text:p text:style-name="P4"/>
      <text:h text:style-name="P297" text:outline-level="2">15.5</text:h>
      <text:p text:style-name="P251"><text:span text:style-name="T137">表1的第一列表示15.4中定义的第一部分。第二列表示15.4中定义的第二部分。第三列表示</text:span><text:span text:style-name="T70">"InformationFromObjects"</text:span><text:span text:style-name="T137">的五种情况下应用的情况。</text:span></text:p>
      <text:p text:style-name="P74">Table 1 – Permissable cases of "InformationFromObjects"</text:p>
      <table:table table:name="表9" table:style-name="表9">
        <table:table-column table:style-name="表9.A" table:number-columns-repeated="3"/>
        <table:table-row>
          <table:table-cell table:style-name="表9.A1" office:value-type="string">
            <text:p text:style-name="P80">The first part of</text:p>
            <text:p text:style-name="P284"><text:span text:style-name="T103">InformationFromObjects</text:span></text:p>
          </table:table-cell>
          <table:table-cell table:style-name="表9.A1" office:value-type="string">
            <text:p text:style-name="P80">The second part of</text:p>
            <text:p text:style-name="P284"><text:span text:style-name="T103">InformationFromObjects</text:span></text:p>
          </table:table-cell>
          <table:table-cell table:style-name="表9.C1" office:value-type="string">
            <text:p text:style-name="P310">Construct</text:p>
          </table:table-cell>
        </table:table-row>
        <table:table-row>
          <table:table-cell table:style-name="表9.A2" table:number-rows-spanned="7" office:value-type="string">
            <text:p text:style-name="P220">object</text:p>
          </table:table-cell>
          <table:table-cell table:style-name="表9.A2" office:value-type="string">
            <text:p text:style-name="P220">fixed-type value field</text:p>
          </table:table-cell>
          <table:table-cell table:style-name="表9.C2" office:value-type="string">
            <text:p text:style-name="P220">"ValueFromObject"</text:p>
          </table:table-cell>
        </table:table-row>
        <table:table-row>
          <table:covered-table-cell/>
          <table:table-cell table:style-name="表9.A2" office:value-type="string">
            <text:p text:style-name="P220">variable-type value field</text:p>
          </table:table-cell>
          <table:table-cell table:style-name="表9.C2" office:value-type="string">
            <text:p text:style-name="P220">"ValueFromObject"</text:p>
          </table:table-cell>
        </table:table-row>
        <table:table-row>
          <table:covered-table-cell/>
          <table:table-cell table:style-name="表9.A2" office:value-type="string">
            <text:p text:style-name="P220">fixed-type value set field</text:p>
          </table:table-cell>
          <table:table-cell table:style-name="表9.C2" office:value-type="string">
            <text:p text:style-name="P220">"ValueSetFromObjects"</text:p>
          </table:table-cell>
        </table:table-row>
        <table:table-row>
          <table:covered-table-cell/>
          <table:table-cell table:style-name="表9.A2" office:value-type="string">
            <text:p text:style-name="P220">variable-type value set field</text:p>
          </table:table-cell>
          <table:table-cell table:style-name="表9.C2" office:value-type="string">
            <text:p text:style-name="P220">not permitted</text:p>
          </table:table-cell>
        </table:table-row>
        <table:table-row>
          <table:covered-table-cell/>
          <table:table-cell table:style-name="表9.A2" office:value-type="string">
            <text:p text:style-name="P220">type field</text:p>
          </table:table-cell>
          <table:table-cell table:style-name="表9.C2" office:value-type="string">
            <text:p text:style-name="P220">"TypeFromObject"</text:p>
          </table:table-cell>
        </table:table-row>
        <table:table-row>
          <table:covered-table-cell/>
          <table:table-cell table:style-name="表9.A2" office:value-type="string">
            <text:p text:style-name="P220">object field</text:p>
          </table:table-cell>
          <table:table-cell table:style-name="表9.C2" office:value-type="string">
            <text:p text:style-name="P220">object field</text:p>
          </table:table-cell>
        </table:table-row>
        <table:table-row>
          <table:covered-table-cell/>
          <table:table-cell table:style-name="表9.A2" office:value-type="string">
            <text:p text:style-name="P220">object set field</text:p>
          </table:table-cell>
          <table:table-cell table:style-name="表9.C2" office:value-type="string">
            <text:p text:style-name="P220">"ObjectSetFromObject"</text:p>
          </table:table-cell>
        </table:table-row>
        <table:table-row>
          <table:table-cell table:style-name="表9.A2" table:number-rows-spanned="7" office:value-type="string">
            <text:p text:style-name="P220">object set</text:p>
          </table:table-cell>
          <table:table-cell table:style-name="表9.A2" office:value-type="string">
            <text:p text:style-name="P220">fixed-type value field</text:p>
          </table:table-cell>
          <table:table-cell table:style-name="表9.C2" office:value-type="string">
            <text:p text:style-name="P220">"ValueSetFromObjects"</text:p>
          </table:table-cell>
        </table:table-row>
        <table:table-row>
          <table:covered-table-cell/>
          <table:table-cell table:style-name="表9.A2" office:value-type="string">
            <text:p text:style-name="P220">variable-type value field</text:p>
          </table:table-cell>
          <table:table-cell table:style-name="表9.C2" office:value-type="string">
            <text:p text:style-name="P220">not permitted</text:p>
          </table:table-cell>
        </table:table-row>
        <table:table-row>
          <table:covered-table-cell/>
          <table:table-cell table:style-name="表9.A2" office:value-type="string">
            <text:p text:style-name="P220">fixed-type value set field</text:p>
          </table:table-cell>
          <table:table-cell table:style-name="表9.C2" office:value-type="string">
            <text:p text:style-name="P220">"ValueSetFromObjects"</text:p>
          </table:table-cell>
        </table:table-row>
        <table:table-row>
          <table:covered-table-cell/>
          <table:table-cell table:style-name="表9.A2" office:value-type="string">
            <text:p text:style-name="P220">variable-type value set field</text:p>
          </table:table-cell>
          <table:table-cell table:style-name="表9.C2" office:value-type="string">
            <text:p text:style-name="P220">not permitted</text:p>
          </table:table-cell>
        </table:table-row>
        <table:table-row>
          <table:covered-table-cell/>
          <table:table-cell table:style-name="表9.A2" office:value-type="string">
            <text:p text:style-name="P220">type field</text:p>
          </table:table-cell>
          <table:table-cell table:style-name="表9.C2" office:value-type="string">
            <text:p text:style-name="P220">not permitted</text:p>
          </table:table-cell>
        </table:table-row>
        <table:table-row>
          <table:covered-table-cell/>
          <table:table-cell table:style-name="表9.A2" office:value-type="string">
            <text:p text:style-name="P220">object field</text:p>
          </table:table-cell>
          <table:table-cell table:style-name="表9.C2" office:value-type="string">
            <text:p text:style-name="P220">"ObjectSetFromObjects"</text:p>
          </table:table-cell>
        </table:table-row>
        <table:table-row>
          <table:covered-table-cell/>
          <table:table-cell table:style-name="表9.A2" office:value-type="string">
            <text:p text:style-name="P312">object set field</text:p>
          </table:table-cell>
          <table:table-cell table:style-name="表9.C2" office:value-type="string">
            <text:p text:style-name="P220">"ObjectSetFromObjects"</text:p>
          </table:table-cell>
        </table:table-row>
      </table:table>
      <text:p text:style-name="P4"/>
      <text:h text:style-name="P297" text:outline-level="2">15.6</text:h>
      <text:p text:style-name="P252"><text:span text:style-name="T137">对于</text:span><text:span text:style-name="T70">"TypeFromObject" and a "ValueSetFromObjects"</text:span><text:span text:style-name="T137">，SEQUENCE OF和SET OF类型的XML值的表示法应该由在信息对象中描述的</text:span><text:span text:style-name="T70">"Type"</text:span><text:span text:style-name="T137">确定。</text:span></text:p>
      <text:p text:style-name="P4"/>
      <text:h text:style-name="P297" text:outline-level="2">15.7</text:h>
      <text:p text:style-name="P276">如果第一部分引用一个对象，第二部分引用一个固定类型值集合域，<text:span text:style-name="T43">"ValueSetFromObjects"</text:span>等价于带有一个<text:span text:style-name="T43">SimpleTableConstraint </text:span>的类型。类型是<text:span text:style-name="T43">"&lt;</text:span><text:span text:style-name="T130">ClassName</text:span><text:span text:style-name="T43">&gt;.&lt;</text:span><text:span text:style-name="T130">FieldName</text:span><text:span text:style-name="T43">&gt;"</text:span>，<text:span text:style-name="T43">"&lt;</text:span><text:span text:style-name="T130">ClassName</text:span><text:span text:style-name="T43">&gt;"</text:span>是对象的信息对象类，<text:span text:style-name="T43">"&lt;</text:span><text:span text:style-name="T130">FieldName</text:span><text:span text:style-name="T43">&gt;"</text:span>是第二部分引用的域。<text:span text:style-name="T43">SimpleTableConstraint </text:span>由一个仅仅包含被第一部分引用的对象的对象集合组成。对象集合不可以扩展。</text:p>
      <text:p text:style-name="P84"/>
      <text:h text:style-name="P297" text:outline-level="2">15.8</text:h>
      <text:p text:style-name="P253"><text:span text:style-name="T137">如果第一部分引用一个对象集合并且第二部分引用了一个固定类型的值域或者固定类型的值集合域，</text:span><text:span text:style-name="T70">"ValueSetFromObjects"</text:span><text:span text:style-name="T137">等价于一个带有</text:span><text:span text:style-name="T70">"SimpleTableConstraint"</text:span><text:span text:style-name="T137">的类型。类型就是</text:span><text:span text:style-name="T70">"&lt;</text:span><text:span text:style-name="T127">ClassName</text:span><text:span text:style-name="T70">&gt;.&lt;</text:span><text:span text:style-name="T127">FieldName</text:span><text:span text:style-name="T70">&gt;" </text:span><text:span text:style-name="T137">。</text:span><text:span text:style-name="T70">"&lt;</text:span><text:span text:style-name="T127">ClassName</text:span><text:span text:style-name="T70">&gt;"</text:span><text:span text:style-name="T137">是第一部分引用的对象集合的信息对象类，</text:span><text:span text:style-name="T70">"&lt;</text:span><text:span text:style-name="T127">FieldName</text:span><text:span text:style-name="T70">&gt;"</text:span><text:span text:style-name="T137">是第二部分引用的域。</text:span><text:span text:style-name="T70">"SimpleTableConstraint"</text:span><text:span text:style-name="T137">由第一部分引用的对象集合组成。</text:span></text:p>
      <text:p text:style-name="P4"/>
      <text:h text:style-name="P297" text:outline-level="2">15.9</text:h>
      <text:p text:style-name="P254"><text:span text:style-name="T70">"ValueSetFromObjects"</text:span><text:span text:style-name="T137">可以使用一个初始为空但是可扩展的信息对象集合来定义。当它的值集合被应用程序使用的时候这个信息对象集合应该至少包含一个对象。</text:span></text:p>
      <text:p text:style-name="P4"/>
      <text:h text:style-name="P297" text:outline-level="2"><text:soft-page-break/>15.10</text:h>
      <text:p text:style-name="P277">如果对象集合被调用并且最终的<text:span text:style-name="T43">"PrimitiveFieldName"</text:span>表示一个对象集合域，那么<text:span text:style-name="T43">"ObjectSetFromObjects"</text:span>就是被选择的对象集合的并集。</text:p>
      <text:p text:style-name="P4"/>
      <text:h text:style-name="P297" text:outline-level="2">15.11</text:h>
      <text:p text:style-name="P278">像表1中显示的那样，如果对象集合被使用并且最终的<text:span text:style-name="T43">"PrimitiveFieldName"</text:span>表示一个可变类型值或者值集合域或者类型域，那么这个表示法不可用。</text:p>
      <text:p text:style-name="P4"/>
      <text:h text:style-name="P297" text:outline-level="2">15.12</text:h>
      <text:p text:style-name="P255"><text:span text:style-name="T137">如果正在被应用的列中的项是空的，那么这个标识符不可用，除非它被用来直接定义一个信息对象的域，这个域是</text:span><text:span text:style-name="T122">OPTIONAL </text:span><text:span text:style-name="T137">或者</text:span><text:span text:style-name="T122">DEFAULT</text:span><text:span text:style-name="T137">，结果是这个域将会变成空或者默认。</text:span></text:p>
      <text:p text:style-name="P4"/>
      <text:h text:style-name="P297" text:outline-level="2">15.13 Example information from objects</text:h>
      <text:p text:style-name="P3"><text:span text:style-name="T87">给定11.10 11.11和12.11中的例子，下面的结构</text:span><text:span text:style-name="T96">(左边的列)</text:span><text:span text:style-name="T87">是有效的，并且可以作为右边列的表达式的等价物使用。</text:span></text:p>
      <text:p text:style-name="P74">"ValueFromObject"</text:p>
      <table:table table:name="表10" table:style-name="表10">
        <table:table-column table:style-name="表10.A" table:number-columns-repeated="2"/>
        <table:table-row>
          <table:table-cell table:style-name="表10.A1" office:value-type="string">
            <text:p text:style-name="P313">invertMatrix.&amp;operationCode</text:p>
          </table:table-cell>
          <table:table-cell table:style-name="表10.B1" office:value-type="string">
            <text:p text:style-name="P313">7</text:p>
          </table:table-cell>
        </table:table-row>
        <table:table-row>
          <table:table-cell table:style-name="表10.A2" office:value-type="string">
            <text:p text:style-name="P313">determinantIsZero.&amp;errorCode</text:p>
          </table:table-cell>
          <table:table-cell table:style-name="表10.B2" office:value-type="string">
            <text:p text:style-name="P313">1</text:p>
          </table:table-cell>
        </table:table-row>
      </table:table>
      <text:p text:style-name="P4"/>
      <text:p text:style-name="P74">"TypeFromObject"</text:p>
      <table:table table:name="表11" table:style-name="表11">
        <table:table-column table:style-name="表11.A" table:number-columns-repeated="2"/>
        <table:table-row>
          <table:table-cell table:style-name="表11.A1" office:value-type="string">
            <text:p text:style-name="P314">invertMatrix.&amp;ArgumentType</text:p>
          </table:table-cell>
          <table:table-cell table:style-name="表11.B1" office:value-type="string">
            <text:p text:style-name="P314">Matrix</text:p>
          </table:table-cell>
        </table:table-row>
      </table:table>
      <text:p text:style-name="P4"/>
      <text:p text:style-name="P74">"ValueSetFromObjects"</text:p>
      <table:table table:name="表12" table:style-name="表12">
        <table:table-column table:style-name="表12.A" table:number-columns-repeated="2"/>
        <table:table-row>
          <table:table-cell table:style-name="表12.A1" office:value-type="string">
            <text:p text:style-name="P313">invertMatrix.&amp;Errors.&amp;errorCode</text:p>
          </table:table-cell>
          <table:table-cell table:style-name="表12.B1" office:value-type="string">
            <text:p text:style-name="P313">{ 1 }</text:p>
          </table:table-cell>
        </table:table-row>
        <table:table-row>
          <table:table-cell table:style-name="表12.A2" office:value-type="string">
            <text:p text:style-name="P313">MatrixOperations.&amp;operationCode</text:p>
          </table:table-cell>
          <table:table-cell table:style-name="表12.B2" office:value-type="string">
            <text:p text:style-name="P315"><text:span text:style-name="T168">{7 | </text:span><text:span text:style-name="T194">and others </text:span><text:span text:style-name="T168">}</text:span></text:p>
          </table:table-cell>
        </table:table-row>
      </table:table>
      <text:p text:style-name="P4"/>
      <text:p text:style-name="P74">"ObjectSetFromObjects"</text:p>
      <table:table table:name="表13" table:style-name="表13">
        <table:table-column table:style-name="表13.A" table:number-columns-repeated="2"/>
        <table:table-row>
          <table:table-cell table:style-name="表13.A1" office:value-type="string">
            <text:p text:style-name="P313">invertMatrix.&amp;Errors</text:p>
          </table:table-cell>
          <table:table-cell table:style-name="表13.B1" office:value-type="string">
            <text:p text:style-name="P313">{determinantIsZero}</text:p>
          </table:table-cell>
        </table:table-row>
        <table:table-row>
          <table:table-cell table:style-name="表13.A2" office:value-type="string">
            <text:p text:style-name="P313">MatrixOperations.&amp;Errors</text:p>
          </table:table-cell>
          <table:table-cell table:style-name="表13.B2" office:value-type="string">
            <text:p text:style-name="P315"><text:span text:style-name="T168">{determinantIsZero | </text:span><text:span text:style-name="T194">and others </text:span><text:span text:style-name="T168">}</text:span></text:p>
          </table:table-cell>
        </table:table-row>
      </table:table>
      <text:p text:style-name="P4"/>
      <text:p text:style-name="P4"/>
      <text:p text:style-name="P4"/>
      <text:p text:style-name="P263"/>
      <text:h text:style-name="P288" text:outline-level="1"><text:bookmark-start text:name="__RefHeading__22049_346319175"/><text:soft-page-break/><text:span text:style-name="T245">Annex A </text:span><text:span text:style-name="T246">The TYPE-IDENTIFIER information object class</text:span><text:bookmark-end text:name="__RefHeading__22049_346319175"/></text:h>
      <text:p text:style-name="P285"><text:bookmark-start text:name="__RefHeading__19975_1385791319"/><text:bookmark-end text:name="__RefHeading__19975_138579131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9" text:outline-level="1"><text:bookmark-start text:name="__RefHeading__19977_1385791319"/><text:span text:style-name="T157">Annex B <text:s/></text:span><text:span text:style-name="T163">Abstract syntax definitions</text:span><text:bookmark-end text:name="__RefHeading__19977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9" text:outline-level="1"><text:bookmark-start text:name="__RefHeading__19979_1385791319"/><text:span text:style-name="T157">Annex C</text:span><text:span text:style-name="T166"> <text:s/></text:span><text:span text:style-name="T163">The instance-of type</text:span><text:bookmark-end text:name="__RefHeading__19979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9" text:outline-level="1"><text:bookmark-start text:name="__RefHeading__19981_1385791319"/><text:span text:style-name="T157">Annex D <text:s/></text:span><text:span text:style-name="T163">Examples</text:span><text:bookmark-end text:name="__RefHeading__19981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9" text:outline-level="1"><text:bookmark-start text:name="__RefHeading__19983_1385791319"/><text:span text:style-name="T157">Annex E <text:s/></text:span><text:span text:style-name="T163">Tutorial annex on the ASN.1 model of object set extension</text:span><text:bookmark-end text:name="__RefHeading__19983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9" text:outline-level="1"><text:bookmark-start text:name="__RefHeading__19985_1385791319"/><text:span text:style-name="T157">Annex F <text:s/></text:span><text:span text:style-name="T163">Summary of the notation</text:span><text:bookmark-end text:name="__RefHeading__19985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7" text:outline-level="1"><text:bookmark-start text:name="__RefHeading__19987_1385791319"/><text:bookmark-end text:name="__RefHeading__19987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87" text:outline-level="1"><text:bookmark-start text:name="__RefHeading__19989_1385791319"/><text:bookmark-end text:name="__RefHeading__19989_1385791319"/></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Symbol" svg:font-family="Symbol"/>
    <style:font-face style:name="TimesNewRomanPS-ItalicMT" svg:font-family="TimesNewRomanPS-ItalicMT, 'Arial Unicode MS'"/>
    <style:font-face style:name="TimesNewRomanPSMT" svg:font-family="TimesNewRomanPSMT, 'Arial Unicode MS'"/>
    <style:font-face style:name="Courier-Bold" svg:font-family="Courier-Bold" style:font-family-generic="modern"/>
    <style:font-face style:name="Courier-Oblique" svg:font-family="Courier-Oblique" style:font-family-generic="modern"/>
    <style:font-face style:name="ＭＳ ゴシック" svg:font-family="'ＭＳ ゴシック', 'MS Gothic'" style:font-family-generic="modern"/>
    <style:font-face style:name="MJOKGL+TimesNewRoman,Bold" svg:font-family="'MJOKGL+TimesNewRoman,Bold'" style:font-family-generic="roman"/>
    <style:font-face style:name="MJOKKL+TimesNewRoman" svg:font-family="MJOKKL+TimesNewRoman" style:font-family-generic="roma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ＭＳ 明朝" svg:font-family="'ＭＳ 明朝', 'MS Mincho'" style:font-family-generic="roman"/>
    <style:font-face style:name="Arial1" svg:font-family="Arial" style:font-family-generic="swiss"/>
    <style:font-face style:name="Arial,Bold" svg:font-family="'Arial,Bold'" style:font-family-generic="swiss"/>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margin-top="0cm" fo:margin-bottom="0cm" style:contextual-spacing="false"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4.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date>2012-09-18T10:31:56.17</dc:date>
    <meta:editing-cycles>220</meta:editing-cycles>
    <meta:editing-duration>P2DT20H12M15S</meta:editing-duration>
    <meta:generator>LibreOffice/3.6$Windows_x86 LibreOffice_project/932b512-69e3009-7a10e5c-fc86223-a55908</meta:generator>
    <meta:document-statistic meta:table-count="5" meta:image-count="0" meta:object-count="0" meta:page-count="46" meta:paragraph-count="814" meta:word-count="12031" meta:character-count="31908" meta:non-whitespace-character-count="29106"/>
    <meta:user-defined meta:name="Info 1"/>
    <meta:user-defined meta:name="Info 2"/>
    <meta:user-defined meta:name="Info 3"/>
    <meta:user-defined meta:name="Info 4"/>
  </office:meta>
</office:document-meta>
</file>